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Times" svg:font-family="Times" style:font-family-generic="roman" style:font-pitch="variable" svg:panose-1="2 2 6 3 5 4 5 2 3 4"/>
    <style:font-face style:name="Calibri" svg:font-family="Calibri" style:font-family-generic="swiss" style:font-pitch="variable" svg:panose-1="2 15 5 2 2 2 4 3 2 4"/>
  </office:font-face-decls>
  <office:automatic-styles>
    <style:style style:name="P1" style:parent-style-name="byline" style:master-page-name="MP0" style:family="paragraph">
      <style:paragraph-properties fo:break-before="page" style:page-number="1"/>
    </style:style>
    <style:style style:name="T3" style:parent-style-name="Policepardéfaut" style:family="text">
      <style:text-properties fo:font-weight="normal" style:font-weight-asian="normal" fo:font-size="13pt" style:font-size-asian="13pt" style:font-size-complex="13pt"/>
    </style:style>
    <style:style style:name="T4" style:parent-style-name="Policepardéfaut" style:family="text">
      <style:text-properties fo:font-weight="normal" style:font-weight-asian="normal" fo:font-size="13pt" style:font-size-asian="13pt" style:font-size-complex="13pt"/>
    </style:style>
    <style:style style:name="P5"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6" style:parent-style-name="Policepardéfaut" style:family="text">
      <style:text-properties fo:font-style="italic" style:font-style-asian="italic"/>
    </style:style>
    <style:style style:name="T7" style:parent-style-name="Policepardéfaut" style:family="text">
      <style:text-properties fo:font-style="italic" style:font-style-asian="italic"/>
    </style:style>
    <style:style style:name="T8" style:parent-style-name="Policepardéfaut" style:family="text">
      <style:text-properties fo:font-style="italic" style:font-style-asian="italic"/>
    </style:style>
    <style:style style:name="P9" style:parent-style-name="Normal" style:family="paragraph">
      <style:paragraph-properties fo:line-height="100%" fo:margin-left="0in" fo:margin-right="-0.5236in">
        <style:tab-stops/>
      </style:paragraph-properties>
      <style:text-properties fo:font-style="italic" style:font-style-asian="italic" fo:font-size="13pt" style:font-size-asian="13pt" style:font-size-complex="13pt"/>
    </style:style>
    <style:style style:name="P10" style:parent-style-name="autorimemento0" style:family="paragraph">
      <style:paragraph-properties fo:line-height="100%" fo:margin-left="0in" fo:margin-right="-0.5236in">
        <style:tab-stops/>
      </style:paragraph-properties>
    </style:style>
    <style:style style:name="T11" style:parent-style-name="Policepardéfaut" style:family="text">
      <style:text-properties fo:font-size="13pt" style:font-size-asian="13pt" style:font-size-complex="13pt"/>
    </style:style>
    <style:style style:name="T12" style:parent-style-name="Policepardéfaut" style:family="text">
      <style:text-properties fo:font-style="italic" style:font-style-asian="italic" fo:font-variant="normal" fo:font-size="13pt" style:font-size-asian="13pt" style:font-size-complex="13pt"/>
    </style:style>
    <style:style style:name="T13" style:parent-style-name="Policepardéfaut" style:family="text">
      <style:text-properties fo:font-size="13pt" style:font-size-asian="13pt" style:font-size-complex="13pt"/>
    </style:style>
    <style:style style:name="P14" style:parent-style-name="autorimemento0" style:family="paragraph">
      <style:paragraph-properties fo:line-height="100%" fo:margin-left="0in" fo:margin-right="-0.5236in">
        <style:tab-stops/>
      </style:paragraph-properties>
    </style:style>
    <style:style style:name="T15" style:parent-style-name="Policepardéfaut" style:family="text">
      <style:text-properties fo:font-size="13pt" style:font-size-asian="13pt" style:font-size-complex="13pt"/>
    </style:style>
    <style:style style:name="T16" style:parent-style-name="Policepardéfaut" style:family="text">
      <style:text-properties fo:font-style="italic" style:font-style-asian="italic" fo:font-variant="normal" fo:font-size="13pt" style:font-size-asian="13pt" style:font-size-complex="13pt"/>
    </style:style>
    <style:style style:name="T17" style:parent-style-name="Policepardéfaut" style:family="text">
      <style:text-properties fo:font-variant="normal" fo:font-size="13pt" style:font-size-asian="13pt" style:font-size-complex="13pt"/>
    </style:style>
    <style:style style:name="P18" style:parent-style-name="autorimemento0" style:family="paragraph">
      <style:paragraph-properties fo:line-height="100%" fo:margin-left="0in" fo:margin-right="-0.5236in">
        <style:tab-stops/>
      </style:paragraph-properties>
    </style:style>
    <style:style style:name="T19" style:parent-style-name="Policepardéfaut" style:family="text">
      <style:text-properties fo:font-size="13pt" style:font-size-asian="13pt" style:font-size-complex="13pt"/>
    </style:style>
    <style:style style:name="T20" style:parent-style-name="Policepardéfaut" style:family="text">
      <style:text-properties fo:font-style="italic" style:font-style-asian="italic" fo:font-variant="normal" fo:font-size="13pt" style:font-size-asian="13pt" style:font-size-complex="13pt"/>
    </style:style>
    <style:style style:name="T21" style:parent-style-name="Policepardéfaut" style:family="text">
      <style:text-properties fo:font-size="13pt" style:font-size-asian="13pt" style:font-size-complex="13pt"/>
    </style:style>
    <style:style style:name="P22" style:parent-style-name="autorimemento0" style:family="paragraph">
      <style:paragraph-properties fo:line-height="100%" fo:margin-left="0in" fo:margin-right="-0.5236in">
        <style:tab-stops/>
      </style:paragraph-properties>
    </style:style>
    <style:style style:name="T23" style:parent-style-name="Policepardéfaut" style:family="text">
      <style:text-properties fo:font-size="13pt" style:font-size-asian="13pt" style:font-size-complex="13pt"/>
    </style:style>
    <style:style style:name="T24" style:parent-style-name="Policepardéfaut" style:family="text">
      <style:text-properties fo:font-style="italic" style:font-style-asian="italic" fo:font-variant="normal" fo:font-size="13pt" style:font-size-asian="13pt" style:font-size-complex="13pt"/>
    </style:style>
    <style:style style:name="T25" style:parent-style-name="Policepardéfaut" style:family="text">
      <style:text-properties fo:font-size="13pt" style:font-size-asian="13pt" style:font-size-complex="13pt"/>
    </style:style>
    <style:style style:name="P26" style:parent-style-name="autorimemento0" style:family="paragraph">
      <style:paragraph-properties fo:line-height="100%" fo:margin-left="0in" fo:margin-right="-0.5236in">
        <style:tab-stops/>
      </style:paragraph-properties>
    </style:style>
    <style:style style:name="T27" style:parent-style-name="Policepardéfaut" style:family="text">
      <style:text-properties fo:font-size="13pt" style:font-size-asian="13pt" style:font-size-complex="13pt"/>
    </style:style>
    <style:style style:name="T28" style:parent-style-name="Policepardéfaut" style:family="text">
      <style:text-properties fo:font-style="italic" style:font-style-asian="italic" fo:font-variant="normal" fo:font-size="13pt" style:font-size-asian="13pt" style:font-size-complex="13pt"/>
    </style:style>
    <style:style style:name="T29" style:parent-style-name="Policepardéfaut" style:family="text">
      <style:text-properties fo:font-size="13pt" style:font-size-asian="13pt" style:font-size-complex="13pt"/>
    </style:style>
    <style:style style:name="P30" style:parent-style-name="autorimemento0" style:family="paragraph">
      <style:paragraph-properties fo:line-height="100%" fo:margin-left="0in" fo:margin-right="-0.5236in">
        <style:tab-stops/>
      </style:paragraph-properties>
      <style:text-properties fo:font-style="italic" style:font-style-asian="italic" fo:font-variant="normal" fo:font-size="13pt" style:font-size-asian="13pt" style:font-size-complex="13pt"/>
    </style:style>
    <style:style style:name="P31" style:parent-style-name="autorimemento0" style:family="paragraph">
      <style:paragraph-properties fo:line-height="100%" fo:margin-left="0in" fo:margin-right="-0.5236in">
        <style:tab-stops/>
      </style:paragraph-properties>
    </style:style>
    <style:style style:name="T32" style:parent-style-name="Policepardéfaut" style:family="text">
      <style:text-properties fo:font-size="13pt" style:font-size-asian="13pt" style:font-size-complex="13pt"/>
    </style:style>
    <style:style style:name="T33" style:parent-style-name="Policepardéfaut" style:family="text">
      <style:text-properties fo:font-style="italic" style:font-style-asian="italic" fo:font-variant="normal" fo:font-size="13pt" style:font-size-asian="13pt" style:font-size-complex="13pt"/>
    </style:style>
    <style:style style:name="T34" style:parent-style-name="Policepardéfaut" style:family="text">
      <style:text-properties fo:font-size="13pt" style:font-size-asian="13pt" style:font-size-complex="13pt"/>
    </style:style>
    <style:style style:name="P35" style:parent-style-name="autorimemento0" style:family="paragraph">
      <style:paragraph-properties fo:line-height="100%" fo:margin-left="0in" fo:margin-right="-0.5236in">
        <style:tab-stops/>
      </style:paragraph-properties>
    </style:style>
    <style:style style:name="T36" style:parent-style-name="Policepardéfaut" style:family="text">
      <style:text-properties fo:font-size="13pt" style:font-size-asian="13pt" style:font-size-complex="13pt"/>
    </style:style>
    <style:style style:name="T37" style:parent-style-name="Policepardéfaut" style:family="text">
      <style:text-properties fo:font-style="italic" style:font-style-asian="italic" fo:font-variant="normal" fo:font-size="13pt" style:font-size-asian="13pt" style:font-size-complex="13pt"/>
    </style:style>
    <style:style style:name="T38" style:parent-style-name="Policepardéfaut" style:family="text">
      <style:text-properties fo:font-size="13pt" style:font-size-asian="13pt" style:font-size-complex="13pt"/>
    </style:style>
    <style:style style:name="P39" style:parent-style-name="autorimemento0" style:family="paragraph">
      <style:paragraph-properties fo:line-height="100%" fo:margin-left="0in" fo:margin-right="-0.5236in">
        <style:tab-stops/>
      </style:paragraph-properties>
    </style:style>
    <style:style style:name="T40" style:parent-style-name="Policepardéfaut" style:family="text">
      <style:text-properties fo:font-size="13pt" style:font-size-asian="13pt" style:font-size-complex="13pt"/>
    </style:style>
    <style:style style:name="T41" style:parent-style-name="Policepardéfaut" style:family="text">
      <style:text-properties fo:font-style="italic" style:font-style-asian="italic" fo:font-variant="normal" fo:font-size="13pt" style:font-size-asian="13pt" style:font-size-complex="13pt"/>
    </style:style>
    <style:style style:name="T42" style:parent-style-name="Policepardéfaut" style:family="text">
      <style:text-properties fo:font-size="13pt" style:font-size-asian="13pt" style:font-size-complex="13pt"/>
    </style:style>
    <style:style style:name="P43" style:parent-style-name="autorimemento0" style:family="paragraph">
      <style:paragraph-properties fo:line-height="100%" fo:margin-left="0in" fo:margin-right="-0.5236in">
        <style:tab-stops/>
      </style:paragraph-properties>
    </style:style>
    <style:style style:name="T44" style:parent-style-name="Policepardéfaut" style:family="text">
      <style:text-properties fo:font-size="13pt" style:font-size-asian="13pt" style:font-size-complex="13pt"/>
    </style:style>
    <style:style style:name="T45" style:parent-style-name="Policepardéfaut" style:family="text">
      <style:text-properties fo:font-style="italic" style:font-style-asian="italic" fo:font-variant="normal" fo:font-size="13pt" style:font-size-asian="13pt" style:font-size-complex="13pt"/>
    </style:style>
    <style:style style:name="T46" style:parent-style-name="Policepardéfaut" style:family="text">
      <style:text-properties fo:font-size="13pt" style:font-size-asian="13pt" style:font-size-complex="13pt"/>
    </style:style>
    <style:style style:name="P47" style:parent-style-name="autorimemento0" style:family="paragraph">
      <style:paragraph-properties fo:line-height="100%" fo:margin-left="0in" fo:margin-right="-0.5236in">
        <style:tab-stops/>
      </style:paragraph-properties>
    </style:style>
    <style:style style:name="T48" style:parent-style-name="Policepardéfaut" style:family="text">
      <style:text-properties fo:font-size="13pt" style:font-size-asian="13pt" style:font-size-complex="13pt"/>
    </style:style>
    <style:style style:name="T49" style:parent-style-name="Policepardéfaut" style:family="text">
      <style:text-properties fo:font-style="italic" style:font-style-asian="italic" fo:font-variant="normal" fo:font-size="13pt" style:font-size-asian="13pt" style:font-size-complex="13pt"/>
    </style:style>
    <style:style style:name="T50" style:parent-style-name="Policepardéfaut" style:family="text">
      <style:text-properties fo:font-size="13pt" style:font-size-asian="13pt" style:font-size-complex="13pt"/>
    </style:style>
    <style:style style:name="P51" style:parent-style-name="autorimemento0" style:family="paragraph">
      <style:paragraph-properties fo:line-height="100%" fo:margin-left="0in" fo:margin-right="-0.5236in">
        <style:tab-stops/>
      </style:paragraph-properties>
    </style:style>
    <style:style style:name="T52" style:parent-style-name="Policepardéfaut" style:family="text">
      <style:text-properties fo:font-size="13pt" style:font-size-asian="13pt" style:font-size-complex="13pt"/>
    </style:style>
    <style:style style:name="T53" style:parent-style-name="Policepardéfaut" style:family="text">
      <style:text-properties fo:font-style="italic" style:font-style-asian="italic" fo:font-variant="normal" fo:font-size="13pt" style:font-size-asian="13pt" style:font-size-complex="13pt"/>
    </style:style>
    <style:style style:name="T54" style:parent-style-name="Policepardéfaut" style:family="text">
      <style:text-properties fo:font-style="italic" style:font-style-asian="italic" fo:font-variant="normal" fo:font-size="13pt" style:font-size-asian="13pt" style:font-size-complex="13pt"/>
    </style:style>
    <style:style style:name="T55" style:parent-style-name="Policepardéfaut" style:family="text">
      <style:text-properties fo:font-size="13pt" style:font-size-asian="13pt" style:font-size-complex="13pt"/>
    </style:style>
    <style:style style:name="P56" style:parent-style-name="autorimemento0" style:family="paragraph">
      <style:paragraph-properties fo:line-height="100%" fo:margin-left="0in" fo:margin-right="-0.5236in">
        <style:tab-stops/>
      </style:paragraph-properties>
    </style:style>
    <style:style style:name="T57" style:parent-style-name="Policepardéfaut" style:family="text">
      <style:text-properties fo:font-size="13pt" style:font-size-asian="13pt" style:font-size-complex="13pt"/>
    </style:style>
    <style:style style:name="T58" style:parent-style-name="Policepardéfaut" style:family="text">
      <style:text-properties fo:font-style="italic" style:font-style-asian="italic" fo:font-variant="normal" fo:font-size="13pt" style:font-size-asian="13pt" style:font-size-complex="13pt"/>
    </style:style>
    <style:style style:name="T59" style:parent-style-name="Policepardéfaut" style:family="text">
      <style:text-properties fo:font-size="13pt" style:font-size-asian="13pt" style:font-size-complex="13pt"/>
    </style:style>
    <style:style style:name="P60" style:parent-style-name="autorimemento0" style:family="paragraph">
      <style:paragraph-properties fo:line-height="100%" fo:margin-left="0in" fo:margin-right="-0.5236in">
        <style:tab-stops/>
      </style:paragraph-properties>
    </style:style>
    <style:style style:name="T61" style:parent-style-name="Policepardéfaut" style:family="text">
      <style:text-properties fo:font-size="13pt" style:font-size-asian="13pt" style:font-size-complex="13pt"/>
    </style:style>
    <style:style style:name="T62" style:parent-style-name="Policepardéfaut" style:family="text">
      <style:text-properties fo:font-style="italic" style:font-style-asian="italic" fo:font-variant="normal" fo:font-size="13pt" style:font-size-asian="13pt" style:font-size-complex="13pt"/>
    </style:style>
    <style:style style:name="T63" style:parent-style-name="Policepardéfaut" style:family="text">
      <style:text-properties fo:font-size="13pt" style:font-size-asian="13pt" style:font-size-complex="13pt"/>
    </style:style>
    <style:style style:name="P64" style:parent-style-name="autorimemento0" style:family="paragraph">
      <style:paragraph-properties fo:line-height="100%" fo:margin-left="0in" fo:margin-right="-0.5236in">
        <style:tab-stops/>
      </style:paragraph-properties>
    </style:style>
    <style:style style:name="T65" style:parent-style-name="Policepardéfaut" style:family="text">
      <style:text-properties fo:font-size="13pt" style:font-size-asian="13pt" style:font-size-complex="13pt"/>
    </style:style>
    <style:style style:name="T66" style:parent-style-name="Policepardéfaut" style:family="text">
      <style:text-properties fo:font-style="italic" style:font-style-asian="italic" fo:font-variant="normal" fo:font-size="13pt" style:font-size-asian="13pt" style:font-size-complex="13pt"/>
    </style:style>
    <style:style style:name="T67" style:parent-style-name="Policepardéfaut" style:family="text">
      <style:text-properties fo:font-size="13pt" style:font-size-asian="13pt" style:font-size-complex="13pt"/>
    </style:style>
    <style:style style:name="P68" style:parent-style-name="autorimemento0" style:family="paragraph">
      <style:paragraph-properties fo:line-height="100%" fo:margin-left="0in" fo:margin-right="-0.5236in">
        <style:tab-stops/>
      </style:paragraph-properties>
    </style:style>
    <style:style style:name="T69" style:parent-style-name="Policepardéfaut" style:family="text">
      <style:text-properties fo:font-size="13pt" style:font-size-asian="13pt" style:font-size-complex="13pt"/>
    </style:style>
    <style:style style:name="T70" style:parent-style-name="Policepardéfaut" style:family="text">
      <style:text-properties fo:font-style="italic" style:font-style-asian="italic" fo:font-variant="normal" fo:font-size="13pt" style:font-size-asian="13pt" style:font-size-complex="13pt"/>
    </style:style>
    <style:style style:name="T71" style:parent-style-name="Policepardéfaut" style:family="text">
      <style:text-properties fo:font-size="13pt" style:font-size-asian="13pt" style:font-size-complex="13pt"/>
    </style:style>
    <style:style style:name="P72" style:parent-style-name="autorimemento0" style:family="paragraph">
      <style:paragraph-properties fo:line-height="100%" fo:margin-left="0in" fo:margin-right="-0.5236in">
        <style:tab-stops/>
      </style:paragraph-properties>
    </style:style>
    <style:style style:name="T73" style:parent-style-name="Policepardéfaut" style:family="text">
      <style:text-properties fo:font-size="13pt" style:font-size-asian="13pt" style:font-size-complex="13pt"/>
    </style:style>
    <style:style style:name="T74" style:parent-style-name="Policepardéfaut" style:family="text">
      <style:text-properties fo:font-style="italic" style:font-style-asian="italic" fo:font-variant="normal" fo:font-size="13pt" style:font-size-asian="13pt" style:font-size-complex="13pt"/>
    </style:style>
    <style:style style:name="T75" style:parent-style-name="Policepardéfaut" style:family="text">
      <style:text-properties fo:font-size="13pt" style:font-size-asian="13pt" style:font-size-complex="13pt"/>
    </style:style>
    <style:style style:name="P76" style:parent-style-name="autorimemento0" style:family="paragraph">
      <style:paragraph-properties fo:line-height="100%" fo:margin-left="0in" fo:margin-right="-0.5236in">
        <style:tab-stops/>
      </style:paragraph-properties>
    </style:style>
    <style:style style:name="T77" style:parent-style-name="Policepardéfaut" style:family="text">
      <style:text-properties fo:font-size="13pt" style:font-size-asian="13pt" style:font-size-complex="13pt"/>
    </style:style>
    <style:style style:name="T78" style:parent-style-name="Policepardéfaut" style:family="text">
      <style:text-properties fo:font-style="italic" style:font-style-asian="italic" fo:font-variant="normal" fo:font-size="13pt" style:font-size-asian="13pt" style:font-size-complex="13pt"/>
    </style:style>
    <style:style style:name="T79" style:parent-style-name="Policepardéfaut" style:family="text">
      <style:text-properties fo:font-size="13pt" style:font-size-asian="13pt" style:font-size-complex="13pt"/>
    </style:style>
    <style:style style:name="T80" style:parent-style-name="Policepardéfaut" style:family="text">
      <style:text-properties fo:font-weight="normal" style:font-weight-asian="normal" fo:font-size="13pt" style:font-size-asian="13pt" style:font-size-complex="13pt"/>
    </style:style>
    <style:style style:name="T81" style:parent-style-name="Policepardéfaut" style:family="text">
      <style:text-properties fo:font-weight="normal" style:font-weight-asian="normal" fo:font-size="13pt" style:font-size-asian="13pt" style:font-size-complex="13pt"/>
    </style:style>
    <style:style style:name="P82" style:parent-style-name="rubric" style:family="paragraph">
      <style:text-properties fo:language="en" fo:country="US"/>
    </style:style>
    <style:style style:name="P83" style:parent-style-name="Normal" style:family="paragraph">
      <style:paragraph-properties fo:line-height="100%" fo:margin-left="0in" fo:margin-right="-0.5236in">
        <style:tab-stops/>
      </style:paragraph-properties>
      <style:text-properties fo:font-size="13pt" style:font-size-asian="13pt" style:font-size-complex="13pt" fo:language="en" fo:country="US"/>
    </style:style>
    <style:style style:name="P84" style:parent-style-name="Normal" style:family="paragraph">
      <style:paragraph-properties fo:line-height="100%" fo:margin-left="0in" fo:margin-right="-0.5236in">
        <style:tab-stops/>
      </style:paragraph-properties>
      <style:text-properties fo:font-size="13pt" style:font-size-asian="13pt" style:font-size-complex="13pt" fo:language="en" fo:country="US"/>
    </style:style>
    <style:style style:name="T85" style:parent-style-name="Policepardéfaut" style:family="text">
      <style:text-properties fo:font-weight="normal" style:font-weight-asian="normal" fo:font-size="13pt" style:font-size-asian="13pt" style:font-size-complex="13pt"/>
    </style:style>
    <style:style style:name="T86" style:parent-style-name="Policepardéfaut" style:family="text">
      <style:text-properties fo:font-weight="normal" style:font-weight-asian="normal" fo:font-size="13pt" style:font-size-asian="13pt" style:font-size-complex="13pt"/>
    </style:style>
    <style:style style:name="P87"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88" style:parent-style-name="Policepardéfaut" style:family="text">
      <style:text-properties fo:font-style="italic" style:font-style-asian="italic"/>
    </style:style>
    <style:style style:name="T89" style:parent-style-name="Policepardéfaut" style:family="text">
      <style:text-properties fo:font-style="italic" style:font-style-asian="italic"/>
    </style:style>
    <style:style style:name="T90" style:parent-style-name="Policepardéfaut" style:family="text">
      <style:text-properties fo:font-style="italic" style:font-style-asian="italic"/>
    </style:style>
    <style:style style:name="T91" style:parent-style-name="Policepardéfaut" style:family="text">
      <style:text-properties fo:font-style="italic" style:font-style-asian="italic"/>
    </style:style>
    <style:style style:name="T92" style:parent-style-name="Policepardéfaut" style:family="text">
      <style:text-properties fo:font-style="italic" style:font-style-asian="italic"/>
    </style:style>
    <style:style style:name="T93" style:parent-style-name="Policepardéfaut" style:family="text">
      <style:text-properties fo:font-style="italic" style:font-style-asian="italic"/>
    </style:style>
    <style:style style:name="P94" style:parent-style-name="Normal" style:family="paragraph">
      <style:text-properties fo:font-weight="bold" style:font-weight-asian="bold"/>
    </style:style>
    <style:style style:name="P95" style:parent-style-name="autorimemento0" style:family="paragraph">
      <style:paragraph-properties fo:line-height="100%" fo:margin-left="0in" fo:margin-right="-0.5236in">
        <style:tab-stops/>
      </style:paragraph-properties>
    </style:style>
    <style:style style:name="T96" style:parent-style-name="Policepardéfaut" style:family="text">
      <style:text-properties fo:font-size="13pt" style:font-size-asian="13pt" style:font-size-complex="13pt"/>
    </style:style>
    <style:style style:name="T97" style:parent-style-name="Policepardéfaut" style:family="text">
      <style:text-properties fo:font-variant="normal" fo:font-size="13pt" style:font-size-asian="13pt" style:font-size-complex="13pt"/>
    </style:style>
    <style:style style:name="P98" style:parent-style-name="autorimemento0" style:family="paragraph">
      <style:paragraph-properties fo:line-height="100%" fo:margin-left="0in" fo:margin-right="-0.5236in">
        <style:tab-stops/>
      </style:paragraph-properties>
    </style:style>
    <style:style style:name="T99" style:parent-style-name="Policepardéfaut" style:family="text">
      <style:text-properties fo:font-size="13pt" style:font-size-asian="13pt" style:font-size-complex="13pt"/>
    </style:style>
    <style:style style:name="T100" style:parent-style-name="Policepardéfaut" style:family="text">
      <style:text-properties fo:font-variant="normal" fo:font-size="13pt" style:font-size-asian="13pt" style:font-size-complex="13pt"/>
    </style:style>
    <style:style style:name="T101" style:parent-style-name="Policepardéfaut" style:family="text">
      <style:text-properties fo:font-size="13pt" style:font-size-asian="13pt" style:font-size-complex="13pt"/>
    </style:style>
    <style:style style:name="T102" style:parent-style-name="Policepardéfaut" style:family="text">
      <style:text-properties fo:font-variant="normal" fo:font-size="13pt" style:font-size-asian="13pt" style:font-size-complex="13pt"/>
    </style:style>
    <style:style style:name="T103" style:parent-style-name="Policepardéfaut" style:family="text">
      <style:text-properties fo:font-variant="normal" fo:font-size="13pt" style:font-size-asian="13pt" style:font-size-complex="13pt"/>
    </style:style>
    <style:style style:name="P104" style:parent-style-name="autorimemento0" style:family="paragraph">
      <style:paragraph-properties fo:line-height="100%" fo:margin-left="0in" fo:margin-right="-0.5236in">
        <style:tab-stops/>
      </style:paragraph-properties>
    </style:style>
    <style:style style:name="T105" style:parent-style-name="Policepardéfaut" style:family="text">
      <style:text-properties fo:font-size="13pt" style:font-size-asian="13pt" style:font-size-complex="13pt"/>
    </style:style>
    <style:style style:name="T106" style:parent-style-name="Policepardéfaut" style:family="text">
      <style:text-properties fo:font-variant="normal" fo:font-size="13pt" style:font-size-asian="13pt" style:font-size-complex="13pt"/>
    </style:style>
    <style:style style:name="T107" style:parent-style-name="Policepardéfaut" style:family="text">
      <style:text-properties fo:font-size="13pt" style:font-size-asian="13pt" style:font-size-complex="13pt"/>
    </style:style>
    <style:style style:name="T108" style:parent-style-name="Policepardéfaut" style:family="text">
      <style:text-properties fo:font-variant="normal" fo:font-size="13pt" style:font-size-asian="13pt" style:font-size-complex="13pt"/>
    </style:style>
    <style:style style:name="P109" style:parent-style-name="autorimemento0" style:family="paragraph">
      <style:paragraph-properties fo:line-height="100%" fo:margin-left="0in" fo:margin-right="-0.5236in">
        <style:tab-stops/>
      </style:paragraph-properties>
      <style:text-properties fo:font-variant="normal" fo:font-size="13pt" style:font-size-asian="13pt" style:font-size-complex="13pt"/>
    </style:style>
    <style:style style:name="P110" style:parent-style-name="autorimemento0" style:family="paragraph">
      <style:paragraph-properties fo:line-height="100%" fo:margin-left="0in" fo:margin-right="-0.5236in">
        <style:tab-stops/>
      </style:paragraph-properties>
      <style:text-properties fo:font-variant="normal" fo:font-size="13pt" style:font-size-asian="13pt" style:font-size-complex="13pt"/>
    </style:style>
    <style:style style:name="T111" style:parent-style-name="Policepardéfaut" style:family="text">
      <style:text-properties fo:font-weight="normal" style:font-weight-asian="normal" fo:font-size="13pt" style:font-size-asian="13pt" style:font-size-complex="13pt"/>
    </style:style>
    <style:style style:name="T112" style:parent-style-name="Policepardéfaut" style:family="text">
      <style:text-properties fo:font-weight="normal" style:font-weight-asian="normal" fo:font-size="13pt" style:font-size-asian="13pt" style:font-size-complex="13pt"/>
    </style:style>
    <style:style style:name="P113" style:parent-style-name="titolo" style:family="paragraph">
      <style:paragraph-properties fo:line-height="100%" fo:margin-left="0in" fo:margin-right="-0.5236in">
        <style:tab-stops/>
      </style:paragraph-properties>
    </style:style>
    <style:style style:name="T114" style:parent-style-name="Policepardéfaut" style:family="text">
      <style:text-properties fo:font-size="13pt" style:font-size-asian="13pt" style:font-size-complex="13pt"/>
    </style:style>
    <style:style style:name="T115" style:parent-style-name="Policepardéfaut" style:family="text">
      <style:text-properties style:text-position="27.2% 100%" fo:font-size="11pt" style:font-size-asian="11pt" style:font-size-complex="11pt"/>
    </style:style>
    <style:style style:name="T116" style:parent-style-name="Policepardéfaut" style:family="text">
      <style:text-properties fo:font-size="13pt" style:font-size-asian="13pt" style:font-size-complex="13pt"/>
    </style:style>
    <style:style style:name="T117" style:parent-style-name="Policepardéfaut" style:family="text">
      <style:text-properties fo:font-style="normal" style:font-style-asian="normal" fo:font-size="13pt" style:font-size-asian="13pt" style:font-size-complex="13pt"/>
    </style:style>
    <style:style style:name="P118"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119"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120" style:parent-style-name="Policepardéfaut" style:family="text">
      <style:text-properties fo:font-style="italic" style:font-style-asian="italic"/>
    </style:style>
    <style:style style:name="T121" style:parent-style-name="Policepardéfaut" style:family="text">
      <style:text-properties fo:font-style="italic" style:font-style-asian="italic"/>
    </style:style>
    <style:style style:name="T122" style:parent-style-name="Policepardéfaut" style:family="text">
      <style:text-properties fo:font-weight="normal" style:font-weight-asian="normal" fo:font-size="13pt" style:font-size-asian="13pt" style:font-size-complex="13pt" fo:language="en" fo:country="US"/>
    </style:style>
    <style:style style:name="T123" style:parent-style-name="Policepardéfaut" style:family="text">
      <style:text-properties fo:font-weight="normal" style:font-weight-asian="normal" fo:font-size="13pt" style:font-size-asian="13pt" style:font-size-complex="13pt" fo:language="en" fo:country="US"/>
    </style:style>
    <style:style style:name="P124" style:parent-style-name="byline" style:family="paragraph">
      <style:text-properties fo:language="en" fo:country="US"/>
    </style:style>
    <style:style style:name="P125" style:parent-style-name="rubric" style:family="paragraph">
      <style:text-properties fo:language="en" fo:country="US"/>
    </style:style>
    <style:style style:name="P126" style:parent-style-name="Normal" style:family="paragraph">
      <style:paragraph-properties fo:line-height="100%" fo:margin-left="0in" fo:margin-right="-0.5236in">
        <style:tab-stops/>
      </style:paragraph-properties>
      <style:text-properties fo:font-size="13pt" style:font-size-asian="13pt" style:font-size-complex="13pt" fo:language="en" fo:country="US"/>
    </style:style>
    <style:style style:name="P127"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fo:language="en" fo:country="US"/>
    </style:style>
    <style:style style:name="T128" style:parent-style-name="Policepardéfaut" style:family="text">
      <style:text-properties fo:font-weight="normal" style:font-weight-asian="normal" fo:font-size="13pt" style:font-size-asian="13pt" style:font-size-complex="13pt"/>
    </style:style>
    <style:style style:name="T129" style:parent-style-name="Policepardéfaut" style:family="text">
      <style:text-properties fo:font-weight="normal" style:font-weight-asian="normal" fo:font-size="13pt" style:font-size-asian="13pt" style:font-size-complex="13pt"/>
    </style:style>
    <style:style style:name="P130" style:parent-style-name="Normal" style:family="paragraph">
      <style:paragraph-properties fo:line-height="100%" fo:margin-left="0in" fo:margin-right="-0.5236in">
        <style:tab-stops/>
      </style:paragraph-properties>
    </style:style>
    <style:style style:name="T131" style:parent-style-name="Policepardéfaut" style:family="text">
      <style:text-properties fo:font-size="13pt" style:font-size-asian="13pt" style:font-size-complex="13pt"/>
    </style:style>
    <style:style style:name="T132" style:parent-style-name="Policepardéfaut" style:family="text">
      <style:text-properties fo:font-style="italic" style:font-style-asian="italic"/>
    </style:style>
    <style:style style:name="P133"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134" style:parent-style-name="Policepardéfaut" style:family="text">
      <style:text-properties fo:font-style="italic" style:font-style-asian="italic"/>
    </style:style>
    <style:style style:name="T135" style:parent-style-name="Policepardéfaut" style:family="text">
      <style:text-properties fo:font-style="italic" style:font-style-asian="italic"/>
    </style:style>
    <style:style style:name="T136" style:parent-style-name="Policepardéfaut" style:family="text">
      <style:text-properties fo:font-style="italic" style:font-style-asian="italic"/>
    </style:style>
    <style:style style:name="P137"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138" style:parent-style-name="Policepardéfaut" style:family="text">
      <style:text-properties fo:font-style="italic" style:font-style-asian="italic"/>
    </style:style>
    <style:style style:name="P139"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P140"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P141"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P142"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P143"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P144" style:parent-style-name="titolo" style:family="paragraph">
      <style:paragraph-properties fo:line-height="100%" fo:margin-left="0in" fo:margin-right="-0.5236in">
        <style:tab-stops/>
      </style:paragraph-properties>
    </style:style>
    <style:style style:name="T145" style:parent-style-name="Policepardéfaut" style:family="text">
      <style:text-properties fo:font-size="13pt" style:font-size-asian="13pt" style:font-size-complex="13pt"/>
    </style:style>
    <style:style style:name="T146" style:parent-style-name="Policepardéfaut" style:family="text">
      <style:text-properties fo:font-style="normal" style:font-style-asian="normal" fo:font-size="13pt" style:font-size-asian="13pt" style:font-size-complex="13pt"/>
    </style:style>
    <style:style style:name="P147"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148"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T149" style:parent-style-name="Policepardéfaut" style:family="text">
      <style:text-properties fo:font-style="italic" style:font-style-asian="italic"/>
    </style:style>
    <style:style style:name="T150" style:parent-style-name="Policepardéfaut" style:family="text">
      <style:text-properties fo:font-style="italic" style:font-style-asian="italic"/>
    </style:style>
    <style:style style:name="T151" style:parent-style-name="Policepardéfaut" style:family="text">
      <style:text-properties fo:font-style="italic" style:font-style-asian="italic"/>
    </style:style>
    <style:style style:name="T152" style:parent-style-name="Policepardéfaut" style:family="text">
      <style:text-properties fo:font-style="italic" style:font-style-asian="italic"/>
    </style:style>
    <style:style style:name="P153"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154"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P155"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P156"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T157" style:parent-style-name="Policepardéfaut" style:family="text">
      <style:text-properties fo:font-style="italic" style:font-style-asian="italic"/>
    </style:style>
    <style:style style:name="T158" style:parent-style-name="Policepardéfaut" style:family="text">
      <style:text-properties fo:font-style="italic" style:font-style-asian="italic"/>
    </style:style>
    <style:style style:name="T159" style:parent-style-name="Policepardéfaut" style:family="text">
      <style:text-properties fo:font-style="italic" style:font-style-asian="italic"/>
    </style:style>
    <style:style style:name="T160" style:parent-style-name="Policepardéfaut" style:family="text">
      <style:text-properties fo:font-style="italic" style:font-style-asian="italic"/>
    </style:style>
    <style:style style:name="P161" style:parent-style-name="titolo" style:family="paragraph">
      <style:paragraph-properties fo:line-height="100%" fo:margin-left="0in" fo:margin-right="-0.5236in">
        <style:tab-stops/>
      </style:paragraph-properties>
    </style:style>
    <style:style style:name="T162" style:parent-style-name="Policepardéfaut" style:family="text">
      <style:text-properties fo:font-size="13pt" style:font-size-asian="13pt" style:font-size-complex="13pt"/>
    </style:style>
    <style:style style:name="T163" style:parent-style-name="Policepardéfaut" style:family="text">
      <style:text-properties fo:font-style="normal" style:font-style-asian="normal" fo:font-size="13pt" style:font-size-asian="13pt" style:font-size-complex="13pt"/>
    </style:style>
    <style:style style:name="P164" style:parent-style-name="autorimemento0" style:family="paragraph">
      <style:paragraph-properties fo:line-height="100%" fo:margin-left="0in" fo:margin-right="-0.5236in">
        <style:tab-stops/>
      </style:paragraph-properties>
    </style:style>
    <style:style style:name="T165" style:parent-style-name="Policepardéfaut" style:family="text">
      <style:text-properties fo:font-size="13pt" style:font-size-asian="13pt" style:font-size-complex="13pt"/>
    </style:style>
    <style:style style:name="T166" style:parent-style-name="Policepardéfaut" style:family="text">
      <style:text-properties fo:font-style="italic" style:font-style-asian="italic" fo:font-variant="normal" fo:font-size="13pt" style:font-size-asian="13pt" style:font-size-complex="13pt"/>
    </style:style>
    <style:style style:name="T167" style:parent-style-name="Policepardéfaut" style:family="text">
      <style:text-properties fo:font-variant="normal" fo:font-size="13pt" style:font-size-asian="13pt" style:font-size-complex="13pt"/>
    </style:style>
    <style:style style:name="P168" style:parent-style-name="autorimemento0" style:family="paragraph">
      <style:paragraph-properties fo:line-height="100%" fo:margin-left="0in" fo:margin-right="-0.5236in">
        <style:tab-stops/>
      </style:paragraph-properties>
    </style:style>
    <style:style style:name="T169" style:parent-style-name="Policepardéfaut" style:family="text">
      <style:text-properties fo:font-size="13pt" style:font-size-asian="13pt" style:font-size-complex="13pt"/>
    </style:style>
    <style:style style:name="T170" style:parent-style-name="Policepardéfaut" style:family="text">
      <style:text-properties fo:font-style="italic" style:font-style-asian="italic" fo:font-variant="normal" fo:font-size="13pt" style:font-size-asian="13pt" style:font-size-complex="13pt"/>
    </style:style>
    <style:style style:name="T171" style:parent-style-name="Policepardéfaut" style:family="text">
      <style:text-properties fo:font-variant="normal" fo:font-size="13pt" style:font-size-asian="13pt" style:font-size-complex="13pt"/>
    </style:style>
    <style:style style:name="T172" style:parent-style-name="Policepardéfaut" style:family="text">
      <style:text-properties fo:font-variant="normal" fo:font-size="13pt" style:font-size-asian="13pt" style:font-size-complex="13pt"/>
    </style:style>
    <style:style style:name="P173" style:parent-style-name="autorimemento0" style:family="paragraph">
      <style:paragraph-properties fo:line-height="100%" fo:margin-left="0in" fo:margin-right="-0.5236in">
        <style:tab-stops/>
      </style:paragraph-properties>
    </style:style>
    <style:style style:name="T174" style:parent-style-name="Policepardéfaut" style:family="text">
      <style:text-properties fo:font-size="13pt" style:font-size-asian="13pt" style:font-size-complex="13pt"/>
    </style:style>
    <style:style style:name="T175" style:parent-style-name="Policepardéfaut" style:family="text">
      <style:text-properties fo:font-style="italic" style:font-style-asian="italic" fo:font-variant="normal" fo:font-size="13pt" style:font-size-asian="13pt" style:font-size-complex="13pt"/>
    </style:style>
    <style:style style:name="T176" style:parent-style-name="Policepardéfaut" style:family="text">
      <style:text-properties fo:font-variant="normal" fo:font-size="13pt" style:font-size-asian="13pt" style:font-size-complex="13pt"/>
    </style:style>
    <style:style style:name="P177" style:parent-style-name="autorimemento0" style:family="paragraph">
      <style:paragraph-properties fo:line-height="100%" fo:margin-left="0in" fo:margin-right="-0.5236in">
        <style:tab-stops/>
      </style:paragraph-properties>
    </style:style>
    <style:style style:name="T178" style:parent-style-name="Policepardéfaut" style:family="text">
      <style:text-properties fo:font-size="13pt" style:font-size-asian="13pt" style:font-size-complex="13pt"/>
    </style:style>
    <style:style style:name="T179" style:parent-style-name="Policepardéfaut" style:family="text">
      <style:text-properties fo:font-style="italic" style:font-style-asian="italic" fo:font-variant="normal" fo:font-size="13pt" style:font-size-asian="13pt" style:font-size-complex="13pt"/>
    </style:style>
    <style:style style:name="T180" style:parent-style-name="Policepardéfaut" style:family="text">
      <style:text-properties fo:font-variant="normal" fo:font-size="13pt" style:font-size-asian="13pt" style:font-size-complex="13pt"/>
    </style:style>
    <style:style style:name="P181" style:parent-style-name="autorimemento0" style:family="paragraph">
      <style:paragraph-properties fo:line-height="100%" fo:margin-left="0in" fo:margin-right="-0.5236in">
        <style:tab-stops/>
      </style:paragraph-properties>
    </style:style>
    <style:style style:name="T182" style:parent-style-name="Policepardéfaut" style:family="text">
      <style:text-properties fo:font-size="13pt" style:font-size-asian="13pt" style:font-size-complex="13pt"/>
    </style:style>
    <style:style style:name="T183" style:parent-style-name="Policepardéfaut" style:family="text">
      <style:text-properties fo:font-style="italic" style:font-style-asian="italic" fo:font-variant="normal" fo:font-size="13pt" style:font-size-asian="13pt" style:font-size-complex="13pt"/>
    </style:style>
    <style:style style:name="T184" style:parent-style-name="Policepardéfaut" style:family="text">
      <style:text-properties fo:font-variant="normal" fo:font-size="13pt" style:font-size-asian="13pt" style:font-size-complex="13pt"/>
    </style:style>
    <style:style style:name="P185" style:parent-style-name="autorimemento0" style:family="paragraph">
      <style:paragraph-properties fo:line-height="100%" fo:margin-left="0in" fo:margin-right="-0.5236in">
        <style:tab-stops/>
      </style:paragraph-properties>
    </style:style>
    <style:style style:name="T186" style:parent-style-name="Policepardéfaut" style:family="text">
      <style:text-properties fo:font-size="13pt" style:font-size-asian="13pt" style:font-size-complex="13pt"/>
    </style:style>
    <style:style style:name="T187" style:parent-style-name="Policepardéfaut" style:family="text">
      <style:text-properties fo:font-style="italic" style:font-style-asian="italic" fo:font-variant="normal" fo:font-size="13pt" style:font-size-asian="13pt" style:font-size-complex="13pt"/>
    </style:style>
    <style:style style:name="P188" style:parent-style-name="autorimemento0" style:family="paragraph">
      <style:paragraph-properties fo:line-height="100%" fo:margin-left="0in" fo:margin-right="-0.5236in">
        <style:tab-stops/>
      </style:paragraph-properties>
    </style:style>
    <style:style style:name="T189" style:parent-style-name="Policepardéfaut" style:family="text">
      <style:text-properties fo:font-size="13pt" style:font-size-asian="13pt" style:font-size-complex="13pt"/>
    </style:style>
    <style:style style:name="T190" style:parent-style-name="Policepardéfaut" style:family="text">
      <style:text-properties fo:font-style="italic" style:font-style-asian="italic" fo:font-variant="normal" fo:font-size="13pt" style:font-size-asian="13pt" style:font-size-complex="13pt"/>
    </style:style>
    <style:style style:name="P191" style:parent-style-name="autorimemento0" style:family="paragraph">
      <style:paragraph-properties fo:line-height="100%" fo:margin-left="0in" fo:margin-right="-0.5236in">
        <style:tab-stops/>
      </style:paragraph-properties>
    </style:style>
    <style:style style:name="T192" style:parent-style-name="Policepardéfaut" style:family="text">
      <style:text-properties fo:font-size="13pt" style:font-size-asian="13pt" style:font-size-complex="13pt"/>
    </style:style>
    <style:style style:name="T193" style:parent-style-name="Policepardéfaut" style:family="text">
      <style:text-properties fo:font-style="italic" style:font-style-asian="italic" fo:font-variant="normal" fo:font-size="13pt" style:font-size-asian="13pt" style:font-size-complex="13pt"/>
    </style:style>
    <style:style style:name="T194" style:parent-style-name="Policepardéfaut" style:family="text">
      <style:text-properties fo:font-style="italic" style:font-style-asian="italic" fo:font-variant="normal" fo:font-size="13pt" style:font-size-asian="13pt" style:font-size-complex="13pt"/>
    </style:style>
    <style:style style:name="P195" style:parent-style-name="autorimemento0" style:family="paragraph">
      <style:paragraph-properties fo:line-height="100%" fo:margin-left="0in" fo:margin-right="-0.5236in">
        <style:tab-stops/>
      </style:paragraph-properties>
    </style:style>
    <style:style style:name="T196" style:parent-style-name="Policepardéfaut" style:family="text">
      <style:text-properties fo:font-size="13pt" style:font-size-asian="13pt" style:font-size-complex="13pt"/>
    </style:style>
    <style:style style:name="T197" style:parent-style-name="Policepardéfaut" style:family="text">
      <style:text-properties fo:font-style="italic" style:font-style-asian="italic" fo:font-variant="normal" fo:font-size="13pt" style:font-size-asian="13pt" style:font-size-complex="13pt"/>
    </style:style>
    <style:style style:name="P198" style:parent-style-name="autorimemento0" style:family="paragraph">
      <style:paragraph-properties fo:line-height="100%" fo:margin-left="0in" fo:margin-right="-0.5236in">
        <style:tab-stops/>
      </style:paragraph-properties>
    </style:style>
    <style:style style:name="T199" style:parent-style-name="Policepardéfaut" style:family="text">
      <style:text-properties fo:font-size="13pt" style:font-size-asian="13pt" style:font-size-complex="13pt"/>
    </style:style>
    <style:style style:name="T200" style:parent-style-name="Policepardéfaut" style:family="text">
      <style:text-properties fo:font-style="italic" style:font-style-asian="italic" fo:font-variant="normal" fo:font-size="13pt" style:font-size-asian="13pt" style:font-size-complex="13pt"/>
    </style:style>
    <style:style style:name="T201" style:parent-style-name="Policepardéfaut" style:family="text">
      <style:text-properties fo:font-variant="normal" fo:font-size="13pt" style:font-size-asian="13pt" style:font-size-complex="13pt"/>
    </style:style>
    <style:style style:name="P202" style:parent-style-name="autorimemento0" style:family="paragraph">
      <style:paragraph-properties fo:line-height="100%" fo:margin-left="0in" fo:margin-right="-0.5236in">
        <style:tab-stops/>
      </style:paragraph-properties>
      <style:text-properties fo:font-size="13pt" style:font-size-asian="13pt" style:font-size-complex="13pt"/>
    </style:style>
    <style:style style:name="T203" style:parent-style-name="Policepardéfaut" style:family="text">
      <style:text-properties fo:font-weight="normal" style:font-weight-asian="normal" fo:font-size="13pt" style:font-size-asian="13pt" style:font-size-complex="13pt"/>
    </style:style>
    <style:style style:name="T204" style:parent-style-name="Policepardéfaut" style:family="text">
      <style:text-properties fo:font-weight="normal" style:font-weight-asian="normal" fo:font-size="13pt" style:font-size-asian="13pt" style:font-size-complex="13pt"/>
    </style:style>
    <style:style style:name="P205"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206" style:parent-style-name="Policepardéfaut" style:family="text">
      <style:text-properties fo:font-style="italic" style:font-style-asian="italic"/>
    </style:style>
    <style:style style:name="T207" style:parent-style-name="Policepardéfaut" style:family="text">
      <style:text-properties fo:font-style="italic" style:font-style-asian="italic"/>
    </style:style>
    <style:style style:name="P208" style:parent-style-name="Normal" style:family="paragraph">
      <style:paragraph-properties fo:line-height="100%" fo:margin-left="0in" fo:margin-right="-0.5236in">
        <style:tab-stops/>
      </style:paragraph-properties>
      <style:text-properties fo:font-weight="bold" style:font-weight-asian="bold" fo:font-size="13pt" style:font-size-asian="13pt" style:font-size-complex="13pt"/>
    </style:style>
    <style:style style:name="P209"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T210" style:parent-style-name="Policepardéfaut" style:family="text">
      <style:text-properties fo:font-style="italic" style:font-style-asian="italic"/>
    </style:style>
    <style:style style:name="T211" style:parent-style-name="Policepardéfaut" style:family="text">
      <style:text-properties fo:font-style="italic" style:font-style-asian="italic"/>
    </style:style>
    <style:style style:name="P212"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T213" style:parent-style-name="Policepardéfaut" style:family="text">
      <style:text-properties fo:font-weight="normal" style:font-weight-asian="normal" fo:font-size="13pt" style:font-size-asian="13pt" style:font-size-complex="13pt"/>
    </style:style>
    <style:style style:name="T214" style:parent-style-name="Policepardéfaut" style:family="text">
      <style:text-properties fo:font-weight="normal" style:font-weight-asian="normal" fo:font-size="13pt" style:font-size-asian="13pt" style:font-size-complex="13pt"/>
    </style:style>
    <style:style style:name="P215"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216" style:parent-style-name="Policepardéfaut" style:family="text">
      <style:text-properties fo:font-style="italic" style:font-style-asian="italic"/>
    </style:style>
    <style:style style:name="P217"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218" style:parent-style-name="Policepardéfaut" style:family="text">
      <style:text-properties fo:font-style="italic" style:font-style-asian="italic"/>
    </style:style>
    <style:style style:name="T219" style:parent-style-name="Policepardéfaut" style:family="text">
      <style:text-properties fo:font-style="italic" style:font-style-asian="italic"/>
    </style:style>
    <style:style style:name="P220"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221"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222" style:parent-style-name="Policepardéfaut" style:family="text">
      <style:text-properties fo:font-style="italic" style:font-style-asian="italic"/>
    </style:style>
    <style:style style:name="T223" style:parent-style-name="Policepardéfaut" style:family="text">
      <style:text-properties fo:font-style="italic" style:font-style-asian="italic"/>
    </style:style>
    <style:style style:name="P224" style:parent-style-name="Normal" style:family="paragraph">
      <style:text-properties fo:font-weight="bold" style:font-weight-asian="bold"/>
    </style:style>
    <style:style style:name="P225" style:parent-style-name="autorimemento0" style:family="paragraph">
      <style:paragraph-properties fo:line-height="100%" fo:margin-left="0in" fo:margin-right="-0.5236in">
        <style:tab-stops/>
      </style:paragraph-properties>
    </style:style>
    <style:style style:name="T226" style:parent-style-name="Policepardéfaut" style:family="text">
      <style:text-properties fo:font-size="13pt" style:font-size-asian="13pt" style:font-size-complex="13pt"/>
    </style:style>
    <style:style style:name="T227" style:parent-style-name="Policepardéfaut" style:family="text">
      <style:text-properties fo:font-style="italic" style:font-style-asian="italic" fo:font-variant="normal" fo:font-size="13pt" style:font-size-asian="13pt" style:font-size-complex="13pt"/>
    </style:style>
    <style:style style:name="P228" style:parent-style-name="autorimemento0" style:family="paragraph">
      <style:paragraph-properties fo:line-height="100%" fo:margin-left="0in" fo:margin-right="-0.5236in">
        <style:tab-stops/>
      </style:paragraph-properties>
    </style:style>
    <style:style style:name="T229" style:parent-style-name="Policepardéfaut" style:family="text">
      <style:text-properties fo:font-size="13pt" style:font-size-asian="13pt" style:font-size-complex="13pt"/>
    </style:style>
    <style:style style:name="T230" style:parent-style-name="Policepardéfaut" style:family="text">
      <style:text-properties fo:font-style="italic" style:font-style-asian="italic" fo:font-variant="normal" fo:font-size="13pt" style:font-size-asian="13pt" style:font-size-complex="13pt"/>
    </style:style>
    <style:style style:name="P231" style:parent-style-name="autorimemento0" style:family="paragraph">
      <style:paragraph-properties fo:line-height="100%" fo:margin-left="0in" fo:margin-right="-0.5236in">
        <style:tab-stops/>
      </style:paragraph-properties>
    </style:style>
    <style:style style:name="T232" style:parent-style-name="Policepardéfaut" style:family="text">
      <style:text-properties fo:font-size="13pt" style:font-size-asian="13pt" style:font-size-complex="13pt"/>
    </style:style>
    <style:style style:name="T233" style:parent-style-name="Policepardéfaut" style:family="text">
      <style:text-properties fo:font-style="italic" style:font-style-asian="italic" fo:font-variant="normal" fo:font-size="13pt" style:font-size-asian="13pt" style:font-size-complex="13pt"/>
    </style:style>
    <style:style style:name="P234" style:parent-style-name="autorimemento0" style:family="paragraph">
      <style:paragraph-properties fo:line-height="100%" fo:margin-left="0in" fo:margin-right="-0.5236in">
        <style:tab-stops/>
      </style:paragraph-properties>
    </style:style>
    <style:style style:name="T235" style:parent-style-name="Policepardéfaut" style:family="text">
      <style:text-properties fo:font-size="13pt" style:font-size-asian="13pt" style:font-size-complex="13pt" fo:language="en" fo:country="US"/>
    </style:style>
    <style:style style:name="T236" style:parent-style-name="Policepardéfaut" style:family="text">
      <style:text-properties fo:font-style="italic" style:font-style-asian="italic" fo:font-variant="normal" fo:font-size="13pt" style:font-size-asian="13pt" style:font-size-complex="13pt" fo:language="en" fo:country="US"/>
    </style:style>
    <style:style style:name="P237" style:parent-style-name="autorimemento0" style:family="paragraph">
      <style:paragraph-properties fo:line-height="100%" fo:margin-left="0in" fo:margin-right="-0.5236in">
        <style:tab-stops/>
      </style:paragraph-properties>
    </style:style>
    <style:style style:name="T238" style:parent-style-name="Policepardéfaut" style:family="text">
      <style:text-properties fo:font-size="13pt" style:font-size-asian="13pt" style:font-size-complex="13pt"/>
    </style:style>
    <style:style style:name="T239" style:parent-style-name="Policepardéfaut" style:family="text">
      <style:text-properties fo:font-style="italic" style:font-style-asian="italic" fo:font-variant="normal" fo:font-size="13pt" style:font-size-asian="13pt" style:font-size-complex="13pt"/>
    </style:style>
    <style:style style:name="P240" style:parent-style-name="autorimemento0" style:family="paragraph">
      <style:paragraph-properties fo:line-height="100%" fo:margin-left="0in" fo:margin-right="-0.5236in">
        <style:tab-stops/>
      </style:paragraph-properties>
    </style:style>
    <style:style style:name="T241" style:parent-style-name="Policepardéfaut" style:family="text">
      <style:text-properties fo:font-size="13pt" style:font-size-asian="13pt" style:font-size-complex="13pt"/>
    </style:style>
    <style:style style:name="T242" style:parent-style-name="Policepardéfaut" style:family="text">
      <style:text-properties fo:font-style="italic" style:font-style-asian="italic" fo:font-variant="normal" fo:font-size="13pt" style:font-size-asian="13pt" style:font-size-complex="13pt"/>
    </style:style>
    <style:style style:name="P243" style:parent-style-name="autorimemento0" style:family="paragraph">
      <style:paragraph-properties fo:line-height="100%" fo:margin-left="0in" fo:margin-right="-0.5236in">
        <style:tab-stops/>
      </style:paragraph-properties>
    </style:style>
    <style:style style:name="T244" style:parent-style-name="Policepardéfaut" style:family="text">
      <style:text-properties fo:font-size="13pt" style:font-size-asian="13pt" style:font-size-complex="13pt"/>
    </style:style>
    <style:style style:name="T245" style:parent-style-name="Policepardéfaut" style:family="text">
      <style:text-properties fo:font-style="italic" style:font-style-asian="italic" fo:font-variant="normal" fo:font-size="13pt" style:font-size-asian="13pt" style:font-size-complex="13pt"/>
    </style:style>
    <style:style style:name="P246" style:parent-style-name="autorimemento0" style:family="paragraph">
      <style:paragraph-properties fo:line-height="100%" fo:margin-left="0in" fo:margin-right="-0.5236in">
        <style:tab-stops/>
      </style:paragraph-properties>
    </style:style>
    <style:style style:name="T247" style:parent-style-name="Policepardéfaut" style:family="text">
      <style:text-properties fo:font-size="13pt" style:font-size-asian="13pt" style:font-size-complex="13pt"/>
    </style:style>
    <style:style style:name="T248" style:parent-style-name="Policepardéfaut" style:family="text">
      <style:text-properties fo:font-style="italic" style:font-style-asian="italic" fo:font-variant="normal" fo:font-size="13pt" style:font-size-asian="13pt" style:font-size-complex="13pt"/>
    </style:style>
    <style:style style:name="T249" style:parent-style-name="Policepardéfaut" style:family="text">
      <style:text-properties fo:font-variant="normal" fo:font-size="13pt" style:font-size-asian="13pt" style:font-size-complex="13pt"/>
    </style:style>
    <style:style style:name="P250" style:parent-style-name="autorimemento0" style:family="paragraph">
      <style:paragraph-properties fo:line-height="100%" fo:margin-left="0in" fo:margin-right="-0.5236in">
        <style:tab-stops/>
      </style:paragraph-properties>
    </style:style>
    <style:style style:name="T251" style:parent-style-name="Policepardéfaut" style:family="text">
      <style:text-properties fo:font-size="13pt" style:font-size-asian="13pt" style:font-size-complex="13pt"/>
    </style:style>
    <style:style style:name="T252" style:parent-style-name="Policepardéfaut" style:family="text">
      <style:text-properties fo:font-size="13pt" style:font-size-asian="13pt" style:font-size-complex="13pt"/>
    </style:style>
    <style:style style:name="T253" style:parent-style-name="Policepardéfaut" style:family="text">
      <style:text-properties fo:font-variant="normal" fo:font-size="13pt" style:font-size-asian="13pt" style:font-size-complex="13pt"/>
    </style:style>
    <style:style style:name="T254" style:parent-style-name="Policepardéfaut" style:family="text">
      <style:text-properties fo:font-style="italic" style:font-style-asian="italic" fo:font-variant="normal" fo:font-size="13pt" style:font-size-asian="13pt" style:font-size-complex="13pt"/>
    </style:style>
    <style:style style:name="P255" style:parent-style-name="autorimemento0" style:family="paragraph">
      <style:paragraph-properties fo:line-height="100%" fo:margin-left="0in" fo:margin-right="-0.5236in">
        <style:tab-stops/>
      </style:paragraph-properties>
    </style:style>
    <style:style style:name="T256" style:parent-style-name="Policepardéfaut" style:family="text">
      <style:text-properties fo:font-size="13pt" style:font-size-asian="13pt" style:font-size-complex="13pt"/>
    </style:style>
    <style:style style:name="T257" style:parent-style-name="Policepardéfaut" style:family="text">
      <style:text-properties fo:font-style="italic" style:font-style-asian="italic" fo:font-variant="normal" fo:font-size="13pt" style:font-size-asian="13pt" style:font-size-complex="13pt"/>
    </style:style>
    <style:style style:name="P258" style:parent-style-name="autorimemento0" style:family="paragraph">
      <style:paragraph-properties fo:line-height="100%" fo:margin-left="0in" fo:margin-right="-0.5236in">
        <style:tab-stops/>
      </style:paragraph-properties>
    </style:style>
    <style:style style:name="T259" style:parent-style-name="Policepardéfaut" style:family="text">
      <style:text-properties fo:font-size="13pt" style:font-size-asian="13pt" style:font-size-complex="13pt"/>
    </style:style>
    <style:style style:name="T260" style:parent-style-name="Policepardéfaut" style:family="text">
      <style:text-properties fo:font-style="italic" style:font-style-asian="italic" fo:font-variant="normal" fo:font-size="13pt" style:font-size-asian="13pt" style:font-size-complex="13pt"/>
    </style:style>
    <style:style style:name="P261" style:parent-style-name="autorimemento0" style:family="paragraph">
      <style:paragraph-properties fo:line-height="100%" fo:margin-left="0in" fo:margin-right="-0.5236in">
        <style:tab-stops/>
      </style:paragraph-properties>
    </style:style>
    <style:style style:name="T262" style:parent-style-name="Policepardéfaut" style:family="text">
      <style:text-properties fo:font-size="13pt" style:font-size-asian="13pt" style:font-size-complex="13pt"/>
    </style:style>
    <style:style style:name="T263" style:parent-style-name="Policepardéfaut" style:family="text">
      <style:text-properties fo:font-style="italic" style:font-style-asian="italic" fo:font-variant="normal" fo:font-size="13pt" style:font-size-asian="13pt" style:font-size-complex="13pt"/>
    </style:style>
    <style:style style:name="P264" style:parent-style-name="autorimemento0" style:family="paragraph">
      <style:paragraph-properties fo:line-height="100%" fo:margin-left="0in" fo:margin-right="-0.5236in">
        <style:tab-stops/>
      </style:paragraph-properties>
    </style:style>
    <style:style style:name="T265" style:parent-style-name="Policepardéfaut" style:family="text">
      <style:text-properties fo:font-size="13pt" style:font-size-asian="13pt" style:font-size-complex="13pt"/>
    </style:style>
    <style:style style:name="T266" style:parent-style-name="Policepardéfaut" style:family="text">
      <style:text-properties fo:font-style="italic" style:font-style-asian="italic" fo:font-variant="normal" fo:font-size="13pt" style:font-size-asian="13pt" style:font-size-complex="13pt"/>
    </style:style>
    <style:style style:name="P267" style:parent-style-name="autorimemento0" style:family="paragraph">
      <style:paragraph-properties fo:line-height="100%" fo:margin-left="0in" fo:margin-right="-0.5236in">
        <style:tab-stops/>
      </style:paragraph-properties>
    </style:style>
    <style:style style:name="T268" style:parent-style-name="Policepardéfaut" style:family="text">
      <style:text-properties fo:font-size="13pt" style:font-size-asian="13pt" style:font-size-complex="13pt"/>
    </style:style>
    <style:style style:name="T269" style:parent-style-name="Policepardéfaut" style:family="text">
      <style:text-properties fo:font-style="italic" style:font-style-asian="italic" fo:font-variant="normal" fo:font-size="13pt" style:font-size-asian="13pt" style:font-size-complex="13pt"/>
    </style:style>
    <style:style style:name="T270" style:parent-style-name="Policepardéfaut" style:family="text">
      <style:text-properties fo:font-variant="normal" fo:font-size="13pt" style:font-size-asian="13pt" style:font-size-complex="13pt"/>
    </style:style>
    <style:style style:name="P271" style:parent-style-name="autorimemento0" style:family="paragraph">
      <style:paragraph-properties fo:line-height="100%" fo:margin-left="0in" fo:margin-right="-0.5236in">
        <style:tab-stops/>
      </style:paragraph-properties>
    </style:style>
    <style:style style:name="T272" style:parent-style-name="Policepardéfaut" style:family="text">
      <style:text-properties fo:font-size="13pt" style:font-size-asian="13pt" style:font-size-complex="13pt"/>
    </style:style>
    <style:style style:name="T273" style:parent-style-name="Policepardéfaut" style:family="text">
      <style:text-properties fo:font-style="italic" style:font-style-asian="italic" fo:font-variant="normal" fo:font-size="13pt" style:font-size-asian="13pt" style:font-size-complex="13pt"/>
    </style:style>
    <style:style style:name="T274" style:parent-style-name="Policepardéfaut" style:family="text">
      <style:text-properties fo:font-size="13pt" style:font-size-asian="13pt" style:font-size-complex="13pt"/>
    </style:style>
    <style:style style:name="P275" style:parent-style-name="autorimemento0" style:family="paragraph">
      <style:paragraph-properties fo:line-height="100%" fo:margin-left="0in" fo:margin-right="-0.5236in">
        <style:tab-stops/>
      </style:paragraph-properties>
    </style:style>
    <style:style style:name="T276" style:parent-style-name="Policepardéfaut" style:family="text">
      <style:text-properties fo:font-size="13pt" style:font-size-asian="13pt" style:font-size-complex="13pt"/>
    </style:style>
    <style:style style:name="T277" style:parent-style-name="Policepardéfaut" style:family="text">
      <style:text-properties fo:font-style="italic" style:font-style-asian="italic" fo:font-variant="normal" fo:font-size="13pt" style:font-size-asian="13pt" style:font-size-complex="13pt"/>
    </style:style>
    <style:style style:name="T278" style:parent-style-name="Policepardéfaut" style:family="text">
      <style:text-properties fo:font-style="italic" style:font-style-asian="italic" fo:font-variant="normal" fo:font-size="13pt" style:font-size-asian="13pt" style:font-size-complex="13pt"/>
    </style:style>
    <style:style style:name="T279" style:parent-style-name="Policepardéfaut" style:family="text">
      <style:text-properties fo:font-size="13pt" style:font-size-asian="13pt" style:font-size-complex="13pt"/>
    </style:style>
    <style:style style:name="P280" style:parent-style-name="autorimemento0" style:family="paragraph">
      <style:paragraph-properties fo:line-height="100%" fo:margin-left="0in" fo:margin-right="-0.5236in">
        <style:tab-stops/>
      </style:paragraph-properties>
    </style:style>
    <style:style style:name="T281" style:parent-style-name="Policepardéfaut" style:family="text">
      <style:text-properties fo:font-size="13pt" style:font-size-asian="13pt" style:font-size-complex="13pt" fo:language="en" fo:country="US"/>
    </style:style>
    <style:style style:name="T282" style:parent-style-name="Policepardéfaut" style:family="text">
      <style:text-properties fo:font-style="italic" style:font-style-asian="italic" fo:font-variant="normal" fo:font-size="13pt" style:font-size-asian="13pt" style:font-size-complex="13pt" fo:language="en" fo:country="US"/>
    </style:style>
    <style:style style:name="T283" style:parent-style-name="Policepardéfaut" style:family="text">
      <style:text-properties fo:font-size="13pt" style:font-size-asian="13pt" style:font-size-complex="13pt" fo:language="en" fo:country="US"/>
    </style:style>
    <style:style style:name="P284" style:parent-style-name="autorimemento0" style:family="paragraph">
      <style:paragraph-properties fo:line-height="100%" fo:margin-left="0in" fo:margin-right="-0.5236in">
        <style:tab-stops/>
      </style:paragraph-properties>
      <style:text-properties fo:font-size="13pt" style:font-size-asian="13pt" style:font-size-complex="13pt" fo:language="en" fo:country="US"/>
    </style:style>
    <style:style style:name="P285"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286" style:parent-style-name="Policepardéfaut" style:family="text">
      <style:text-properties fo:font-style="italic" style:font-style-asian="italic"/>
    </style:style>
    <style:style style:name="T287" style:parent-style-name="Policepardéfaut" style:family="text">
      <style:text-properties fo:font-style="italic" style:font-style-asian="italic"/>
    </style:style>
    <style:style style:name="T288" style:parent-style-name="Policepardéfaut" style:family="text">
      <style:text-properties fo:font-style="italic" style:font-style-asian="italic"/>
    </style:style>
    <style:style style:name="T289" style:parent-style-name="Policepardéfaut" style:family="text">
      <style:text-properties fo:font-style="italic" style:font-style-asian="italic"/>
    </style:style>
    <style:style style:name="T290" style:parent-style-name="Policepardéfaut" style:family="text">
      <style:text-properties fo:font-style="italic" style:font-style-asian="italic"/>
    </style:style>
    <style:style style:name="T291" style:parent-style-name="Policepardéfaut" style:family="text">
      <style:text-properties fo:font-style="italic" style:font-style-asian="italic"/>
    </style:style>
    <style:style style:name="T292" style:parent-style-name="Policepardéfaut" style:family="text">
      <style:text-properties fo:font-style="italic" style:font-style-asian="italic"/>
    </style:style>
    <style:style style:name="T293" style:parent-style-name="Policepardéfaut" style:family="text">
      <style:text-properties fo:font-style="italic" style:font-style-asian="italic"/>
    </style:style>
    <style:style style:name="T294" style:parent-style-name="Policepardéfaut" style:family="text">
      <style:text-properties fo:font-style="italic" style:font-style-asian="italic"/>
    </style:style>
    <style:style style:name="T295" style:parent-style-name="Policepardéfaut" style:family="text">
      <style:text-properties fo:font-style="italic" style:font-style-asian="italic"/>
    </style:style>
    <style:style style:name="T296" style:parent-style-name="Policepardéfaut" style:family="text">
      <style:text-properties fo:font-style="italic" style:font-style-asian="italic"/>
    </style:style>
    <style:style style:name="T297" style:parent-style-name="Policepardéfaut" style:family="text">
      <style:text-properties fo:font-style="italic" style:font-style-asian="italic"/>
    </style:style>
    <style:style style:name="P298" style:parent-style-name="Normal" style:family="paragraph">
      <style:paragraph-properties fo:line-height="100%" fo:margin-left="0in" fo:margin-right="-0.5236in">
        <style:tab-stops/>
      </style:paragraph-properties>
      <style:text-properties fo:font-style="italic" style:font-style-asian="italic" fo:font-size="13pt" style:font-size-asian="13pt" style:font-size-complex="13pt"/>
    </style:style>
    <style:style style:name="P299" style:parent-style-name="autorimemento0" style:family="paragraph">
      <style:paragraph-properties fo:line-height="100%" fo:margin-left="0in" fo:margin-right="-0.5236in">
        <style:tab-stops/>
      </style:paragraph-properties>
    </style:style>
    <style:style style:name="T300" style:parent-style-name="Policepardéfaut" style:family="text">
      <style:text-properties fo:font-size="13pt" style:font-size-asian="13pt" style:font-size-complex="13pt"/>
    </style:style>
    <style:style style:name="T301" style:parent-style-name="Policepardéfaut" style:family="text">
      <style:text-properties fo:font-style="italic" style:font-style-asian="italic" fo:font-variant="normal" fo:font-size="13pt" style:font-size-asian="13pt" style:font-size-complex="13pt"/>
    </style:style>
    <style:style style:name="T302" style:parent-style-name="Policepardéfaut" style:family="text">
      <style:text-properties fo:font-size="13pt" style:font-size-asian="13pt" style:font-size-complex="13pt"/>
    </style:style>
    <style:style style:name="P303" style:parent-style-name="autorimemento0" style:family="paragraph">
      <style:paragraph-properties fo:line-height="100%" fo:margin-left="0in" fo:margin-right="-0.5236in">
        <style:tab-stops/>
      </style:paragraph-properties>
    </style:style>
    <style:style style:name="T304" style:parent-style-name="Policepardéfaut" style:family="text">
      <style:text-properties fo:font-size="13pt" style:font-size-asian="13pt" style:font-size-complex="13pt"/>
    </style:style>
    <style:style style:name="T305" style:parent-style-name="Policepardéfaut" style:family="text">
      <style:text-properties fo:font-style="italic" style:font-style-asian="italic" fo:font-variant="normal" fo:font-size="13pt" style:font-size-asian="13pt" style:font-size-complex="13pt"/>
    </style:style>
    <style:style style:name="T306" style:parent-style-name="Policepardéfaut" style:family="text">
      <style:text-properties fo:font-size="13pt" style:font-size-asian="13pt" style:font-size-complex="13pt"/>
    </style:style>
    <style:style style:name="P307" style:parent-style-name="autorimemento0" style:family="paragraph">
      <style:paragraph-properties fo:line-height="100%" fo:margin-left="0in" fo:margin-right="-0.5236in">
        <style:tab-stops/>
      </style:paragraph-properties>
    </style:style>
    <style:style style:name="T308" style:parent-style-name="Policepardéfaut" style:family="text">
      <style:text-properties fo:font-size="13pt" style:font-size-asian="13pt" style:font-size-complex="13pt"/>
    </style:style>
    <style:style style:name="T309" style:parent-style-name="Policepardéfaut" style:family="text">
      <style:text-properties fo:font-style="italic" style:font-style-asian="italic" fo:font-variant="normal" fo:font-size="13pt" style:font-size-asian="13pt" style:font-size-complex="13pt"/>
    </style:style>
    <style:style style:name="T310" style:parent-style-name="Policepardéfaut" style:family="text">
      <style:text-properties fo:font-size="13pt" style:font-size-asian="13pt" style:font-size-complex="13pt"/>
    </style:style>
    <style:style style:name="P311" style:parent-style-name="autorimemento0" style:family="paragraph">
      <style:paragraph-properties fo:line-height="100%" fo:margin-left="0in" fo:margin-right="-0.5236in">
        <style:tab-stops/>
      </style:paragraph-properties>
    </style:style>
    <style:style style:name="T312" style:parent-style-name="Policepardéfaut" style:family="text">
      <style:text-properties fo:font-size="13pt" style:font-size-asian="13pt" style:font-size-complex="13pt"/>
    </style:style>
    <style:style style:name="T313" style:parent-style-name="Policepardéfaut" style:family="text">
      <style:text-properties fo:font-size="13pt" style:font-size-asian="13pt" style:font-size-complex="13pt"/>
    </style:style>
    <style:style style:name="T314" style:parent-style-name="Policepardéfaut" style:family="text">
      <style:text-properties fo:font-style="italic" style:font-style-asian="italic" fo:font-variant="normal" fo:font-size="13pt" style:font-size-asian="13pt" style:font-size-complex="13pt"/>
    </style:style>
    <style:style style:name="T315" style:parent-style-name="Policepardéfaut" style:family="text">
      <style:text-properties fo:font-size="13pt" style:font-size-asian="13pt" style:font-size-complex="13pt"/>
    </style:style>
    <style:style style:name="P316" style:parent-style-name="autorimemento0" style:family="paragraph">
      <style:paragraph-properties fo:line-height="100%" fo:margin-left="0in" fo:margin-right="-0.5236in">
        <style:tab-stops/>
      </style:paragraph-properties>
    </style:style>
    <style:style style:name="T317" style:parent-style-name="Policepardéfaut" style:family="text">
      <style:text-properties fo:font-size="13pt" style:font-size-asian="13pt" style:font-size-complex="13pt"/>
    </style:style>
    <style:style style:name="T318" style:parent-style-name="Policepardéfaut" style:family="text">
      <style:text-properties fo:font-style="italic" style:font-style-asian="italic" fo:font-variant="normal" fo:font-size="13pt" style:font-size-asian="13pt" style:font-size-complex="13pt"/>
    </style:style>
    <style:style style:name="T319" style:parent-style-name="Policepardéfaut" style:family="text">
      <style:text-properties fo:font-size="13pt" style:font-size-asian="13pt" style:font-size-complex="13pt"/>
    </style:style>
    <style:style style:name="P320" style:parent-style-name="autorimemento0" style:family="paragraph">
      <style:paragraph-properties fo:line-height="100%" fo:margin-left="0in" fo:margin-right="-0.5236in">
        <style:tab-stops/>
      </style:paragraph-properties>
    </style:style>
    <style:style style:name="T321" style:parent-style-name="Policepardéfaut" style:family="text">
      <style:text-properties fo:font-size="13pt" style:font-size-asian="13pt" style:font-size-complex="13pt"/>
    </style:style>
    <style:style style:name="T322" style:parent-style-name="Policepardéfaut" style:family="text">
      <style:text-properties fo:font-style="italic" style:font-style-asian="italic" fo:font-variant="normal" fo:font-size="13pt" style:font-size-asian="13pt" style:font-size-complex="13pt"/>
    </style:style>
    <style:style style:name="T323" style:parent-style-name="Policepardéfaut" style:family="text">
      <style:text-properties fo:font-size="13pt" style:font-size-asian="13pt" style:font-size-complex="13pt"/>
    </style:style>
    <style:style style:name="P324" style:parent-style-name="autorimemento0" style:family="paragraph">
      <style:paragraph-properties fo:line-height="100%" fo:margin-left="0in" fo:margin-right="-0.5236in">
        <style:tab-stops/>
      </style:paragraph-properties>
    </style:style>
    <style:style style:name="T325" style:parent-style-name="Policepardéfaut" style:family="text">
      <style:text-properties fo:font-size="13pt" style:font-size-asian="13pt" style:font-size-complex="13pt"/>
    </style:style>
    <style:style style:name="T326" style:parent-style-name="Policepardéfaut" style:family="text">
      <style:text-properties fo:font-style="italic" style:font-style-asian="italic" fo:font-variant="normal" fo:font-size="13pt" style:font-size-asian="13pt" style:font-size-complex="13pt"/>
    </style:style>
    <style:style style:name="T327" style:parent-style-name="Policepardéfaut" style:family="text">
      <style:text-properties fo:font-size="13pt" style:font-size-asian="13pt" style:font-size-complex="13pt"/>
    </style:style>
    <style:style style:name="P328" style:parent-style-name="autorimemento0" style:family="paragraph">
      <style:paragraph-properties fo:line-height="100%" fo:margin-left="0in" fo:margin-right="-0.5236in">
        <style:tab-stops/>
      </style:paragraph-properties>
    </style:style>
    <style:style style:name="T329" style:parent-style-name="Policepardéfaut" style:family="text">
      <style:text-properties fo:font-size="13pt" style:font-size-asian="13pt" style:font-size-complex="13pt"/>
    </style:style>
    <style:style style:name="T330" style:parent-style-name="Policepardéfaut" style:family="text">
      <style:text-properties fo:font-style="italic" style:font-style-asian="italic" fo:font-variant="normal" fo:font-size="13pt" style:font-size-asian="13pt" style:font-size-complex="13pt"/>
    </style:style>
    <style:style style:name="T331" style:parent-style-name="Policepardéfaut" style:family="text">
      <style:text-properties fo:font-size="13pt" style:font-size-asian="13pt" style:font-size-complex="13pt"/>
    </style:style>
    <style:style style:name="P332" style:parent-style-name="autorimemento0" style:family="paragraph">
      <style:paragraph-properties fo:line-height="100%" fo:margin-left="0in" fo:margin-right="-0.5236in">
        <style:tab-stops/>
      </style:paragraph-properties>
    </style:style>
    <style:style style:name="T333" style:parent-style-name="Policepardéfaut" style:family="text">
      <style:text-properties fo:font-size="13pt" style:font-size-asian="13pt" style:font-size-complex="13pt"/>
    </style:style>
    <style:style style:name="T334" style:parent-style-name="Policepardéfaut" style:family="text">
      <style:text-properties fo:font-style="italic" style:font-style-asian="italic" fo:font-variant="normal" fo:font-size="13pt" style:font-size-asian="13pt" style:font-size-complex="13pt"/>
    </style:style>
    <style:style style:name="T335" style:parent-style-name="Policepardéfaut" style:family="text">
      <style:text-properties fo:font-size="13pt" style:font-size-asian="13pt" style:font-size-complex="13pt"/>
    </style:style>
    <style:style style:name="T336" style:parent-style-name="Policepardéfaut" style:family="text">
      <style:text-properties fo:font-weight="normal" style:font-weight-asian="normal" fo:font-size="13pt" style:font-size-asian="13pt" style:font-size-complex="13pt"/>
    </style:style>
    <style:style style:name="T337" style:parent-style-name="Policepardéfaut" style:family="text">
      <style:text-properties fo:font-weight="normal" style:font-weight-asian="normal" fo:font-size="13pt" style:font-size-asian="13pt" style:font-size-complex="13pt"/>
    </style:style>
    <style:style style:name="P338"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T339" style:parent-style-name="Policepardéfaut" style:family="text">
      <style:text-properties fo:font-style="italic" style:font-style-asian="italic"/>
    </style:style>
    <style:style style:name="T340" style:parent-style-name="Policepardéfaut" style:family="text">
      <style:text-properties fo:font-weight="normal" style:font-weight-asian="normal" fo:font-size="13pt" style:font-size-asian="13pt" style:font-size-complex="13pt"/>
    </style:style>
    <style:style style:name="T341" style:parent-style-name="Policepardéfaut" style:family="text">
      <style:text-properties fo:font-weight="normal" style:font-weight-asian="normal" fo:font-size="13pt" style:font-size-asian="13pt" style:font-size-complex="13pt"/>
    </style:style>
    <style:style style:name="P342"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343" style:parent-style-name="Policepardéfaut" style:family="text">
      <style:text-properties fo:font-style="italic" style:font-style-asian="italic"/>
    </style:style>
    <style:style style:name="T344" style:parent-style-name="Policepardéfaut" style:family="text">
      <style:text-properties fo:font-style="italic" style:font-style-asian="italic"/>
    </style:style>
    <style:style style:name="T345" style:parent-style-name="Policepardéfaut" style:family="text">
      <style:text-properties fo:font-style="italic" style:font-style-asian="italic"/>
    </style:style>
    <style:style style:name="T346" style:parent-style-name="Policepardéfaut" style:family="text">
      <style:text-properties fo:font-style="italic" style:font-style-asian="italic"/>
    </style:style>
    <style:style style:name="T347" style:parent-style-name="Policepardéfaut" style:family="text">
      <style:text-properties fo:font-style="italic" style:font-style-asian="italic"/>
    </style:style>
    <style:style style:name="T348" style:parent-style-name="Policepardéfaut" style:family="text">
      <style:text-properties fo:font-style="italic" style:font-style-asian="italic"/>
    </style:style>
    <style:style style:name="T349" style:parent-style-name="Policepardéfaut" style:family="text">
      <style:text-properties fo:font-style="italic" style:font-style-asian="italic"/>
    </style:style>
    <style:style style:name="T350" style:parent-style-name="Policepardéfaut" style:family="text">
      <style:text-properties fo:font-style="italic" style:font-style-asian="italic"/>
    </style:style>
    <style:style style:name="T351" style:parent-style-name="Policepardéfaut" style:family="text">
      <style:text-properties fo:font-weight="normal" style:font-weight-asian="normal" fo:font-size="13pt" style:font-size-asian="13pt" style:font-size-complex="13pt"/>
    </style:style>
    <style:style style:name="T352" style:parent-style-name="Policepardéfaut" style:family="text">
      <style:text-properties fo:font-weight="normal" style:font-weight-asian="normal" fo:font-size="13pt" style:font-size-asian="13pt" style:font-size-complex="13pt"/>
    </style:style>
    <style:style style:name="P353"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354" style:parent-style-name="Policepardéfaut" style:family="text">
      <style:text-properties fo:font-style="italic" style:font-style-asian="italic"/>
    </style:style>
    <style:style style:name="T355" style:parent-style-name="Policepardéfaut" style:family="text">
      <style:text-properties fo:font-weight="normal" style:font-weight-asian="normal" fo:font-size="13pt" style:font-size-asian="13pt" style:font-size-complex="13pt"/>
    </style:style>
    <style:style style:name="T356" style:parent-style-name="Policepardéfaut" style:family="text">
      <style:text-properties fo:font-weight="normal" style:font-weight-asian="normal" fo:font-size="13pt" style:font-size-asian="13pt" style:font-size-complex="13pt"/>
    </style:style>
    <style:style style:name="P357"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358" style:parent-style-name="Policepardéfaut" style:family="text">
      <style:text-properties fo:font-weight="normal" style:font-weight-asian="normal" fo:font-size="13pt" style:font-size-asian="13pt" style:font-size-complex="13pt"/>
    </style:style>
    <style:style style:name="T359" style:parent-style-name="Policepardéfaut" style:family="text">
      <style:text-properties fo:font-weight="normal" style:font-weight-asian="normal" fo:font-size="13pt" style:font-size-asian="13pt" style:font-size-complex="13pt"/>
    </style:style>
    <style:style style:name="P360"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361" style:parent-style-name="Policepardéfaut" style:family="text">
      <style:text-properties fo:font-style="italic" style:font-style-asian="italic"/>
    </style:style>
    <style:style style:name="T362" style:parent-style-name="Policepardéfaut" style:family="text">
      <style:text-properties fo:font-size="11pt" style:font-size-asian="11pt" style:font-size-complex="11pt"/>
    </style:style>
    <style:style style:name="T363" style:parent-style-name="Policepardéfaut" style:family="text">
      <style:text-properties style:text-position="27.2% 100%" fo:font-size="11pt" style:font-size-asian="11pt" style:font-size-complex="11pt"/>
    </style:style>
    <style:style style:name="T364" style:parent-style-name="Policepardéfaut" style:family="text">
      <style:text-properties fo:font-weight="normal" style:font-weight-asian="normal" fo:font-size="13pt" style:font-size-asian="13pt" style:font-size-complex="13pt"/>
    </style:style>
    <style:style style:name="T365" style:parent-style-name="Policepardéfaut" style:family="text">
      <style:text-properties fo:font-weight="normal" style:font-weight-asian="normal" fo:font-size="13pt" style:font-size-asian="13pt" style:font-size-complex="13pt"/>
    </style:style>
    <style:style style:name="P366"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367"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368" style:parent-style-name="Normal" style:family="paragraph">
      <style:paragraph-properties fo:line-height="100%" fo:margin-left="0in" fo:margin-right="-0.5236in">
        <style:tab-stops/>
      </style:paragraph-properties>
    </style:style>
    <style:style style:name="T369" style:parent-style-name="Policepardéfaut" style:family="text">
      <style:text-properties fo:font-size="13pt" style:font-size-asian="13pt" style:font-size-complex="13pt" fo:language="en" fo:country="US"/>
    </style:style>
    <style:style style:name="T370" style:parent-style-name="Policepardéfaut" style:family="text">
      <style:text-properties fo:font-style="italic" style:font-style-asian="italic" fo:font-size="13pt" style:font-size-asian="13pt" style:font-size-complex="13pt" fo:language="en" fo:country="US"/>
    </style:style>
    <style:style style:name="T371" style:parent-style-name="Policepardéfaut" style:family="text">
      <style:text-properties fo:font-size="13pt" style:font-size-asian="13pt" style:font-size-complex="13pt" fo:language="en" fo:country="US"/>
    </style:style>
    <style:style style:name="P372" style:parent-style-name="Normal" style:family="paragraph">
      <style:paragraph-properties fo:line-height="100%" fo:margin-left="0in" fo:margin-right="-0.5236in">
        <style:tab-stops/>
      </style:paragraph-properties>
    </style:style>
    <style:style style:name="T373" style:parent-style-name="Policepardéfaut" style:family="text">
      <style:text-properties fo:font-size="13pt" style:font-size-asian="13pt" style:font-size-complex="13pt" fo:language="en" fo:country="US"/>
    </style:style>
    <style:style style:name="T374" style:parent-style-name="Policepardéfaut" style:family="text">
      <style:text-properties fo:font-style="italic" style:font-style-asian="italic" fo:font-size="13pt" style:font-size-asian="13pt" style:font-size-complex="13pt" fo:language="en" fo:country="US"/>
    </style:style>
    <style:style style:name="T375" style:parent-style-name="Policepardéfaut" style:family="text">
      <style:text-properties fo:font-size="13pt" style:font-size-asian="13pt" style:font-size-complex="13pt" fo:language="en" fo:country="US"/>
    </style:style>
    <style:style style:name="P376" style:parent-style-name="Normal" style:family="paragraph">
      <style:paragraph-properties fo:line-height="100%" fo:margin-left="0in" fo:margin-right="-0.5236in">
        <style:tab-stops/>
      </style:paragraph-properties>
    </style:style>
    <style:style style:name="T377" style:parent-style-name="Policepardéfaut" style:family="text">
      <style:text-properties fo:font-size="13pt" style:font-size-asian="13pt" style:font-size-complex="13pt"/>
    </style:style>
    <style:style style:name="T378" style:parent-style-name="Policepardéfaut" style:family="text">
      <style:text-properties fo:font-style="italic" style:font-style-asian="italic" fo:font-size="13pt" style:font-size-asian="13pt" style:font-size-complex="13pt"/>
    </style:style>
    <style:style style:name="T379" style:parent-style-name="Policepardéfaut" style:family="text">
      <style:text-properties fo:font-size="13pt" style:font-size-asian="13pt" style:font-size-complex="13pt"/>
    </style:style>
    <style:style style:name="P380" style:parent-style-name="Normal" style:family="paragraph">
      <style:paragraph-properties fo:line-height="100%" fo:margin-left="0in" fo:margin-right="-0.5236in">
        <style:tab-stops/>
      </style:paragraph-properties>
    </style:style>
    <style:style style:name="T381" style:parent-style-name="Policepardéfaut" style:family="text">
      <style:text-properties fo:font-size="13pt" style:font-size-asian="13pt" style:font-size-complex="13pt"/>
    </style:style>
    <style:style style:name="T382" style:parent-style-name="Policepardéfaut" style:family="text">
      <style:text-properties fo:font-style="italic" style:font-style-asian="italic" fo:font-size="13pt" style:font-size-asian="13pt" style:font-size-complex="13pt"/>
    </style:style>
    <style:style style:name="T383" style:parent-style-name="Policepardéfaut" style:family="text">
      <style:text-properties fo:font-size="13pt" style:font-size-asian="13pt" style:font-size-complex="13pt"/>
    </style:style>
    <style:style style:name="P384" style:parent-style-name="Normal" style:family="paragraph">
      <style:paragraph-properties fo:line-height="100%" fo:margin-left="0in" fo:margin-right="-0.5236in">
        <style:tab-stops/>
      </style:paragraph-properties>
    </style:style>
    <style:style style:name="T385" style:parent-style-name="Policepardéfaut" style:family="text">
      <style:text-properties fo:font-size="13pt" style:font-size-asian="13pt" style:font-size-complex="13pt"/>
    </style:style>
    <style:style style:name="T386" style:parent-style-name="Policepardéfaut" style:family="text">
      <style:text-properties fo:font-size="13pt" style:font-size-asian="13pt" style:font-size-complex="13pt"/>
    </style:style>
    <style:style style:name="T387" style:parent-style-name="Policepardéfaut" style:family="text">
      <style:text-properties fo:font-style="italic" style:font-style-asian="italic" fo:font-size="13pt" style:font-size-asian="13pt" style:font-size-complex="13pt"/>
    </style:style>
    <style:style style:name="T388" style:parent-style-name="Policepardéfaut" style:family="text">
      <style:text-properties fo:font-size="13pt" style:font-size-asian="13pt" style:font-size-complex="13pt"/>
    </style:style>
    <style:style style:name="P389"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390" style:parent-style-name="Policepardéfaut" style:family="text">
      <style:text-properties fo:font-style="italic" style:font-style-asian="italic"/>
    </style:style>
    <style:style style:name="T391" style:parent-style-name="Policepardéfaut" style:family="text">
      <style:text-properties fo:font-style="italic" style:font-style-asian="italic"/>
    </style:style>
    <style:style style:name="T392" style:parent-style-name="Policepardéfaut" style:family="text">
      <style:text-properties fo:font-style="italic" style:font-style-asian="italic"/>
    </style:style>
    <style:style style:name="T393" style:parent-style-name="Policepardéfaut" style:family="text">
      <style:text-properties fo:font-style="italic" style:font-style-asian="italic"/>
    </style:style>
    <style:style style:name="T394" style:parent-style-name="Policepardéfaut" style:family="text">
      <style:text-properties fo:font-style="italic" style:font-style-asian="italic"/>
    </style:style>
    <style:style style:name="T395" style:parent-style-name="Policepardéfaut" style:family="text">
      <style:text-properties fo:font-style="italic" style:font-style-asian="italic"/>
    </style:style>
    <style:style style:name="T396" style:parent-style-name="Policepardéfaut" style:family="text">
      <style:text-properties fo:font-style="italic" style:font-style-asian="italic"/>
    </style:style>
    <style:style style:name="T397" style:parent-style-name="Policepardéfaut" style:family="text">
      <style:text-properties fo:font-style="italic" style:font-style-asian="italic"/>
    </style:style>
    <style:style style:name="P398" style:parent-style-name="Normal" style:family="paragraph">
      <style:paragraph-properties fo:line-height="100%" fo:margin-left="0in" fo:margin-right="-0.5236in">
        <style:tab-stops/>
      </style:paragraph-properties>
      <style:text-properties fo:font-style="italic" style:font-style-asian="italic" fo:font-size="13pt" style:font-size-asian="13pt" style:font-size-complex="13pt"/>
    </style:style>
    <style:style style:name="P399" style:parent-style-name="autorimemento0" style:family="paragraph">
      <style:paragraph-properties fo:line-height="100%" fo:margin-left="0in" fo:margin-right="-0.5236in">
        <style:tab-stops/>
      </style:paragraph-properties>
    </style:style>
    <style:style style:name="T400" style:parent-style-name="Policepardéfaut" style:family="text">
      <style:text-properties fo:font-size="13pt" style:font-size-asian="13pt" style:font-size-complex="13pt"/>
    </style:style>
    <style:style style:name="T401" style:parent-style-name="Policepardéfaut" style:family="text">
      <style:text-properties fo:font-style="italic" style:font-style-asian="italic" fo:font-variant="normal" fo:font-size="13pt" style:font-size-asian="13pt" style:font-size-complex="13pt"/>
    </style:style>
    <style:style style:name="T402" style:parent-style-name="Policepardéfaut" style:family="text">
      <style:text-properties fo:font-size="13pt" style:font-size-asian="13pt" style:font-size-complex="13pt"/>
    </style:style>
    <style:style style:name="P403" style:parent-style-name="autorimemento0" style:family="paragraph">
      <style:paragraph-properties fo:line-height="100%" fo:margin-left="0in" fo:margin-right="-0.5236in">
        <style:tab-stops/>
      </style:paragraph-properties>
    </style:style>
    <style:style style:name="T404" style:parent-style-name="Policepardéfaut" style:family="text">
      <style:text-properties fo:font-size="13pt" style:font-size-asian="13pt" style:font-size-complex="13pt"/>
    </style:style>
    <style:style style:name="T405" style:parent-style-name="Policepardéfaut" style:family="text">
      <style:text-properties fo:font-style="italic" style:font-style-asian="italic" fo:font-variant="normal" fo:font-size="13pt" style:font-size-asian="13pt" style:font-size-complex="13pt"/>
    </style:style>
    <style:style style:name="T406" style:parent-style-name="Policepardéfaut" style:family="text">
      <style:text-properties fo:font-size="13pt" style:font-size-asian="13pt" style:font-size-complex="13pt"/>
    </style:style>
    <style:style style:name="P407" style:parent-style-name="autorimemento0" style:family="paragraph">
      <style:paragraph-properties fo:line-height="100%" fo:margin-left="0in" fo:margin-right="-0.5236in">
        <style:tab-stops/>
      </style:paragraph-properties>
    </style:style>
    <style:style style:name="T408" style:parent-style-name="Policepardéfaut" style:family="text">
      <style:text-properties fo:font-size="13pt" style:font-size-asian="13pt" style:font-size-complex="13pt"/>
    </style:style>
    <style:style style:name="T409" style:parent-style-name="Policepardéfaut" style:family="text">
      <style:text-properties fo:font-style="italic" style:font-style-asian="italic" fo:font-variant="normal" fo:font-size="13pt" style:font-size-asian="13pt" style:font-size-complex="13pt"/>
    </style:style>
    <style:style style:name="T410" style:parent-style-name="Policepardéfaut" style:family="text">
      <style:text-properties fo:font-size="13pt" style:font-size-asian="13pt" style:font-size-complex="13pt"/>
    </style:style>
    <style:style style:name="P411" style:parent-style-name="autorimemento0" style:family="paragraph">
      <style:paragraph-properties fo:line-height="100%" fo:margin-left="0in" fo:margin-right="-0.5236in">
        <style:tab-stops/>
      </style:paragraph-properties>
    </style:style>
    <style:style style:name="T412" style:parent-style-name="Policepardéfaut" style:family="text">
      <style:text-properties fo:font-size="13pt" style:font-size-asian="13pt" style:font-size-complex="13pt"/>
    </style:style>
    <style:style style:name="T413" style:parent-style-name="Policepardéfaut" style:family="text">
      <style:text-properties fo:font-style="italic" style:font-style-asian="italic" fo:font-variant="normal" fo:font-size="13pt" style:font-size-asian="13pt" style:font-size-complex="13pt"/>
    </style:style>
    <style:style style:name="T414" style:parent-style-name="Policepardéfaut" style:family="text">
      <style:text-properties fo:font-size="13pt" style:font-size-asian="13pt" style:font-size-complex="13pt"/>
    </style:style>
    <style:style style:name="P415" style:parent-style-name="autorimemento0" style:family="paragraph">
      <style:paragraph-properties fo:line-height="100%" fo:margin-left="0in" fo:margin-right="-0.5236in">
        <style:tab-stops/>
      </style:paragraph-properties>
    </style:style>
    <style:style style:name="T416" style:parent-style-name="Policepardéfaut" style:family="text">
      <style:text-properties fo:font-size="13pt" style:font-size-asian="13pt" style:font-size-complex="13pt"/>
    </style:style>
    <style:style style:name="T417" style:parent-style-name="Policepardéfaut" style:family="text">
      <style:text-properties fo:font-style="italic" style:font-style-asian="italic" fo:font-variant="normal" fo:font-size="13pt" style:font-size-asian="13pt" style:font-size-complex="13pt"/>
    </style:style>
    <style:style style:name="T418" style:parent-style-name="Policepardéfaut" style:family="text">
      <style:text-properties fo:font-size="13pt" style:font-size-asian="13pt" style:font-size-complex="13pt"/>
    </style:style>
    <style:style style:name="P419" style:parent-style-name="autorimemento0" style:family="paragraph">
      <style:paragraph-properties fo:line-height="100%" fo:margin-left="0in" fo:margin-right="-0.5236in">
        <style:tab-stops/>
      </style:paragraph-properties>
    </style:style>
    <style:style style:name="T420" style:parent-style-name="Policepardéfaut" style:family="text">
      <style:text-properties fo:font-size="13pt" style:font-size-asian="13pt" style:font-size-complex="13pt"/>
    </style:style>
    <style:style style:name="T421" style:parent-style-name="Policepardéfaut" style:family="text">
      <style:text-properties fo:font-style="italic" style:font-style-asian="italic" fo:font-variant="normal" fo:font-size="13pt" style:font-size-asian="13pt" style:font-size-complex="13pt"/>
    </style:style>
    <style:style style:name="T422" style:parent-style-name="Policepardéfaut" style:family="text">
      <style:text-properties fo:font-size="13pt" style:font-size-asian="13pt" style:font-size-complex="13pt"/>
    </style:style>
    <style:style style:name="P423" style:parent-style-name="autorimemento0" style:family="paragraph">
      <style:paragraph-properties fo:line-height="100%" fo:margin-left="0in" fo:margin-right="-0.5236in">
        <style:tab-stops/>
      </style:paragraph-properties>
    </style:style>
    <style:style style:name="T424" style:parent-style-name="Policepardéfaut" style:family="text">
      <style:text-properties fo:font-size="13pt" style:font-size-asian="13pt" style:font-size-complex="13pt"/>
    </style:style>
    <style:style style:name="T425" style:parent-style-name="Policepardéfaut" style:family="text">
      <style:text-properties fo:font-style="italic" style:font-style-asian="italic" fo:font-variant="normal" fo:font-size="13pt" style:font-size-asian="13pt" style:font-size-complex="13pt"/>
    </style:style>
    <style:style style:name="T426" style:parent-style-name="Policepardéfaut" style:family="text">
      <style:text-properties fo:font-size="13pt" style:font-size-asian="13pt" style:font-size-complex="13pt"/>
    </style:style>
    <style:style style:name="P427" style:parent-style-name="autorimemento0" style:family="paragraph">
      <style:paragraph-properties fo:line-height="100%" fo:margin-left="0in" fo:margin-right="-0.5236in">
        <style:tab-stops/>
      </style:paragraph-properties>
    </style:style>
    <style:style style:name="T428" style:parent-style-name="Policepardéfaut" style:family="text">
      <style:text-properties fo:font-size="13pt" style:font-size-asian="13pt" style:font-size-complex="13pt"/>
    </style:style>
    <style:style style:name="T429" style:parent-style-name="Policepardéfaut" style:family="text">
      <style:text-properties fo:font-style="italic" style:font-style-asian="italic" fo:font-variant="normal" fo:font-size="13pt" style:font-size-asian="13pt" style:font-size-complex="13pt"/>
    </style:style>
    <style:style style:name="T430" style:parent-style-name="Policepardéfaut" style:family="text">
      <style:text-properties fo:font-size="13pt" style:font-size-asian="13pt" style:font-size-complex="13pt"/>
    </style:style>
    <style:style style:name="P431" style:parent-style-name="autorimemento0" style:family="paragraph">
      <style:paragraph-properties fo:line-height="100%" fo:margin-left="0in" fo:margin-right="-0.5236in">
        <style:tab-stops/>
      </style:paragraph-properties>
    </style:style>
    <style:style style:name="T432" style:parent-style-name="Policepardéfaut" style:family="text">
      <style:text-properties fo:font-size="13pt" style:font-size-asian="13pt" style:font-size-complex="13pt"/>
    </style:style>
    <style:style style:name="T433" style:parent-style-name="Policepardéfaut" style:family="text">
      <style:text-properties fo:font-style="italic" style:font-style-asian="italic" fo:font-variant="normal" fo:font-size="13pt" style:font-size-asian="13pt" style:font-size-complex="13pt"/>
    </style:style>
    <style:style style:name="T434" style:parent-style-name="Policepardéfaut" style:family="text">
      <style:text-properties fo:font-size="13pt" style:font-size-asian="13pt" style:font-size-complex="13pt"/>
    </style:style>
    <style:style style:name="P435" style:parent-style-name="autorimemento0" style:family="paragraph">
      <style:paragraph-properties fo:line-height="100%" fo:margin-left="0in" fo:margin-right="-0.5236in">
        <style:tab-stops/>
      </style:paragraph-properties>
    </style:style>
    <style:style style:name="T436" style:parent-style-name="Policepardéfaut" style:family="text">
      <style:text-properties fo:font-size="13pt" style:font-size-asian="13pt" style:font-size-complex="13pt"/>
    </style:style>
    <style:style style:name="T437" style:parent-style-name="Policepardéfaut" style:family="text">
      <style:text-properties fo:font-style="italic" style:font-style-asian="italic" fo:font-variant="normal" fo:font-size="13pt" style:font-size-asian="13pt" style:font-size-complex="13pt"/>
    </style:style>
    <style:style style:name="T438" style:parent-style-name="Policepardéfaut" style:family="text">
      <style:text-properties fo:font-variant="normal" fo:font-size="13pt" style:font-size-asian="13pt" style:font-size-complex="13pt"/>
    </style:style>
    <style:style style:name="P439" style:parent-style-name="autorimemento0" style:family="paragraph">
      <style:paragraph-properties fo:line-height="100%" fo:margin-left="0in" fo:margin-right="-0.5236in">
        <style:tab-stops/>
      </style:paragraph-properties>
    </style:style>
    <style:style style:name="T440" style:parent-style-name="Policepardéfaut" style:family="text">
      <style:text-properties fo:font-size="13pt" style:font-size-asian="13pt" style:font-size-complex="13pt"/>
    </style:style>
    <style:style style:name="T441" style:parent-style-name="Policepardéfaut" style:family="text">
      <style:text-properties fo:font-style="italic" style:font-style-asian="italic" fo:font-variant="normal" fo:font-size="13pt" style:font-size-asian="13pt" style:font-size-complex="13pt"/>
    </style:style>
    <style:style style:name="T442" style:parent-style-name="Policepardéfaut" style:family="text">
      <style:text-properties fo:font-style="italic" style:font-style-asian="italic" fo:font-size="13pt" style:font-size-asian="13pt" style:font-size-complex="13pt"/>
    </style:style>
    <style:style style:name="T443" style:parent-style-name="Policepardéfaut" style:family="text">
      <style:text-properties fo:font-weight="normal" style:font-weight-asian="normal" fo:font-size="13pt" style:font-size-asian="13pt" style:font-size-complex="13pt"/>
    </style:style>
    <style:style style:name="T444" style:parent-style-name="Policepardéfaut" style:family="text">
      <style:text-properties fo:font-weight="normal" style:font-weight-asian="normal" fo:font-size="13pt" style:font-size-asian="13pt" style:font-size-complex="13pt"/>
    </style:style>
    <style:style style:name="P445"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446"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447" style:parent-style-name="Policepardéfaut" style:family="text">
      <style:text-properties fo:font-style="italic" style:font-style-asian="italic"/>
    </style:style>
    <style:style style:name="T448" style:parent-style-name="Policepardéfaut" style:family="text">
      <style:text-properties fo:font-size="11pt" style:font-size-asian="11pt" style:font-size-complex="11pt"/>
    </style:style>
    <style:style style:name="T449" style:parent-style-name="Policepardéfaut" style:family="text">
      <style:text-properties style:text-position="27.2% 100%" fo:font-size="11pt" style:font-size-asian="11pt" style:font-size-complex="11pt"/>
    </style:style>
    <style:style style:name="T450" style:parent-style-name="Policepardéfaut" style:family="text">
      <style:text-properties fo:font-weight="normal" style:font-weight-asian="normal" fo:font-size="13pt" style:font-size-asian="13pt" style:font-size-complex="13pt"/>
    </style:style>
    <style:style style:name="T451" style:parent-style-name="Policepardéfaut" style:family="text">
      <style:text-properties fo:font-weight="normal" style:font-weight-asian="normal" fo:font-size="13pt" style:font-size-asian="13pt" style:font-size-complex="13pt"/>
    </style:style>
    <style:style style:name="P452"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453"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454" style:parent-style-name="Policepardéfaut" style:family="text">
      <style:text-properties fo:font-style="italic" style:font-style-asian="italic"/>
    </style:style>
    <style:style style:name="T455" style:parent-style-name="Policepardéfaut" style:family="text">
      <style:text-properties fo:font-style="italic" style:font-style-asian="italic"/>
    </style:style>
    <style:style style:name="T456" style:parent-style-name="Policepardéfaut" style:family="text">
      <style:text-properties fo:font-style="italic" style:font-style-asian="italic"/>
    </style:style>
    <style:style style:name="T457" style:parent-style-name="Policepardéfaut" style:family="text">
      <style:text-properties fo:font-weight="normal" style:font-weight-asian="normal" fo:font-size="13pt" style:font-size-asian="13pt" style:font-size-complex="13pt"/>
    </style:style>
    <style:style style:name="T458" style:parent-style-name="Policepardéfaut" style:family="text">
      <style:text-properties fo:font-weight="normal" style:font-weight-asian="normal" fo:font-size="13pt" style:font-size-asian="13pt" style:font-size-complex="13pt"/>
    </style:style>
    <style:style style:name="P459"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460"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461" style:parent-style-name="Policepardéfaut" style:family="text">
      <style:text-properties fo:font-style="italic" style:font-style-asian="italic"/>
    </style:style>
    <style:style style:name="T462" style:parent-style-name="Policepardéfaut" style:family="text">
      <style:text-properties fo:font-weight="normal" style:font-weight-asian="normal" fo:font-size="13pt" style:font-size-asian="13pt" style:font-size-complex="13pt"/>
    </style:style>
    <style:style style:name="T463" style:parent-style-name="Policepardéfaut" style:family="text">
      <style:text-properties fo:font-weight="normal" style:font-weight-asian="normal" fo:font-size="13pt" style:font-size-asian="13pt" style:font-size-complex="13pt"/>
    </style:style>
    <style:style style:name="P464"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465"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466" style:parent-style-name="Policepardéfaut" style:family="text">
      <style:text-properties fo:font-style="italic" style:font-style-asian="italic"/>
    </style:style>
    <style:style style:name="T467" style:parent-style-name="Policepardéfaut" style:family="text">
      <style:text-properties fo:font-style="italic" style:font-style-asian="italic"/>
    </style:style>
    <style:style style:name="T468" style:parent-style-name="Policepardéfaut" style:family="text">
      <style:text-properties fo:font-weight="normal" style:font-weight-asian="normal" fo:font-size="13pt" style:font-size-asian="13pt" style:font-size-complex="13pt"/>
    </style:style>
    <style:style style:name="T469" style:parent-style-name="Policepardéfaut" style:family="text">
      <style:text-properties fo:font-weight="normal" style:font-weight-asian="normal" fo:font-size="13pt" style:font-size-asian="13pt" style:font-size-complex="13pt"/>
    </style:style>
    <style:style style:name="P470"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471" style:parent-style-name="Policepardéfaut" style:family="text">
      <style:text-properties fo:font-style="italic" style:font-style-asian="italic"/>
    </style:style>
    <style:style style:name="T472" style:parent-style-name="Policepardéfaut" style:family="text">
      <style:text-properties fo:font-style="italic" style:font-style-asian="italic"/>
    </style:style>
    <style:style style:name="T473" style:parent-style-name="Policepardéfaut" style:family="text">
      <style:text-properties fo:font-style="italic" style:font-style-asian="italic"/>
    </style:style>
    <style:style style:name="T474" style:parent-style-name="Policepardéfaut" style:family="text">
      <style:text-properties fo:font-style="italic" style:font-style-asian="italic"/>
    </style:style>
    <style:style style:name="T475" style:parent-style-name="Policepardéfaut" style:family="text">
      <style:text-properties fo:font-style="italic" style:font-style-asian="italic"/>
    </style:style>
    <style:style style:name="T476" style:parent-style-name="Policepardéfaut" style:family="text">
      <style:text-properties fo:font-style="italic" style:font-style-asian="italic"/>
    </style:style>
    <style:style style:name="T477" style:parent-style-name="Policepardéfaut" style:family="text">
      <style:text-properties fo:font-style="italic" style:font-style-asian="italic"/>
    </style:style>
    <style:style style:name="T478" style:parent-style-name="Policepardéfaut" style:family="text">
      <style:text-properties fo:font-style="italic" style:font-style-asian="italic"/>
    </style:style>
    <style:style style:name="T479" style:parent-style-name="Policepardéfaut" style:family="text">
      <style:text-properties fo:font-style="italic" style:font-style-asian="italic"/>
    </style:style>
    <style:style style:name="T480" style:parent-style-name="Policepardéfaut" style:family="text">
      <style:text-properties fo:font-style="italic" style:font-style-asian="italic"/>
    </style:style>
    <style:style style:name="T481" style:parent-style-name="Policepardéfaut" style:family="text">
      <style:text-properties fo:font-style="italic" style:font-style-asian="italic"/>
    </style:style>
    <style:style style:name="T482" style:parent-style-name="Policepardéfaut" style:family="text">
      <style:text-properties fo:font-size="11pt" style:font-size-asian="11pt" style:font-size-complex="11pt"/>
    </style:style>
    <style:style style:name="T483" style:parent-style-name="Policepardéfaut" style:family="text">
      <style:text-properties style:text-position="27.2% 100%" fo:font-size="11pt" style:font-size-asian="11pt" style:font-size-complex="11pt"/>
    </style:style>
    <style:style style:name="T484" style:parent-style-name="Policepardéfaut" style:family="text">
      <style:text-properties fo:font-weight="normal" style:font-weight-asian="normal" fo:font-size="13pt" style:font-size-asian="13pt" style:font-size-complex="13pt"/>
    </style:style>
    <style:style style:name="T485" style:parent-style-name="Policepardéfaut" style:family="text">
      <style:text-properties fo:font-weight="normal" style:font-weight-asian="normal" fo:font-size="13pt" style:font-size-asian="13pt" style:font-size-complex="13pt"/>
    </style:style>
    <style:style style:name="P486"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P487"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T488" style:parent-style-name="Policepardéfaut" style:family="text">
      <style:text-properties fo:font-style="italic" style:font-style-asian="italic"/>
    </style:style>
    <style:style style:name="T489" style:parent-style-name="Policepardéfaut" style:family="text">
      <style:text-properties fo:font-weight="normal" style:font-weight-asian="normal" fo:font-size="13pt" style:font-size-asian="13pt" style:font-size-complex="13pt"/>
    </style:style>
    <style:style style:name="T490" style:parent-style-name="Policepardéfaut" style:family="text">
      <style:text-properties fo:font-weight="normal" style:font-weight-asian="normal" fo:font-size="13pt" style:font-size-asian="13pt" style:font-size-complex="13pt"/>
    </style:style>
    <style:style style:name="P491"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492"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493" style:parent-style-name="Policepardéfaut" style:family="text">
      <style:text-properties fo:font-style="italic" style:font-style-asian="italic"/>
    </style:style>
    <style:style style:name="T494" style:parent-style-name="Policepardéfaut" style:family="text">
      <style:text-properties fo:font-weight="normal" style:font-weight-asian="normal" fo:font-size="13pt" style:font-size-asian="13pt" style:font-size-complex="13pt"/>
    </style:style>
    <style:style style:name="T495" style:parent-style-name="Policepardéfaut" style:family="text">
      <style:text-properties fo:font-weight="normal" style:font-weight-asian="normal" fo:font-size="13pt" style:font-size-asian="13pt" style:font-size-complex="13pt"/>
    </style:style>
    <style:style style:name="P496"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497"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498" style:parent-style-name="Policepardéfaut" style:family="text">
      <style:text-properties fo:font-style="italic" style:font-style-asian="italic"/>
    </style:style>
    <style:style style:name="T499" style:parent-style-name="Policepardéfaut" style:family="text">
      <style:text-properties fo:font-style="italic" style:font-style-asian="italic"/>
    </style:style>
    <style:style style:name="T500" style:parent-style-name="Policepardéfaut" style:family="text">
      <style:text-properties fo:font-weight="normal" style:font-weight-asian="normal" fo:font-size="13pt" style:font-size-asian="13pt" style:font-size-complex="13pt"/>
    </style:style>
    <style:style style:name="T501" style:parent-style-name="Policepardéfaut" style:family="text">
      <style:text-properties fo:font-weight="normal" style:font-weight-asian="normal" fo:font-size="13pt" style:font-size-asian="13pt" style:font-size-complex="13pt"/>
    </style:style>
    <style:style style:name="P502"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P503"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T504" style:parent-style-name="Policepardéfaut" style:family="text">
      <style:text-properties fo:font-style="italic" style:font-style-asian="italic"/>
    </style:style>
    <style:style style:name="T505" style:parent-style-name="Policepardéfaut" style:family="text">
      <style:text-properties fo:font-style="italic" style:font-style-asian="italic"/>
    </style:style>
    <style:style style:name="T506" style:parent-style-name="Policepardéfaut" style:family="text">
      <style:text-properties fo:font-weight="normal" style:font-weight-asian="normal" fo:font-size="13pt" style:font-size-asian="13pt" style:font-size-complex="13pt"/>
    </style:style>
    <style:style style:name="T507" style:parent-style-name="Policepardéfaut" style:family="text">
      <style:text-properties fo:font-weight="normal" style:font-weight-asian="normal" fo:font-size="13pt" style:font-size-asian="13pt" style:font-size-complex="13pt"/>
    </style:style>
    <style:style style:name="P508"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509"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510" style:parent-style-name="Policepardéfaut" style:family="text">
      <style:text-properties fo:font-style="italic" style:font-style-asian="italic"/>
    </style:style>
    <style:style style:name="T511" style:parent-style-name="Policepardéfaut" style:family="text">
      <style:text-properties fo:font-style="italic" style:font-style-asian="italic"/>
    </style:style>
    <style:style style:name="T512" style:parent-style-name="Policepardéfaut" style:family="text">
      <style:text-properties fo:font-style="italic" style:font-style-asian="italic"/>
    </style:style>
    <style:style style:name="T513" style:parent-style-name="Policepardéfaut" style:family="text">
      <style:text-properties fo:font-style="italic" style:font-style-asian="italic"/>
    </style:style>
    <style:style style:name="T514" style:parent-style-name="Policepardéfaut" style:family="text">
      <style:text-properties fo:font-weight="normal" style:font-weight-asian="normal" fo:font-size="13pt" style:font-size-asian="13pt" style:font-size-complex="13pt"/>
    </style:style>
    <style:style style:name="T515" style:parent-style-name="Policepardéfaut" style:family="text">
      <style:text-properties fo:font-weight="normal" style:font-weight-asian="normal" fo:font-size="13pt" style:font-size-asian="13pt" style:font-size-complex="13pt"/>
    </style:style>
    <style:style style:name="P516"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T517" style:parent-style-name="Policepardéfaut" style:family="text">
      <style:text-properties fo:font-style="italic" style:font-style-asian="italic"/>
    </style:style>
    <style:style style:name="P518"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P519"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T520" style:parent-style-name="Policepardéfaut" style:family="text">
      <style:text-properties fo:font-style="italic" style:font-style-asian="italic"/>
    </style:style>
    <style:style style:name="T521" style:parent-style-name="Policepardéfaut" style:family="text">
      <style:text-properties fo:font-size="11pt" style:font-size-asian="11pt" style:font-size-complex="11pt"/>
    </style:style>
    <style:style style:name="T522" style:parent-style-name="Policepardéfaut" style:family="text">
      <style:text-properties style:text-position="27.2% 100%" fo:font-size="11pt" style:font-size-asian="11pt" style:font-size-complex="11pt"/>
    </style:style>
    <style:style style:name="P523"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524"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525" style:parent-style-name="Policepardéfaut" style:family="text">
      <style:text-properties fo:font-style="italic" style:font-style-asian="italic"/>
    </style:style>
    <style:style style:name="T526" style:parent-style-name="Policepardéfaut" style:family="text">
      <style:text-properties fo:font-style="italic" style:font-style-asian="italic"/>
    </style:style>
    <style:style style:name="T527" style:parent-style-name="Policepardéfaut" style:family="text">
      <style:text-properties fo:font-weight="normal" style:font-weight-asian="normal" fo:font-size="13pt" style:font-size-asian="13pt" style:font-size-complex="13pt"/>
    </style:style>
    <style:style style:name="T528" style:parent-style-name="Policepardéfaut" style:family="text">
      <style:text-properties fo:font-weight="normal" style:font-weight-asian="normal" fo:font-size="13pt" style:font-size-asian="13pt" style:font-size-complex="13pt"/>
    </style:style>
    <style:style style:name="P529"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530"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531" style:parent-style-name="Policepardéfaut" style:family="text">
      <style:text-properties fo:font-style="italic" style:font-style-asian="italic"/>
    </style:style>
    <style:style style:name="T532" style:parent-style-name="Policepardéfaut" style:family="text">
      <style:text-properties fo:font-style="italic" style:font-style-asian="italic"/>
    </style:style>
    <style:style style:name="T533" style:parent-style-name="Policepardéfaut" style:family="text">
      <style:text-properties fo:font-style="italic" style:font-style-asian="italic"/>
    </style:style>
    <style:style style:name="T534" style:parent-style-name="Policepardéfaut" style:family="text">
      <style:text-properties fo:font-style="italic" style:font-style-asian="italic"/>
    </style:style>
    <style:style style:name="T535" style:parent-style-name="Policepardéfaut" style:family="text">
      <style:text-properties fo:font-style="italic" style:font-style-asian="italic"/>
    </style:style>
    <style:style style:name="T536" style:parent-style-name="Policepardéfaut" style:family="text">
      <style:text-properties fo:font-weight="normal" style:font-weight-asian="normal" fo:font-size="13pt" style:font-size-asian="13pt" style:font-size-complex="13pt"/>
    </style:style>
    <style:style style:name="T537" style:parent-style-name="Policepardéfaut" style:family="text">
      <style:text-properties fo:font-weight="normal" style:font-weight-asian="normal" fo:font-size="13pt" style:font-size-asian="13pt" style:font-size-complex="13pt"/>
    </style:style>
    <style:style style:name="P538"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539"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540" style:parent-style-name="Policepardéfaut" style:family="text">
      <style:text-properties fo:font-style="italic" style:font-style-asian="italic"/>
    </style:style>
    <style:style style:name="T541" style:parent-style-name="Policepardéfaut" style:family="text">
      <style:text-properties fo:font-style="italic" style:font-style-asian="italic"/>
    </style:style>
    <style:style style:name="P542"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543"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544" style:parent-style-name="Policepardéfaut" style:family="text">
      <style:text-properties fo:font-style="italic" style:font-style-asian="italic"/>
    </style:style>
    <style:style style:name="T545" style:parent-style-name="Policepardéfaut" style:family="text">
      <style:text-properties fo:font-style="italic" style:font-style-asian="italic"/>
    </style:style>
    <style:style style:name="T546" style:parent-style-name="Policepardéfaut" style:family="text">
      <style:text-properties fo:font-style="italic" style:font-style-asian="italic"/>
    </style:style>
    <style:style style:name="T547" style:parent-style-name="Policepardéfaut" style:family="text">
      <style:text-properties fo:font-style="italic" style:font-style-asian="italic"/>
    </style:style>
    <style:style style:name="T548" style:parent-style-name="Policepardéfaut" style:family="text">
      <style:text-properties fo:font-style="italic" style:font-style-asian="italic"/>
    </style:style>
    <style:style style:name="P549" style:parent-style-name="AutoriMemento" style:family="paragraph">
      <style:paragraph-properties fo:line-height="100%" fo:margin-left="0in" fo:margin-right="-0.5236in">
        <style:tab-stops/>
      </style:paragraph-properties>
    </style:style>
    <style:style style:name="T550" style:parent-style-name="Policepardéfaut" style:family="text">
      <style:text-properties fo:font-size="13pt" style:font-size-asian="13pt" style:font-size-complex="13pt"/>
    </style:style>
    <style:style style:name="T551" style:parent-style-name="Policepardéfaut" style:family="text">
      <style:text-properties fo:font-style="italic" style:font-style-asian="italic" fo:font-variant="normal" fo:font-size="13pt" style:font-size-asian="13pt" style:font-size-complex="13pt"/>
    </style:style>
    <style:style style:name="P552" style:parent-style-name="AutoriMemento" style:family="paragraph">
      <style:paragraph-properties fo:line-height="100%" fo:margin-left="0in" fo:margin-right="-0.5236in">
        <style:tab-stops/>
      </style:paragraph-properties>
    </style:style>
    <style:style style:name="T553" style:parent-style-name="Policepardéfaut" style:family="text">
      <style:text-properties fo:font-size="13pt" style:font-size-asian="13pt" style:font-size-complex="13pt"/>
    </style:style>
    <style:style style:name="T554" style:parent-style-name="Policepardéfaut" style:family="text">
      <style:text-properties fo:font-style="italic" style:font-style-asian="italic" fo:font-variant="normal" fo:font-size="13pt" style:font-size-asian="13pt" style:font-size-complex="13pt"/>
    </style:style>
    <style:style style:name="T555" style:parent-style-name="Policepardéfaut" style:family="text">
      <style:text-properties fo:font-variant="normal" fo:font-size="13pt" style:font-size-asian="13pt" style:font-size-complex="13pt"/>
    </style:style>
    <style:style style:name="P556" style:parent-style-name="AutoriMemento" style:family="paragraph">
      <style:paragraph-properties fo:line-height="100%" fo:margin-left="0in" fo:margin-right="-0.5236in">
        <style:tab-stops/>
      </style:paragraph-properties>
    </style:style>
    <style:style style:name="T557" style:parent-style-name="Policepardéfaut" style:family="text">
      <style:text-properties fo:font-size="13pt" style:font-size-asian="13pt" style:font-size-complex="13pt"/>
    </style:style>
    <style:style style:name="T558" style:parent-style-name="Policepardéfaut" style:family="text">
      <style:text-properties fo:font-style="italic" style:font-style-asian="italic" fo:font-variant="normal" fo:font-size="13pt" style:font-size-asian="13pt" style:font-size-complex="13pt"/>
    </style:style>
    <style:style style:name="T559" style:parent-style-name="Policepardéfaut" style:family="text">
      <style:text-properties fo:font-variant="normal" fo:font-size="13pt" style:font-size-asian="13pt" style:font-size-complex="13pt"/>
    </style:style>
    <style:style style:name="P560" style:parent-style-name="AutoriMemento" style:family="paragraph">
      <style:paragraph-properties fo:line-height="100%" fo:margin-left="0in" fo:margin-right="-0.5236in">
        <style:tab-stops/>
      </style:paragraph-properties>
    </style:style>
    <style:style style:name="T561" style:parent-style-name="Policepardéfaut" style:family="text">
      <style:text-properties fo:font-size="13pt" style:font-size-asian="13pt" style:font-size-complex="13pt"/>
    </style:style>
    <style:style style:name="T562" style:parent-style-name="Policepardéfaut" style:family="text">
      <style:text-properties fo:font-style="italic" style:font-style-asian="italic" fo:font-variant="normal" fo:font-size="13pt" style:font-size-asian="13pt" style:font-size-complex="13pt"/>
    </style:style>
    <style:style style:name="T563" style:parent-style-name="Policepardéfaut" style:family="text">
      <style:text-properties fo:font-variant="normal" fo:font-size="13pt" style:font-size-asian="13pt" style:font-size-complex="13pt"/>
    </style:style>
    <style:style style:name="P564" style:parent-style-name="AutoriMemento" style:family="paragraph">
      <style:paragraph-properties fo:line-height="100%" fo:margin-left="0in" fo:margin-right="-0.5236in">
        <style:tab-stops/>
      </style:paragraph-properties>
    </style:style>
    <style:style style:name="T565" style:parent-style-name="Policepardéfaut" style:family="text">
      <style:text-properties fo:font-size="13pt" style:font-size-asian="13pt" style:font-size-complex="13pt"/>
    </style:style>
    <style:style style:name="T566" style:parent-style-name="Policepardéfaut" style:family="text">
      <style:text-properties fo:font-size="13pt" style:font-size-asian="13pt" style:font-size-complex="13pt"/>
    </style:style>
    <style:style style:name="T567" style:parent-style-name="Policepardéfaut" style:family="text">
      <style:text-properties fo:font-style="italic" style:font-style-asian="italic" fo:font-variant="normal" fo:font-size="13pt" style:font-size-asian="13pt" style:font-size-complex="13pt"/>
    </style:style>
    <style:style style:name="P568" style:parent-style-name="AutoriMemento" style:family="paragraph">
      <style:paragraph-properties fo:line-height="100%" fo:margin-left="0in" fo:margin-right="-0.5236in">
        <style:tab-stops/>
      </style:paragraph-properties>
    </style:style>
    <style:style style:name="T569" style:parent-style-name="Policepardéfaut" style:family="text">
      <style:text-properties fo:font-size="13pt" style:font-size-asian="13pt" style:font-size-complex="13pt"/>
    </style:style>
    <style:style style:name="T570" style:parent-style-name="Policepardéfaut" style:family="text">
      <style:text-properties fo:font-style="italic" style:font-style-asian="italic" fo:font-variant="normal" fo:font-size="13pt" style:font-size-asian="13pt" style:font-size-complex="13pt"/>
    </style:style>
    <style:style style:name="P571" style:parent-style-name="AutoriMemento" style:family="paragraph">
      <style:paragraph-properties fo:line-height="100%" fo:margin-left="0in" fo:margin-right="-0.5236in">
        <style:tab-stops/>
      </style:paragraph-properties>
    </style:style>
    <style:style style:name="T572" style:parent-style-name="Policepardéfaut" style:family="text">
      <style:text-properties fo:font-size="13pt" style:font-size-asian="13pt" style:font-size-complex="13pt"/>
    </style:style>
    <style:style style:name="T573" style:parent-style-name="Policepardéfaut" style:family="text">
      <style:text-properties fo:font-style="italic" style:font-style-asian="italic" fo:font-variant="normal" fo:font-size="13pt" style:font-size-asian="13pt" style:font-size-complex="13pt"/>
    </style:style>
    <style:style style:name="P574" style:parent-style-name="AutoriMemento" style:family="paragraph">
      <style:paragraph-properties fo:line-height="100%" fo:margin-left="0in" fo:margin-right="-0.5236in">
        <style:tab-stops/>
      </style:paragraph-properties>
    </style:style>
    <style:style style:name="T575" style:parent-style-name="Policepardéfaut" style:family="text">
      <style:text-properties fo:font-size="13pt" style:font-size-asian="13pt" style:font-size-complex="13pt"/>
    </style:style>
    <style:style style:name="T576" style:parent-style-name="Policepardéfaut" style:family="text">
      <style:text-properties fo:font-style="italic" style:font-style-asian="italic" fo:font-variant="normal" fo:font-size="13pt" style:font-size-asian="13pt" style:font-size-complex="13pt"/>
    </style:style>
    <style:style style:name="P577" style:parent-style-name="AutoriMemento" style:family="paragraph">
      <style:paragraph-properties fo:line-height="100%" fo:margin-left="0in" fo:margin-right="-0.5236in">
        <style:tab-stops/>
      </style:paragraph-properties>
    </style:style>
    <style:style style:name="T578" style:parent-style-name="Policepardéfaut" style:family="text">
      <style:text-properties fo:font-size="13pt" style:font-size-asian="13pt" style:font-size-complex="13pt"/>
    </style:style>
    <style:style style:name="T579" style:parent-style-name="Policepardéfaut" style:family="text">
      <style:text-properties fo:font-style="italic" style:font-style-asian="italic" fo:font-variant="normal" fo:font-size="13pt" style:font-size-asian="13pt" style:font-size-complex="13pt"/>
    </style:style>
    <style:style style:name="P580" style:parent-style-name="AutoriMemento" style:family="paragraph">
      <style:paragraph-properties fo:line-height="100%" fo:margin-left="0in" fo:margin-right="-0.5236in">
        <style:tab-stops/>
      </style:paragraph-properties>
    </style:style>
    <style:style style:name="T581" style:parent-style-name="Policepardéfaut" style:family="text">
      <style:text-properties fo:font-size="13pt" style:font-size-asian="13pt" style:font-size-complex="13pt"/>
    </style:style>
    <style:style style:name="T582" style:parent-style-name="Policepardéfaut" style:family="text">
      <style:text-properties fo:font-style="italic" style:font-style-asian="italic" fo:font-variant="normal" fo:font-size="13pt" style:font-size-asian="13pt" style:font-size-complex="13pt"/>
    </style:style>
    <style:style style:name="P583" style:parent-style-name="AutoriMemento" style:family="paragraph">
      <style:paragraph-properties fo:line-height="100%" fo:margin-left="0in" fo:margin-right="-0.5236in">
        <style:tab-stops/>
      </style:paragraph-properties>
    </style:style>
    <style:style style:name="T584" style:parent-style-name="Policepardéfaut" style:family="text">
      <style:text-properties fo:font-size="13pt" style:font-size-asian="13pt" style:font-size-complex="13pt"/>
    </style:style>
    <style:style style:name="T585" style:parent-style-name="Policepardéfaut" style:family="text">
      <style:text-properties fo:font-style="italic" style:font-style-asian="italic" fo:font-variant="normal" fo:font-size="13pt" style:font-size-asian="13pt" style:font-size-complex="13pt"/>
    </style:style>
    <style:style style:name="T586" style:parent-style-name="Policepardéfaut" style:family="text">
      <style:text-properties fo:font-variant="normal" fo:font-size="13pt" style:font-size-asian="13pt" style:font-size-complex="13pt"/>
    </style:style>
    <style:style style:name="P587" style:parent-style-name="AutoriMemento" style:family="paragraph">
      <style:paragraph-properties fo:line-height="100%" fo:margin-left="0in" fo:margin-right="-0.5236in">
        <style:tab-stops/>
      </style:paragraph-properties>
    </style:style>
    <style:style style:name="T588" style:parent-style-name="Policepardéfaut" style:family="text">
      <style:text-properties fo:font-size="13pt" style:font-size-asian="13pt" style:font-size-complex="13pt"/>
    </style:style>
    <style:style style:name="T589" style:parent-style-name="Policepardéfaut" style:family="text">
      <style:text-properties fo:font-style="italic" style:font-style-asian="italic" fo:font-variant="normal" fo:font-size="13pt" style:font-size-asian="13pt" style:font-size-complex="13pt"/>
    </style:style>
    <style:style style:name="T590" style:parent-style-name="Policepardéfaut" style:family="text">
      <style:text-properties fo:font-style="italic" style:font-style-asian="italic" fo:font-variant="normal" fo:font-size="13pt" style:font-size-asian="13pt" style:font-size-complex="13pt"/>
    </style:style>
    <style:style style:name="P591" style:parent-style-name="AutoriMemento" style:family="paragraph">
      <style:paragraph-properties fo:line-height="100%" fo:margin-left="0in" fo:margin-right="-0.5236in">
        <style:tab-stops/>
      </style:paragraph-properties>
      <style:text-properties fo:font-size="13pt" style:font-size-asian="13pt" style:font-size-complex="13pt"/>
    </style:style>
    <style:style style:name="P592"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593" style:parent-style-name="Policepardéfaut" style:family="text">
      <style:text-properties fo:font-weight="normal" style:font-weight-asian="normal" fo:font-size="13pt" style:font-size-asian="13pt" style:font-size-complex="13pt"/>
    </style:style>
    <style:style style:name="T594" style:parent-style-name="Policepardéfaut" style:family="text">
      <style:text-properties fo:font-weight="normal" style:font-weight-asian="normal" fo:font-size="13pt" style:font-size-asian="13pt" style:font-size-complex="13pt"/>
    </style:style>
    <style:style style:name="P595"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P596"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T597" style:parent-style-name="Policepardéfaut" style:family="text">
      <style:text-properties fo:font-style="italic" style:font-style-asian="italic"/>
    </style:style>
    <style:style style:name="T598" style:parent-style-name="Policepardéfaut" style:family="text">
      <style:text-properties fo:font-weight="normal" style:font-weight-asian="normal" fo:font-size="13pt" style:font-size-asian="13pt" style:font-size-complex="13pt"/>
    </style:style>
    <style:style style:name="T599" style:parent-style-name="Policepardéfaut" style:family="text">
      <style:text-properties fo:font-weight="normal" style:font-weight-asian="normal" fo:font-size="13pt" style:font-size-asian="13pt" style:font-size-complex="13pt"/>
    </style:style>
    <style:style style:name="P600"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601"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602" style:parent-style-name="Policepardéfaut" style:family="text">
      <style:text-properties fo:font-style="italic" style:font-style-asian="italic"/>
    </style:style>
    <style:style style:name="T603" style:parent-style-name="Policepardéfaut" style:family="text">
      <style:text-properties fo:font-weight="normal" style:font-weight-asian="normal" fo:font-size="13pt" style:font-size-asian="13pt" style:font-size-complex="13pt"/>
    </style:style>
    <style:style style:name="T604" style:parent-style-name="Policepardéfaut" style:family="text">
      <style:text-properties fo:font-weight="normal" style:font-weight-asian="normal" fo:font-size="13pt" style:font-size-asian="13pt" style:font-size-complex="13pt"/>
    </style:style>
    <style:style style:name="P605"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606"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607" style:parent-style-name="Policepardéfaut" style:family="text">
      <style:text-properties fo:font-style="italic" style:font-style-asian="italic"/>
    </style:style>
    <style:style style:name="T608" style:parent-style-name="Policepardéfaut" style:family="text">
      <style:text-properties fo:font-style="italic" style:font-style-asian="italic"/>
    </style:style>
    <style:style style:name="P609"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610"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611" style:parent-style-name="Policepardéfaut" style:family="text">
      <style:text-properties fo:font-style="italic" style:font-style-asian="italic"/>
    </style:style>
    <style:style style:name="T612" style:parent-style-name="Policepardéfaut" style:family="text">
      <style:text-properties fo:font-weight="normal" style:font-weight-asian="normal" fo:font-size="13pt" style:font-size-asian="13pt" style:font-size-complex="13pt"/>
    </style:style>
    <style:style style:name="T613" style:parent-style-name="Policepardéfaut" style:family="text">
      <style:text-properties fo:font-weight="normal" style:font-weight-asian="normal" fo:font-size="13pt" style:font-size-asian="13pt" style:font-size-complex="13pt"/>
    </style:style>
    <style:style style:name="P614"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615"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616" style:parent-style-name="Policepardéfaut" style:family="text">
      <style:text-properties fo:font-style="italic" style:font-style-asian="italic"/>
    </style:style>
    <style:style style:name="T617" style:parent-style-name="Policepardéfaut" style:family="text">
      <style:text-properties fo:font-style="italic" style:font-style-asian="italic"/>
    </style:style>
    <style:style style:name="T618" style:parent-style-name="Policepardéfaut" style:family="text">
      <style:text-properties fo:font-weight="normal" style:font-weight-asian="normal" fo:font-size="13pt" style:font-size-asian="13pt" style:font-size-complex="13pt"/>
    </style:style>
    <style:style style:name="T619" style:parent-style-name="Policepardéfaut" style:family="text">
      <style:text-properties fo:font-weight="normal" style:font-weight-asian="normal" fo:font-size="13pt" style:font-size-asian="13pt" style:font-size-complex="13pt"/>
    </style:style>
    <style:style style:name="P620"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621"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622" style:parent-style-name="Policepardéfaut" style:family="text">
      <style:text-properties fo:font-style="italic" style:font-style-asian="italic"/>
    </style:style>
    <style:style style:name="P623"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624"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625" style:parent-style-name="Policepardéfaut" style:family="text">
      <style:text-properties fo:font-weight="normal" style:font-weight-asian="normal" fo:font-size="13pt" style:font-size-asian="13pt" style:font-size-complex="13pt"/>
    </style:style>
    <style:style style:name="T626" style:parent-style-name="Policepardéfaut" style:family="text">
      <style:text-properties fo:font-weight="normal" style:font-weight-asian="normal" fo:font-size="13pt" style:font-size-asian="13pt" style:font-size-complex="13pt"/>
    </style:style>
    <style:style style:name="P627" style:parent-style-name="rubric" style:family="paragraph">
      <style:text-properties fo:language="en" fo:country="US"/>
    </style:style>
    <style:style style:name="P628" style:parent-style-name="Normal" style:family="paragraph">
      <style:paragraph-properties fo:line-height="100%" fo:margin-left="0in" fo:margin-right="-0.5236in">
        <style:tab-stops/>
      </style:paragraph-properties>
      <style:text-properties fo:font-size="13pt" style:font-size-asian="13pt" style:font-size-complex="13pt" fo:language="en" fo:country="US"/>
    </style:style>
    <style:style style:name="P629" style:parent-style-name="Normal" style:family="paragraph">
      <style:paragraph-properties fo:line-height="100%" fo:margin-left="0in" fo:margin-right="-0.5236in">
        <style:tab-stops/>
      </style:paragraph-properties>
      <style:text-properties fo:font-size="13pt" style:font-size-asian="13pt" style:font-size-complex="13pt" fo:language="en" fo:country="US"/>
    </style:style>
    <style:style style:name="T630" style:parent-style-name="Policepardéfaut" style:family="text">
      <style:text-properties fo:font-style="italic" style:font-style-asian="italic"/>
    </style:style>
    <style:style style:name="T631" style:parent-style-name="Policepardéfaut" style:family="text">
      <style:text-properties fo:font-weight="normal" style:font-weight-asian="normal" fo:font-size="13pt" style:font-size-asian="13pt" style:font-size-complex="13pt"/>
    </style:style>
    <style:style style:name="T632" style:parent-style-name="Policepardéfaut" style:family="text">
      <style:text-properties fo:font-weight="normal" style:font-weight-asian="normal" fo:font-size="13pt" style:font-size-asian="13pt" style:font-size-complex="13pt"/>
    </style:style>
    <style:style style:name="P633"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P634"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T635" style:parent-style-name="Policepardéfaut" style:family="text">
      <style:text-properties fo:font-style="italic" style:font-style-asian="italic"/>
    </style:style>
    <style:style style:name="T636" style:parent-style-name="Policepardéfaut" style:family="text">
      <style:text-properties fo:font-style="italic" style:font-style-asian="italic"/>
    </style:style>
    <style:style style:name="T637" style:parent-style-name="Policepardéfaut" style:family="text">
      <style:text-properties fo:font-style="italic" style:font-style-asian="italic"/>
    </style:style>
    <style:style style:name="T638" style:parent-style-name="Policepardéfaut" style:family="text">
      <style:text-properties fo:font-style="italic" style:font-style-asian="italic"/>
    </style:style>
    <style:style style:name="T639" style:parent-style-name="Policepardéfaut" style:family="text">
      <style:text-properties fo:font-style="italic" style:font-style-asian="italic"/>
    </style:style>
    <style:style style:name="T640" style:parent-style-name="Policepardéfaut" style:family="text">
      <style:text-properties fo:font-style="italic" style:font-style-asian="italic"/>
    </style:style>
    <style:style style:name="T641" style:parent-style-name="Policepardéfaut" style:family="text">
      <style:text-properties fo:font-style="italic" style:font-style-asian="italic"/>
    </style:style>
    <style:style style:name="T642" style:parent-style-name="Policepardéfaut" style:family="text">
      <style:text-properties fo:font-style="italic" style:font-style-asian="italic"/>
    </style:style>
    <style:style style:name="T643" style:parent-style-name="Policepardéfaut" style:family="text">
      <style:text-properties fo:font-weight="normal" style:font-weight-asian="normal" fo:font-size="13pt" style:font-size-asian="13pt" style:font-size-complex="13pt"/>
    </style:style>
    <style:style style:name="T644" style:parent-style-name="Policepardéfaut" style:family="text">
      <style:text-properties fo:font-weight="normal" style:font-weight-asian="normal" fo:font-size="13pt" style:font-size-asian="13pt" style:font-size-complex="13pt"/>
    </style:style>
    <style:style style:name="P645"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646"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647" style:parent-style-name="Policepardéfaut" style:family="text">
      <style:text-properties fo:font-weight="normal" style:font-weight-asian="normal" fo:font-size="13pt" style:font-size-asian="13pt" style:font-size-complex="13pt"/>
    </style:style>
    <style:style style:name="T648" style:parent-style-name="Policepardéfaut" style:family="text">
      <style:text-properties fo:font-weight="normal" style:font-weight-asian="normal" fo:font-size="13pt" style:font-size-asian="13pt" style:font-size-complex="13pt"/>
    </style:style>
    <style:style style:name="P649"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P650"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T651" style:parent-style-name="Policepardéfaut" style:family="text">
      <style:text-properties fo:font-style="italic" style:font-style-asian="italic"/>
    </style:style>
    <style:style style:name="T652" style:parent-style-name="Policepardéfaut" style:family="text">
      <style:text-properties fo:font-weight="normal" style:font-weight-asian="normal" fo:font-size="13pt" style:font-size-asian="13pt" style:font-size-complex="13pt"/>
    </style:style>
    <style:style style:name="T653" style:parent-style-name="Policepardéfaut" style:family="text">
      <style:text-properties fo:font-weight="normal" style:font-weight-asian="normal" fo:font-size="13pt" style:font-size-asian="13pt" style:font-size-complex="13pt"/>
    </style:style>
    <style:style style:name="P654"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655"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656" style:parent-style-name="Policepardéfaut" style:family="text">
      <style:text-properties fo:font-style="italic" style:font-style-asian="italic"/>
    </style:style>
    <style:style style:name="T657" style:parent-style-name="Policepardéfaut" style:family="text">
      <style:text-properties fo:font-style="italic" style:font-style-asian="italic"/>
    </style:style>
    <style:style style:name="T658" style:parent-style-name="Policepardéfaut" style:family="text">
      <style:text-properties fo:font-style="italic" style:font-style-asian="italic"/>
    </style:style>
    <style:style style:name="T659" style:parent-style-name="Policepardéfaut" style:family="text">
      <style:text-properties fo:font-style="italic" style:font-style-asian="italic"/>
    </style:style>
    <style:style style:name="T660" style:parent-style-name="Policepardéfaut" style:family="text">
      <style:text-properties fo:font-style="italic" style:font-style-asian="italic"/>
    </style:style>
    <style:style style:name="T661" style:parent-style-name="Policepardéfaut" style:family="text">
      <style:text-properties fo:font-style="italic" style:font-style-asian="italic"/>
    </style:style>
    <style:style style:name="T662" style:parent-style-name="Policepardéfaut" style:family="text">
      <style:text-properties fo:font-style="italic" style:font-style-asian="italic"/>
    </style:style>
    <style:style style:name="T663" style:parent-style-name="Policepardéfaut" style:family="text">
      <style:text-properties fo:font-style="italic" style:font-style-asian="italic"/>
    </style:style>
    <style:style style:name="T664" style:parent-style-name="Policepardéfaut" style:family="text">
      <style:text-properties fo:font-style="italic" style:font-style-asian="italic"/>
    </style:style>
    <style:style style:name="T665" style:parent-style-name="Policepardéfaut" style:family="text">
      <style:text-properties fo:font-weight="normal" style:font-weight-asian="normal" fo:font-size="13pt" style:font-size-asian="13pt" style:font-size-complex="13pt"/>
    </style:style>
    <style:style style:name="T666" style:parent-style-name="Policepardéfaut" style:family="text">
      <style:text-properties fo:font-weight="normal" style:font-weight-asian="normal" fo:font-size="13pt" style:font-size-asian="13pt" style:font-size-complex="13pt"/>
    </style:style>
    <style:style style:name="P667"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P668"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T669" style:parent-style-name="Policepardéfaut" style:family="text">
      <style:text-properties fo:font-style="italic" style:font-style-asian="italic"/>
    </style:style>
    <style:style style:name="T670" style:parent-style-name="Policepardéfaut" style:family="text">
      <style:text-properties fo:font-style="italic" style:font-style-asian="italic"/>
    </style:style>
    <style:style style:name="T671" style:parent-style-name="Policepardéfaut" style:family="text">
      <style:text-properties fo:font-weight="normal" style:font-weight-asian="normal" fo:font-size="13pt" style:font-size-asian="13pt" style:font-size-complex="13pt"/>
    </style:style>
    <style:style style:name="T672" style:parent-style-name="Policepardéfaut" style:family="text">
      <style:text-properties fo:font-weight="normal" style:font-weight-asian="normal" fo:font-size="13pt" style:font-size-asian="13pt" style:font-size-complex="13pt"/>
    </style:style>
    <style:style style:name="P673"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P674"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T675" style:parent-style-name="Policepardéfaut" style:family="text">
      <style:text-properties fo:font-style="italic" style:font-style-asian="italic"/>
    </style:style>
    <style:style style:name="T676" style:parent-style-name="Policepardéfaut" style:family="text">
      <style:text-properties fo:font-weight="normal" style:font-weight-asian="normal" fo:font-size="13pt" style:font-size-asian="13pt" style:font-size-complex="13pt"/>
    </style:style>
    <style:style style:name="T677" style:parent-style-name="Policepardéfaut" style:family="text">
      <style:text-properties fo:font-weight="normal" style:font-weight-asian="normal" fo:font-size="13pt" style:font-size-asian="13pt" style:font-size-complex="13pt"/>
    </style:style>
    <style:style style:name="P678"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P679"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P680"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681"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T682" style:parent-style-name="Policepardéfaut" style:family="text">
      <style:text-properties fo:font-style="italic" style:font-style-asian="italic"/>
    </style:style>
    <style:style style:name="T683" style:parent-style-name="Policepardéfaut" style:family="text">
      <style:text-properties fo:font-weight="normal" style:font-weight-asian="normal" fo:font-size="13pt" style:font-size-asian="13pt" style:font-size-complex="13pt"/>
    </style:style>
    <style:style style:name="T684" style:parent-style-name="Policepardéfaut" style:family="text">
      <style:text-properties fo:font-weight="normal" style:font-weight-asian="normal" fo:font-size="13pt" style:font-size-asian="13pt" style:font-size-complex="13pt"/>
    </style:style>
    <style:style style:name="P685"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686"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687" style:parent-style-name="Policepardéfaut" style:family="text">
      <style:text-properties fo:font-style="italic" style:font-style-asian="italic"/>
    </style:style>
    <style:style style:name="T688" style:parent-style-name="Policepardéfaut" style:family="text">
      <style:text-properties fo:font-style="italic" style:font-style-asian="italic"/>
    </style:style>
    <style:style style:name="T689" style:parent-style-name="Policepardéfaut" style:family="text">
      <style:text-properties fo:font-weight="normal" style:font-weight-asian="normal" fo:font-size="13pt" style:font-size-asian="13pt" style:font-size-complex="13pt"/>
    </style:style>
    <style:style style:name="T690" style:parent-style-name="Policepardéfaut" style:family="text">
      <style:text-properties fo:font-weight="normal" style:font-weight-asian="normal" fo:font-size="13pt" style:font-size-asian="13pt" style:font-size-complex="13pt"/>
    </style:style>
    <style:style style:name="P691"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692" style:parent-style-name="Policepardéfaut" style:family="text">
      <style:text-properties fo:font-style="italic" style:font-style-asian="italic"/>
    </style:style>
    <style:style style:name="T693" style:parent-style-name="Policepardéfaut" style:family="text">
      <style:text-properties fo:font-weight="normal" style:font-weight-asian="normal" fo:font-size="13pt" style:font-size-asian="13pt" style:font-size-complex="13pt"/>
    </style:style>
    <style:style style:name="T694" style:parent-style-name="Policepardéfaut" style:family="text">
      <style:text-properties fo:font-weight="normal" style:font-weight-asian="normal" fo:font-size="13pt" style:font-size-asian="13pt" style:font-size-complex="13pt"/>
    </style:style>
    <style:style style:name="P695"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P696"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T697" style:parent-style-name="Policepardéfaut" style:family="text">
      <style:text-properties fo:font-style="italic" style:font-style-asian="italic"/>
    </style:style>
    <style:style style:name="P698"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P699"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T700" style:parent-style-name="Policepardéfaut" style:family="text">
      <style:text-properties fo:font-style="italic" style:font-style-asian="italic"/>
    </style:style>
    <style:style style:name="T701" style:parent-style-name="Policepardéfaut" style:family="text">
      <style:text-properties fo:font-weight="normal" style:font-weight-asian="normal" fo:font-size="13pt" style:font-size-asian="13pt" style:font-size-complex="13pt"/>
    </style:style>
    <style:style style:name="T702" style:parent-style-name="Policepardéfaut" style:family="text">
      <style:text-properties fo:font-weight="normal" style:font-weight-asian="normal" fo:font-size="13pt" style:font-size-asian="13pt" style:font-size-complex="13pt"/>
    </style:style>
    <style:style style:name="P703"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T704" style:parent-style-name="Policepardéfaut" style:family="text">
      <style:text-properties fo:font-style="italic" style:font-style-asian="italic"/>
    </style:style>
    <style:style style:name="T705" style:parent-style-name="Policepardéfaut" style:family="text">
      <style:text-properties fo:font-weight="normal" style:font-weight-asian="normal" fo:font-size="13pt" style:font-size-asian="13pt" style:font-size-complex="13pt"/>
    </style:style>
    <style:style style:name="T706" style:parent-style-name="Policepardéfaut" style:family="text">
      <style:text-properties fo:font-weight="normal" style:font-weight-asian="normal" fo:font-size="13pt" style:font-size-asian="13pt" style:font-size-complex="13pt"/>
    </style:style>
    <style:style style:name="P707"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P708"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T709" style:parent-style-name="Policepardéfaut" style:family="text">
      <style:text-properties fo:font-style="italic" style:font-style-asian="italic"/>
    </style:style>
    <style:style style:name="T710" style:parent-style-name="Policepardéfaut" style:family="text">
      <style:text-properties fo:font-weight="normal" style:font-weight-asian="normal" fo:font-size="13pt" style:font-size-asian="13pt" style:font-size-complex="13pt"/>
    </style:style>
    <style:style style:name="T711" style:parent-style-name="Policepardéfaut" style:family="text">
      <style:text-properties fo:font-weight="normal" style:font-weight-asian="normal" fo:font-size="13pt" style:font-size-asian="13pt" style:font-size-complex="13pt"/>
    </style:style>
    <style:style style:name="P712"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713"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714" style:parent-style-name="Policepardéfaut" style:family="text">
      <style:text-properties fo:font-style="italic" style:font-style-asian="italic"/>
    </style:style>
    <style:style style:name="T715" style:parent-style-name="Policepardéfaut" style:family="text">
      <style:text-properties fo:font-style="italic" style:font-style-asian="italic"/>
    </style:style>
    <style:style style:name="T716" style:parent-style-name="Policepardéfaut" style:family="text">
      <style:text-properties fo:font-style="italic" style:font-style-asian="italic"/>
    </style:style>
    <style:style style:name="T717" style:parent-style-name="Policepardéfaut" style:family="text">
      <style:text-properties fo:font-weight="normal" style:font-weight-asian="normal" fo:font-size="13pt" style:font-size-asian="13pt" style:font-size-complex="13pt"/>
    </style:style>
    <style:style style:name="T718" style:parent-style-name="Policepardéfaut" style:family="text">
      <style:text-properties fo:font-weight="normal" style:font-weight-asian="normal" fo:font-size="13pt" style:font-size-asian="13pt" style:font-size-complex="13pt"/>
    </style:style>
    <style:style style:name="P719"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720"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721" style:parent-style-name="Policepardéfaut" style:family="text">
      <style:text-properties fo:font-style="italic" style:font-style-asian="italic"/>
    </style:style>
    <style:style style:name="T722" style:parent-style-name="Policepardéfaut" style:family="text">
      <style:text-properties fo:font-style="italic" style:font-style-asian="italic"/>
    </style:style>
    <style:style style:name="T723" style:parent-style-name="Policepardéfaut" style:family="text">
      <style:text-properties fo:font-style="italic" style:font-style-asian="italic"/>
    </style:style>
    <style:style style:name="T724" style:parent-style-name="Policepardéfaut" style:family="text">
      <style:text-properties fo:font-weight="normal" style:font-weight-asian="normal" fo:font-size="13pt" style:font-size-asian="13pt" style:font-size-complex="13pt"/>
    </style:style>
    <style:style style:name="T725" style:parent-style-name="Policepardéfaut" style:family="text">
      <style:text-properties fo:font-weight="normal" style:font-weight-asian="normal" fo:font-size="13pt" style:font-size-asian="13pt" style:font-size-complex="13pt"/>
    </style:style>
    <style:style style:name="P726"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P727"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T728" style:parent-style-name="Policepardéfaut" style:family="text">
      <style:text-properties fo:font-style="italic" style:font-style-asian="italic"/>
    </style:style>
    <style:style style:name="T729" style:parent-style-name="Policepardéfaut" style:family="text">
      <style:text-properties fo:font-style="italic" style:font-style-asian="italic"/>
    </style:style>
    <style:style style:name="T730" style:parent-style-name="Policepardéfaut" style:family="text">
      <style:text-properties fo:font-style="italic" style:font-style-asian="italic"/>
    </style:style>
    <style:style style:name="T731" style:parent-style-name="Policepardéfaut" style:family="text">
      <style:text-properties fo:font-style="italic" style:font-style-asian="italic"/>
    </style:style>
    <style:style style:name="T732" style:parent-style-name="Policepardéfaut" style:family="text">
      <style:text-properties fo:font-style="italic" style:font-style-asian="italic"/>
    </style:style>
    <style:style style:name="T733" style:parent-style-name="Policepardéfaut" style:family="text">
      <style:text-properties fo:font-style="italic" style:font-style-asian="italic"/>
    </style:style>
    <style:style style:name="T734" style:parent-style-name="Policepardéfaut" style:family="text">
      <style:text-properties fo:font-style="italic" style:font-style-asian="italic"/>
    </style:style>
    <style:style style:name="T735" style:parent-style-name="Policepardéfaut" style:family="text">
      <style:text-properties fo:font-style="italic" style:font-style-asian="italic"/>
    </style:style>
    <style:style style:name="T736" style:parent-style-name="Policepardéfaut" style:family="text">
      <style:text-properties fo:font-weight="normal" style:font-weight-asian="normal" fo:font-size="13pt" style:font-size-asian="13pt" style:font-size-complex="13pt"/>
    </style:style>
    <style:style style:name="T737" style:parent-style-name="Policepardéfaut" style:family="text">
      <style:text-properties fo:font-weight="normal" style:font-weight-asian="normal" fo:font-size="13pt" style:font-size-asian="13pt" style:font-size-complex="13pt"/>
    </style:style>
    <style:style style:name="P738"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739"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740" style:parent-style-name="Policepardéfaut" style:family="text">
      <style:text-properties fo:font-style="italic" style:font-style-asian="italic"/>
    </style:style>
    <style:style style:name="T741" style:parent-style-name="Policepardéfaut" style:family="text">
      <style:text-properties fo:font-weight="normal" style:font-weight-asian="normal" fo:font-size="13pt" style:font-size-asian="13pt" style:font-size-complex="13pt"/>
    </style:style>
    <style:style style:name="T742" style:parent-style-name="Policepardéfaut" style:family="text">
      <style:text-properties fo:font-weight="normal" style:font-weight-asian="normal" fo:font-size="13pt" style:font-size-asian="13pt" style:font-size-complex="13pt"/>
    </style:style>
    <style:style style:name="P743"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744"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745" style:parent-style-name="Policepardéfaut" style:family="text">
      <style:text-properties fo:font-style="italic" style:font-style-asian="italic"/>
    </style:style>
    <style:style style:name="T746" style:parent-style-name="Policepardéfaut" style:family="text">
      <style:text-properties fo:font-weight="normal" style:font-weight-asian="normal" fo:font-size="13pt" style:font-size-asian="13pt" style:font-size-complex="13pt"/>
    </style:style>
    <style:style style:name="T747" style:parent-style-name="Policepardéfaut" style:family="text">
      <style:text-properties fo:font-weight="normal" style:font-weight-asian="normal" fo:font-size="13pt" style:font-size-asian="13pt" style:font-size-complex="13pt"/>
    </style:style>
    <style:style style:name="P748"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749"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750" style:parent-style-name="Policepardéfaut" style:family="text">
      <style:text-properties fo:font-weight="normal" style:font-weight-asian="normal" fo:font-size="13pt" style:font-size-asian="13pt" style:font-size-complex="13pt"/>
    </style:style>
    <style:style style:name="T751" style:parent-style-name="Policepardéfaut" style:family="text">
      <style:text-properties fo:font-weight="normal" style:font-weight-asian="normal" fo:font-size="13pt" style:font-size-asian="13pt" style:font-size-complex="13pt"/>
    </style:style>
    <style:style style:name="P752"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753"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754" style:parent-style-name="Policepardéfaut" style:family="text">
      <style:text-properties fo:font-weight="normal" style:font-weight-asian="normal" fo:font-size="13pt" style:font-size-asian="13pt" style:font-size-complex="13pt"/>
    </style:style>
    <style:style style:name="T755" style:parent-style-name="Policepardéfaut" style:family="text">
      <style:text-properties fo:font-weight="normal" style:font-weight-asian="normal" fo:font-size="13pt" style:font-size-asian="13pt" style:font-size-complex="13pt"/>
    </style:style>
    <style:style style:name="P756"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P757"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T758" style:parent-style-name="Policepardéfaut" style:family="text">
      <style:text-properties fo:font-style="italic" style:font-style-asian="italic"/>
    </style:style>
    <style:style style:name="T759" style:parent-style-name="Policepardéfaut" style:family="text">
      <style:text-properties fo:font-style="italic" style:font-style-asian="italic"/>
    </style:style>
    <style:style style:name="T760" style:parent-style-name="Policepardéfaut" style:family="text">
      <style:text-properties fo:font-style="italic" style:font-style-asian="italic"/>
    </style:style>
    <style:style style:name="T761" style:parent-style-name="Policepardéfaut" style:family="text">
      <style:text-properties fo:font-style="italic" style:font-style-asian="italic"/>
    </style:style>
    <style:style style:name="T762" style:parent-style-name="Policepardéfaut" style:family="text">
      <style:text-properties fo:font-style="italic" style:font-style-asian="italic"/>
    </style:style>
    <style:style style:name="T763" style:parent-style-name="Policepardéfaut" style:family="text">
      <style:text-properties fo:font-style="italic" style:font-style-asian="italic"/>
    </style:style>
    <style:style style:name="T764" style:parent-style-name="Policepardéfaut" style:family="text">
      <style:text-properties fo:font-style="italic" style:font-style-asian="italic"/>
    </style:style>
    <style:style style:name="T765" style:parent-style-name="Policepardéfaut" style:family="text">
      <style:text-properties fo:font-weight="normal" style:font-weight-asian="normal" fo:font-size="13pt" style:font-size-asian="13pt" style:font-size-complex="13pt"/>
    </style:style>
    <style:style style:name="T766" style:parent-style-name="Policepardéfaut" style:family="text">
      <style:text-properties fo:font-weight="normal" style:font-weight-asian="normal" fo:font-size="13pt" style:font-size-asian="13pt" style:font-size-complex="13pt"/>
    </style:style>
    <style:style style:name="T767" style:parent-style-name="Policepardéfaut" style:family="text">
      <style:text-properties fo:font-style="italic" style:font-style-asian="italic"/>
    </style:style>
    <style:style style:name="P768"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P769"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T770" style:parent-style-name="Policepardéfaut" style:family="text">
      <style:text-properties fo:font-style="italic" style:font-style-asian="italic"/>
    </style:style>
    <style:style style:name="T771" style:parent-style-name="Policepardéfaut" style:family="text">
      <style:text-properties fo:font-style="italic" style:font-style-asian="italic"/>
    </style:style>
    <style:style style:name="T772" style:parent-style-name="Policepardéfaut" style:family="text">
      <style:text-properties fo:font-style="italic" style:font-style-asian="italic"/>
    </style:style>
    <style:style style:name="T773" style:parent-style-name="Policepardéfaut" style:family="text">
      <style:text-properties fo:font-style="italic" style:font-style-asian="italic"/>
    </style:style>
    <style:style style:name="T774" style:parent-style-name="Policepardéfaut" style:family="text">
      <style:text-properties fo:font-style="italic" style:font-style-asian="italic"/>
    </style:style>
    <style:style style:name="T775" style:parent-style-name="Policepardéfaut" style:family="text">
      <style:text-properties fo:font-style="italic" style:font-style-asian="italic"/>
    </style:style>
    <style:style style:name="T776" style:parent-style-name="Policepardéfaut" style:family="text">
      <style:text-properties fo:font-weight="normal" style:font-weight-asian="normal" fo:font-size="13pt" style:font-size-asian="13pt" style:font-size-complex="13pt"/>
    </style:style>
    <style:style style:name="T777" style:parent-style-name="Policepardéfaut" style:family="text">
      <style:text-properties fo:font-weight="normal" style:font-weight-asian="normal" fo:font-size="13pt" style:font-size-asian="13pt" style:font-size-complex="13pt"/>
    </style:style>
    <style:style style:name="P778"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P779"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T780" style:parent-style-name="Policepardéfaut" style:family="text">
      <style:text-properties fo:font-style="italic" style:font-style-asian="italic"/>
    </style:style>
    <style:style style:name="T781" style:parent-style-name="Policepardéfaut" style:family="text">
      <style:text-properties fo:font-style="italic" style:font-style-asian="italic"/>
    </style:style>
    <style:style style:name="T782" style:parent-style-name="Policepardéfaut" style:family="text">
      <style:text-properties fo:font-style="italic" style:font-style-asian="italic"/>
    </style:style>
    <style:style style:name="T783" style:parent-style-name="Policepardéfaut" style:family="text">
      <style:text-properties fo:font-style="italic" style:font-style-asian="italic" fo:font-size="11pt" style:font-size-asian="11pt" style:font-size-complex="11pt"/>
    </style:style>
    <style:style style:name="T784" style:parent-style-name="Policepardéfaut" style:family="text">
      <style:text-properties style:text-position="27.2% 100%" fo:font-size="11pt" style:font-size-asian="11pt" style:font-size-complex="11pt"/>
    </style:style>
    <style:style style:name="T785" style:parent-style-name="Policepardéfaut" style:family="text">
      <style:text-properties style:text-position="30% 100%"/>
    </style:style>
    <style:style style:name="T786" style:parent-style-name="Policepardéfaut" style:family="text">
      <style:text-properties fo:font-style="italic" style:font-style-asian="italic"/>
    </style:style>
    <style:style style:name="T787" style:parent-style-name="Policepardéfaut" style:family="text">
      <style:text-properties fo:font-style="italic" style:font-style-asian="italic"/>
    </style:style>
    <style:style style:name="T788" style:parent-style-name="Policepardéfaut" style:family="text">
      <style:text-properties fo:font-style="italic" style:font-style-asian="italic"/>
    </style:style>
    <style:style style:name="T789" style:parent-style-name="Policepardéfaut" style:family="text">
      <style:text-properties fo:font-style="italic" style:font-style-asian="italic"/>
    </style:style>
    <style:style style:name="T790" style:parent-style-name="Policepardéfaut" style:family="text">
      <style:text-properties fo:font-style="italic" style:font-style-asian="italic"/>
    </style:style>
    <style:style style:name="T791" style:parent-style-name="Policepardéfaut" style:family="text">
      <style:text-properties fo:font-style="italic" style:font-style-asian="italic"/>
    </style:style>
    <style:style style:name="T792" style:parent-style-name="Policepardéfaut" style:family="text">
      <style:text-properties fo:font-style="italic" style:font-style-asian="italic"/>
    </style:style>
    <style:style style:name="T793" style:parent-style-name="Policepardéfaut" style:family="text">
      <style:text-properties fo:font-style="italic" style:font-style-asian="italic"/>
    </style:style>
    <style:style style:name="T794" style:parent-style-name="Policepardéfaut" style:family="text">
      <style:text-properties fo:font-style="italic" style:font-style-asian="italic"/>
    </style:style>
    <style:style style:name="T795" style:parent-style-name="Policepardéfaut" style:family="text">
      <style:text-properties fo:font-style="italic" style:font-style-asian="italic"/>
    </style:style>
    <style:style style:name="P796" style:parent-style-name="Normal" style:family="paragraph">
      <style:paragraph-properties fo:line-height="100%" fo:margin-left="0in" fo:margin-right="-0.5236in">
        <style:tab-stops/>
      </style:paragraph-properties>
      <style:text-properties fo:font-weight="bold" style:font-weight-asian="bold" fo:font-size="13pt" style:font-size-asian="13pt" style:font-size-complex="13pt"/>
    </style:style>
    <style:style style:name="P797" style:parent-style-name="AutoriMemento" style:family="paragraph">
      <style:paragraph-properties fo:line-height="100%" fo:margin-left="0in" fo:margin-right="-0.5236in">
        <style:tab-stops/>
      </style:paragraph-properties>
      <style:text-properties fo:font-variant="normal" fo:font-size="13pt" style:font-size-asian="13pt" style:font-size-complex="13pt"/>
    </style:style>
    <style:style style:name="P798" style:parent-style-name="AutoriMemento" style:family="paragraph">
      <style:paragraph-properties fo:line-height="100%" fo:margin-left="0in" fo:margin-right="-0.5236in">
        <style:tab-stops/>
      </style:paragraph-properties>
    </style:style>
    <style:style style:name="T799" style:parent-style-name="Policepardéfaut" style:family="text">
      <style:text-properties fo:font-size="13pt" style:font-size-asian="13pt" style:font-size-complex="13pt"/>
    </style:style>
    <style:style style:name="T800" style:parent-style-name="Policepardéfaut" style:family="text">
      <style:text-properties fo:font-style="italic" style:font-style-asian="italic" fo:font-variant="normal" fo:font-size="13pt" style:font-size-asian="13pt" style:font-size-complex="13pt"/>
    </style:style>
    <style:style style:name="T801" style:parent-style-name="Policepardéfaut" style:family="text">
      <style:text-properties fo:font-variant="normal" fo:font-size="13pt" style:font-size-asian="13pt" style:font-size-complex="13pt"/>
    </style:style>
    <style:style style:name="T802" style:parent-style-name="Policepardéfaut" style:family="text">
      <style:text-properties fo:font-variant="normal" fo:font-size="13pt" style:font-size-asian="13pt" style:font-size-complex="13pt"/>
    </style:style>
    <style:style style:name="T803" style:parent-style-name="Policepardéfaut" style:family="text">
      <style:text-properties fo:font-style="italic" style:font-style-asian="italic" fo:font-size="13pt" style:font-size-asian="13pt" style:font-size-complex="13pt"/>
    </style:style>
    <style:style style:name="P804" style:parent-style-name="AutoriMemento" style:family="paragraph">
      <style:paragraph-properties fo:line-height="100%" fo:margin-left="0in" fo:margin-right="-0.5236in">
        <style:tab-stops/>
      </style:paragraph-properties>
    </style:style>
    <style:style style:name="T805" style:parent-style-name="Policepardéfaut" style:family="text">
      <style:text-properties fo:font-size="13pt" style:font-size-asian="13pt" style:font-size-complex="13pt"/>
    </style:style>
    <style:style style:name="T806" style:parent-style-name="Policepardéfaut" style:family="text">
      <style:text-properties fo:font-style="italic" style:font-style-asian="italic" fo:font-variant="normal" fo:font-size="13pt" style:font-size-asian="13pt" style:font-size-complex="13pt"/>
    </style:style>
    <style:style style:name="T807" style:parent-style-name="Policepardéfaut" style:family="text">
      <style:text-properties fo:font-size="13pt" style:font-size-asian="13pt" style:font-size-complex="13pt"/>
    </style:style>
    <style:style style:name="P808" style:parent-style-name="AutoriMemento" style:family="paragraph">
      <style:paragraph-properties fo:line-height="100%" fo:margin-left="0in" fo:margin-right="-0.5236in">
        <style:tab-stops/>
      </style:paragraph-properties>
    </style:style>
    <style:style style:name="T809" style:parent-style-name="Policepardéfaut" style:family="text">
      <style:text-properties fo:font-size="13pt" style:font-size-asian="13pt" style:font-size-complex="13pt"/>
    </style:style>
    <style:style style:name="T810" style:parent-style-name="Policepardéfaut" style:family="text">
      <style:text-properties fo:font-style="italic" style:font-style-asian="italic" fo:font-variant="normal" fo:font-size="13pt" style:font-size-asian="13pt" style:font-size-complex="13pt"/>
    </style:style>
    <style:style style:name="T811" style:parent-style-name="Policepardéfaut" style:family="text">
      <style:text-properties fo:font-size="13pt" style:font-size-asian="13pt" style:font-size-complex="13pt"/>
    </style:style>
    <style:style style:name="P812" style:parent-style-name="AutoriMemento" style:family="paragraph">
      <style:paragraph-properties fo:line-height="100%" fo:margin-left="0in" fo:margin-right="-0.5236in">
        <style:tab-stops/>
      </style:paragraph-properties>
    </style:style>
    <style:style style:name="T813" style:parent-style-name="Policepardéfaut" style:family="text">
      <style:text-properties fo:font-size="13pt" style:font-size-asian="13pt" style:font-size-complex="13pt"/>
    </style:style>
    <style:style style:name="T814" style:parent-style-name="Policepardéfaut" style:family="text">
      <style:text-properties fo:font-style="italic" style:font-style-asian="italic" fo:font-variant="normal" fo:font-size="13pt" style:font-size-asian="13pt" style:font-size-complex="13pt"/>
    </style:style>
    <style:style style:name="T815" style:parent-style-name="Policepardéfaut" style:family="text">
      <style:text-properties fo:font-size="13pt" style:font-size-asian="13pt" style:font-size-complex="13pt"/>
    </style:style>
    <style:style style:name="P816" style:parent-style-name="AutoriMemento" style:family="paragraph">
      <style:paragraph-properties fo:line-height="100%" fo:margin-left="0in" fo:margin-right="-0.5236in">
        <style:tab-stops/>
      </style:paragraph-properties>
    </style:style>
    <style:style style:name="T817" style:parent-style-name="Policepardéfaut" style:family="text">
      <style:text-properties fo:font-size="13pt" style:font-size-asian="13pt" style:font-size-complex="13pt"/>
    </style:style>
    <style:style style:name="T818" style:parent-style-name="Policepardéfaut" style:family="text">
      <style:text-properties fo:font-style="italic" style:font-style-asian="italic" fo:font-variant="normal" fo:font-size="13pt" style:font-size-asian="13pt" style:font-size-complex="13pt"/>
    </style:style>
    <style:style style:name="T819" style:parent-style-name="Policepardéfaut" style:family="text">
      <style:text-properties fo:font-size="13pt" style:font-size-asian="13pt" style:font-size-complex="13pt"/>
    </style:style>
    <style:style style:name="P820" style:parent-style-name="AutoriMemento" style:family="paragraph">
      <style:paragraph-properties fo:line-height="100%" fo:margin-left="0in" fo:margin-right="-0.5236in">
        <style:tab-stops/>
      </style:paragraph-properties>
    </style:style>
    <style:style style:name="T821" style:parent-style-name="Policepardéfaut" style:family="text">
      <style:text-properties fo:font-size="13pt" style:font-size-asian="13pt" style:font-size-complex="13pt"/>
    </style:style>
    <style:style style:name="T822" style:parent-style-name="Policepardéfaut" style:family="text">
      <style:text-properties fo:font-style="italic" style:font-style-asian="italic" fo:font-variant="normal" fo:font-size="13pt" style:font-size-asian="13pt" style:font-size-complex="13pt"/>
    </style:style>
    <style:style style:name="T823" style:parent-style-name="Policepardéfaut" style:family="text">
      <style:text-properties fo:font-size="13pt" style:font-size-asian="13pt" style:font-size-complex="13pt"/>
    </style:style>
    <style:style style:name="P824" style:parent-style-name="AutoriMemento" style:family="paragraph">
      <style:paragraph-properties fo:line-height="100%" fo:margin-left="0in" fo:margin-right="-0.5236in">
        <style:tab-stops/>
      </style:paragraph-properties>
      <style:text-properties fo:font-variant="normal" fo:font-size="13pt" style:font-size-asian="13pt" style:font-size-complex="13pt"/>
    </style:style>
    <style:style style:name="P825" style:parent-style-name="AutoriMemento" style:family="paragraph">
      <style:paragraph-properties fo:line-height="100%" fo:margin-left="0in" fo:margin-right="-0.5236in">
        <style:tab-stops/>
      </style:paragraph-properties>
    </style:style>
    <style:style style:name="T826" style:parent-style-name="Policepardéfaut" style:family="text">
      <style:text-properties fo:font-size="13pt" style:font-size-asian="13pt" style:font-size-complex="13pt"/>
    </style:style>
    <style:style style:name="T827" style:parent-style-name="Policepardéfaut" style:family="text">
      <style:text-properties fo:font-style="italic" style:font-style-asian="italic" fo:font-variant="normal" fo:font-size="13pt" style:font-size-asian="13pt" style:font-size-complex="13pt"/>
    </style:style>
    <style:style style:name="T828" style:parent-style-name="Policepardéfaut" style:family="text">
      <style:text-properties fo:font-size="13pt" style:font-size-asian="13pt" style:font-size-complex="13pt"/>
    </style:style>
    <style:style style:name="P829" style:parent-style-name="AutoriMemento" style:family="paragraph">
      <style:paragraph-properties fo:line-height="100%" fo:margin-left="0in" fo:margin-right="-0.5236in">
        <style:tab-stops/>
      </style:paragraph-properties>
    </style:style>
    <style:style style:name="T830" style:parent-style-name="Policepardéfaut" style:family="text">
      <style:text-properties fo:font-size="13pt" style:font-size-asian="13pt" style:font-size-complex="13pt"/>
    </style:style>
    <style:style style:name="T831" style:parent-style-name="Policepardéfaut" style:family="text">
      <style:text-properties fo:font-style="italic" style:font-style-asian="italic" fo:font-variant="normal" fo:font-size="13pt" style:font-size-asian="13pt" style:font-size-complex="13pt"/>
    </style:style>
    <style:style style:name="T832" style:parent-style-name="Policepardéfaut" style:family="text">
      <style:text-properties fo:font-style="italic" style:font-style-asian="italic" fo:font-variant="normal" fo:font-size="13pt" style:font-size-asian="13pt" style:font-size-complex="13pt"/>
    </style:style>
    <style:style style:name="T833" style:parent-style-name="Policepardéfaut" style:family="text">
      <style:text-properties fo:font-size="13pt" style:font-size-asian="13pt" style:font-size-complex="13pt"/>
    </style:style>
    <style:style style:name="P834" style:parent-style-name="AutoriMemento" style:family="paragraph">
      <style:paragraph-properties fo:line-height="100%" fo:margin-left="0in" fo:margin-right="-0.5236in">
        <style:tab-stops/>
      </style:paragraph-properties>
    </style:style>
    <style:style style:name="T835" style:parent-style-name="Policepardéfaut" style:family="text">
      <style:text-properties fo:font-size="13pt" style:font-size-asian="13pt" style:font-size-complex="13pt"/>
    </style:style>
    <style:style style:name="T836" style:parent-style-name="Policepardéfaut" style:family="text">
      <style:text-properties fo:font-style="italic" style:font-style-asian="italic" fo:font-variant="normal" fo:font-size="13pt" style:font-size-asian="13pt" style:font-size-complex="13pt"/>
    </style:style>
    <style:style style:name="T837" style:parent-style-name="Policepardéfaut" style:family="text">
      <style:text-properties fo:font-size="13pt" style:font-size-asian="13pt" style:font-size-complex="13pt"/>
    </style:style>
    <style:style style:name="P838" style:parent-style-name="AutoriMemento" style:family="paragraph">
      <style:paragraph-properties fo:line-height="100%" fo:margin-left="0in" fo:margin-right="-0.5236in">
        <style:tab-stops/>
      </style:paragraph-properties>
    </style:style>
    <style:style style:name="T839" style:parent-style-name="Policepardéfaut" style:family="text">
      <style:text-properties fo:font-size="13pt" style:font-size-asian="13pt" style:font-size-complex="13pt"/>
    </style:style>
    <style:style style:name="T840" style:parent-style-name="Policepardéfaut" style:family="text">
      <style:text-properties fo:font-style="italic" style:font-style-asian="italic" fo:font-variant="normal" fo:font-size="13pt" style:font-size-asian="13pt" style:font-size-complex="13pt"/>
    </style:style>
    <style:style style:name="T841" style:parent-style-name="Policepardéfaut" style:family="text">
      <style:text-properties fo:font-size="13pt" style:font-size-asian="13pt" style:font-size-complex="13pt"/>
    </style:style>
    <style:style style:name="P842" style:parent-style-name="AutoriMemento" style:family="paragraph">
      <style:paragraph-properties fo:line-height="100%" fo:margin-left="0in" fo:margin-right="-0.5236in">
        <style:tab-stops/>
      </style:paragraph-properties>
    </style:style>
    <style:style style:name="T843" style:parent-style-name="Policepardéfaut" style:family="text">
      <style:text-properties fo:font-size="13pt" style:font-size-asian="13pt" style:font-size-complex="13pt"/>
    </style:style>
    <style:style style:name="T844" style:parent-style-name="Policepardéfaut" style:family="text">
      <style:text-properties fo:font-style="italic" style:font-style-asian="italic" fo:font-variant="normal" fo:font-size="13pt" style:font-size-asian="13pt" style:font-size-complex="13pt"/>
    </style:style>
    <style:style style:name="T845" style:parent-style-name="Policepardéfaut" style:family="text">
      <style:text-properties fo:font-size="13pt" style:font-size-asian="13pt" style:font-size-complex="13pt"/>
    </style:style>
    <style:style style:name="P846" style:parent-style-name="AutoriMemento" style:family="paragraph">
      <style:paragraph-properties fo:line-height="100%" fo:margin-left="0in" fo:margin-right="-0.5236in">
        <style:tab-stops/>
      </style:paragraph-properties>
      <style:text-properties fo:font-variant="normal" fo:font-size="13pt" style:font-size-asian="13pt" style:font-size-complex="13pt"/>
    </style:style>
    <style:style style:name="P847" style:parent-style-name="AutoriMemento" style:family="paragraph">
      <style:paragraph-properties fo:line-height="100%" fo:margin-left="0in" fo:margin-right="-0.5236in">
        <style:tab-stops/>
      </style:paragraph-properties>
    </style:style>
    <style:style style:name="T848" style:parent-style-name="Policepardéfaut" style:family="text">
      <style:text-properties fo:font-size="13pt" style:font-size-asian="13pt" style:font-size-complex="13pt"/>
    </style:style>
    <style:style style:name="T849" style:parent-style-name="Policepardéfaut" style:family="text">
      <style:text-properties fo:font-style="italic" style:font-style-asian="italic" fo:font-variant="normal" fo:font-size="13pt" style:font-size-asian="13pt" style:font-size-complex="13pt"/>
    </style:style>
    <style:style style:name="T850" style:parent-style-name="Policepardéfaut" style:family="text">
      <style:text-properties fo:font-size="13pt" style:font-size-asian="13pt" style:font-size-complex="13pt"/>
    </style:style>
    <style:style style:name="P851" style:parent-style-name="AutoriMemento" style:family="paragraph">
      <style:paragraph-properties fo:line-height="100%" fo:margin-left="0in" fo:margin-right="-0.5236in">
        <style:tab-stops/>
      </style:paragraph-properties>
    </style:style>
    <style:style style:name="T852" style:parent-style-name="Policepardéfaut" style:family="text">
      <style:text-properties fo:font-size="13pt" style:font-size-asian="13pt" style:font-size-complex="13pt"/>
    </style:style>
    <style:style style:name="T853" style:parent-style-name="Policepardéfaut" style:family="text">
      <style:text-properties fo:font-style="italic" style:font-style-asian="italic" fo:font-variant="normal" fo:font-size="13pt" style:font-size-asian="13pt" style:font-size-complex="13pt"/>
    </style:style>
    <style:style style:name="T854" style:parent-style-name="Policepardéfaut" style:family="text">
      <style:text-properties fo:font-size="13pt" style:font-size-asian="13pt" style:font-size-complex="13pt"/>
    </style:style>
    <style:style style:name="P855" style:parent-style-name="AutoriMemento" style:family="paragraph">
      <style:paragraph-properties fo:line-height="100%" fo:margin-left="0in" fo:margin-right="-0.5236in">
        <style:tab-stops/>
      </style:paragraph-properties>
    </style:style>
    <style:style style:name="T856" style:parent-style-name="Policepardéfaut" style:family="text">
      <style:text-properties fo:font-size="13pt" style:font-size-asian="13pt" style:font-size-complex="13pt"/>
    </style:style>
    <style:style style:name="T857" style:parent-style-name="Policepardéfaut" style:family="text">
      <style:text-properties fo:font-style="italic" style:font-style-asian="italic" fo:font-variant="normal" fo:font-size="13pt" style:font-size-asian="13pt" style:font-size-complex="13pt"/>
    </style:style>
    <style:style style:name="T858" style:parent-style-name="Policepardéfaut" style:family="text">
      <style:text-properties fo:font-style="italic" style:font-style-asian="italic" fo:font-variant="normal" fo:font-size="13pt" style:font-size-asian="13pt" style:font-size-complex="13pt"/>
    </style:style>
    <style:style style:name="T859" style:parent-style-name="Policepardéfaut" style:family="text">
      <style:text-properties fo:font-size="13pt" style:font-size-asian="13pt" style:font-size-complex="13pt"/>
    </style:style>
    <style:style style:name="P860" style:parent-style-name="AutoriMemento" style:family="paragraph">
      <style:paragraph-properties fo:line-height="100%" fo:margin-left="0in" fo:margin-right="-0.5236in">
        <style:tab-stops/>
      </style:paragraph-properties>
    </style:style>
    <style:style style:name="T861" style:parent-style-name="Policepardéfaut" style:family="text">
      <style:text-properties fo:font-size="13pt" style:font-size-asian="13pt" style:font-size-complex="13pt"/>
    </style:style>
    <style:style style:name="T862" style:parent-style-name="Policepardéfaut" style:family="text">
      <style:text-properties fo:font-style="italic" style:font-style-asian="italic" fo:font-variant="normal" fo:font-size="13pt" style:font-size-asian="13pt" style:font-size-complex="13pt"/>
    </style:style>
    <style:style style:name="T863" style:parent-style-name="Policepardéfaut" style:family="text">
      <style:text-properties fo:font-size="13pt" style:font-size-asian="13pt" style:font-size-complex="13pt"/>
    </style:style>
    <style:style style:name="P864" style:parent-style-name="AutoriMemento" style:family="paragraph">
      <style:paragraph-properties fo:line-height="100%" fo:margin-left="0in" fo:margin-right="-0.5236in">
        <style:tab-stops/>
      </style:paragraph-properties>
    </style:style>
    <style:style style:name="T865" style:parent-style-name="Policepardéfaut" style:family="text">
      <style:text-properties fo:font-size="13pt" style:font-size-asian="13pt" style:font-size-complex="13pt"/>
    </style:style>
    <style:style style:name="T866" style:parent-style-name="Policepardéfaut" style:family="text">
      <style:text-properties fo:font-style="italic" style:font-style-asian="italic" fo:font-variant="normal" fo:font-size="13pt" style:font-size-asian="13pt" style:font-size-complex="13pt"/>
    </style:style>
    <style:style style:name="T867" style:parent-style-name="Policepardéfaut" style:family="text">
      <style:text-properties fo:font-size="13pt" style:font-size-asian="13pt" style:font-size-complex="13pt"/>
    </style:style>
    <style:style style:name="P868" style:parent-style-name="AutoriMemento" style:family="paragraph">
      <style:paragraph-properties fo:line-height="100%" fo:margin-left="0in" fo:margin-right="-0.5236in">
        <style:tab-stops/>
      </style:paragraph-properties>
      <style:text-properties fo:font-size="13pt" style:font-size-asian="13pt" style:font-size-complex="13pt"/>
    </style:style>
    <style:style style:name="P869" style:parent-style-name="AutoriMemento" style:family="paragraph">
      <style:paragraph-properties fo:line-height="100%" fo:margin-left="0in" fo:margin-right="-0.5236in">
        <style:tab-stops/>
      </style:paragraph-properties>
      <style:text-properties fo:font-size="13pt" style:font-size-asian="13pt" style:font-size-complex="13pt"/>
    </style:style>
    <style:style style:name="P870" style:parent-style-name="AutoriMemento" style:family="paragraph">
      <style:paragraph-properties fo:line-height="100%" fo:margin-left="0in" fo:margin-right="-0.5236in">
        <style:tab-stops/>
      </style:paragraph-properties>
      <style:text-properties fo:font-size="13pt" style:font-size-asian="13pt" style:font-size-complex="13pt"/>
    </style:style>
    <style:style style:name="P871" style:parent-style-name="AutoriMemento" style:family="paragraph">
      <style:paragraph-properties fo:line-height="100%" fo:margin-left="0in" fo:margin-right="-0.5236in">
        <style:tab-stops/>
      </style:paragraph-properties>
      <style:text-properties fo:font-size="13pt" style:font-size-asian="13pt" style:font-size-complex="13pt"/>
    </style:style>
    <style:style style:name="P872" style:parent-style-name="AutoriMemento" style:family="paragraph">
      <style:paragraph-properties fo:line-height="100%" fo:margin-left="0in" fo:margin-right="-0.5236in">
        <style:tab-stops/>
      </style:paragraph-properties>
      <style:text-properties fo:font-size="13pt" style:font-size-asian="13pt" style:font-size-complex="13pt"/>
    </style:style>
    <style:style style:name="T873" style:parent-style-name="Policepardéfaut" style:family="text">
      <style:text-properties fo:font-weight="normal" style:font-weight-asian="normal" fo:font-size="13pt" style:font-size-asian="13pt" style:font-size-complex="13pt"/>
    </style:style>
    <style:style style:name="T874" style:parent-style-name="Policepardéfaut" style:family="text">
      <style:text-properties fo:font-weight="normal" style:font-weight-asian="normal" fo:font-size="13pt" style:font-size-asian="13pt" style:font-size-complex="13pt"/>
    </style:style>
    <style:style style:name="P875"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P876"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T877" style:parent-style-name="Policepardéfaut" style:family="text">
      <style:text-properties fo:font-style="italic" style:font-style-asian="italic"/>
    </style:style>
    <style:style style:name="T878" style:parent-style-name="Policepardéfaut" style:family="text">
      <style:text-properties fo:font-style="italic" style:font-style-asian="italic"/>
    </style:style>
    <style:style style:name="T879" style:parent-style-name="Policepardéfaut" style:family="text">
      <style:text-properties fo:font-weight="normal" style:font-weight-asian="normal" fo:font-size="13pt" style:font-size-asian="13pt" style:font-size-complex="13pt"/>
    </style:style>
    <style:style style:name="T880" style:parent-style-name="Policepardéfaut" style:family="text">
      <style:text-properties fo:font-weight="normal" style:font-weight-asian="normal" fo:font-size="13pt" style:font-size-asian="13pt" style:font-size-complex="13pt"/>
    </style:style>
    <style:style style:name="P881"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882"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883" style:parent-style-name="Policepardéfaut" style:family="text">
      <style:text-properties fo:font-style="italic" style:font-style-asian="italic"/>
    </style:style>
    <style:style style:name="T884" style:parent-style-name="Policepardéfaut" style:family="text">
      <style:text-properties fo:font-weight="normal" style:font-weight-asian="normal" fo:font-size="13pt" style:font-size-asian="13pt" style:font-size-complex="13pt"/>
    </style:style>
    <style:style style:name="T885" style:parent-style-name="Policepardéfaut" style:family="text">
      <style:text-properties fo:font-weight="normal" style:font-weight-asian="normal" fo:font-size="13pt" style:font-size-asian="13pt" style:font-size-complex="13pt"/>
    </style:style>
    <style:style style:name="P886"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P887"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T888" style:parent-style-name="Policepardéfaut" style:family="text">
      <style:text-properties fo:font-style="italic" style:font-style-asian="italic"/>
    </style:style>
    <style:style style:name="T889" style:parent-style-name="Policepardéfaut" style:family="text">
      <style:text-properties fo:font-style="italic" style:font-style-asian="italic"/>
    </style:style>
    <style:style style:name="T890" style:parent-style-name="Policepardéfaut" style:family="text">
      <style:text-properties fo:font-style="italic" style:font-style-asian="italic"/>
    </style:style>
    <style:style style:name="T891" style:parent-style-name="Policepardéfaut" style:family="text">
      <style:text-properties fo:font-style="italic" style:font-style-asian="italic"/>
    </style:style>
    <style:style style:name="T892" style:parent-style-name="Policepardéfaut" style:family="text">
      <style:text-properties fo:font-style="italic" style:font-style-asian="italic"/>
    </style:style>
    <style:style style:name="T893" style:parent-style-name="Policepardéfaut" style:family="text">
      <style:text-properties fo:font-style="italic" style:font-style-asian="italic"/>
    </style:style>
    <style:style style:name="T894" style:parent-style-name="Policepardéfaut" style:family="text">
      <style:text-properties fo:font-style="italic" style:font-style-asian="italic"/>
    </style:style>
    <style:style style:name="T895" style:parent-style-name="Policepardéfaut" style:family="text">
      <style:text-properties fo:font-style="italic" style:font-style-asian="italic"/>
    </style:style>
    <style:style style:name="T896" style:parent-style-name="Policepardéfaut" style:family="text">
      <style:text-properties fo:font-style="italic" style:font-style-asian="italic"/>
    </style:style>
    <style:style style:name="T897" style:parent-style-name="Policepardéfaut" style:family="text">
      <style:text-properties fo:font-style="italic" style:font-style-asian="italic"/>
    </style:style>
    <style:style style:name="T898" style:parent-style-name="Policepardéfaut" style:family="text">
      <style:text-properties fo:font-style="italic" style:font-style-asian="italic"/>
    </style:style>
    <style:style style:name="T899" style:parent-style-name="Policepardéfaut" style:family="text">
      <style:text-properties fo:font-style="italic" style:font-style-asian="italic"/>
    </style:style>
    <style:style style:name="T900" style:parent-style-name="Policepardéfaut" style:family="text">
      <style:text-properties fo:font-weight="normal" style:font-weight-asian="normal" fo:font-size="13pt" style:font-size-asian="13pt" style:font-size-complex="13pt"/>
    </style:style>
    <style:style style:name="T901" style:parent-style-name="Policepardéfaut" style:family="text">
      <style:text-properties fo:font-weight="normal" style:font-weight-asian="normal" fo:font-size="13pt" style:font-size-asian="13pt" style:font-size-complex="13pt"/>
    </style:style>
    <style:style style:name="P902"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P903"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T904" style:parent-style-name="Policepardéfaut" style:family="text">
      <style:text-properties fo:font-style="italic" style:font-style-asian="italic"/>
    </style:style>
    <style:style style:name="T905" style:parent-style-name="Policepardéfaut" style:family="text">
      <style:text-properties fo:font-weight="normal" style:font-weight-asian="normal" fo:font-size="13pt" style:font-size-asian="13pt" style:font-size-complex="13pt"/>
    </style:style>
    <style:style style:name="T906" style:parent-style-name="Policepardéfaut" style:family="text">
      <style:text-properties fo:font-weight="normal" style:font-weight-asian="normal" fo:font-size="13pt" style:font-size-asian="13pt" style:font-size-complex="13pt"/>
    </style:style>
    <style:style style:name="P907"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908"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909" style:parent-style-name="Policepardéfaut" style:family="text">
      <style:text-properties fo:font-style="italic" style:font-style-asian="italic"/>
    </style:style>
    <style:style style:name="T910" style:parent-style-name="Policepardéfaut" style:family="text">
      <style:text-properties fo:font-weight="normal" style:font-weight-asian="normal" fo:font-size="13pt" style:font-size-asian="13pt" style:font-size-complex="13pt"/>
    </style:style>
    <style:style style:name="T911" style:parent-style-name="Policepardéfaut" style:family="text">
      <style:text-properties fo:font-weight="normal" style:font-weight-asian="normal" fo:font-size="13pt" style:font-size-asian="13pt" style:font-size-complex="13pt"/>
    </style:style>
    <style:style style:name="P912"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P913"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T914" style:parent-style-name="Policepardéfaut" style:family="text">
      <style:text-properties fo:font-style="italic" style:font-style-asian="italic"/>
    </style:style>
    <style:style style:name="T915" style:parent-style-name="Policepardéfaut" style:family="text">
      <style:text-properties fo:font-style="italic" style:font-style-asian="italic"/>
    </style:style>
    <style:style style:name="T916" style:parent-style-name="Policepardéfaut" style:family="text">
      <style:text-properties fo:font-style="italic" style:font-style-asian="italic"/>
    </style:style>
    <style:style style:name="T917" style:parent-style-name="Policepardéfaut" style:family="text">
      <style:text-properties fo:font-weight="normal" style:font-weight-asian="normal" fo:font-size="13pt" style:font-size-asian="13pt" style:font-size-complex="13pt"/>
    </style:style>
    <style:style style:name="T918" style:parent-style-name="Policepardéfaut" style:family="text">
      <style:text-properties fo:font-weight="normal" style:font-weight-asian="normal" fo:font-size="13pt" style:font-size-asian="13pt" style:font-size-complex="13pt"/>
    </style:style>
    <style:style style:name="P919"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P920"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T921" style:parent-style-name="Policepardéfaut" style:family="text">
      <style:text-properties fo:font-style="italic" style:font-style-asian="italic"/>
    </style:style>
    <style:style style:name="T922" style:parent-style-name="Policepardéfaut" style:family="text">
      <style:text-properties fo:font-weight="normal" style:font-weight-asian="normal" fo:font-size="13pt" style:font-size-asian="13pt" style:font-size-complex="13pt"/>
    </style:style>
    <style:style style:name="T923" style:parent-style-name="Policepardéfaut" style:family="text">
      <style:text-properties fo:font-weight="normal" style:font-weight-asian="normal" fo:font-size="13pt" style:font-size-asian="13pt" style:font-size-complex="13pt"/>
    </style:style>
    <style:style style:name="P924"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P925" style:parent-style-name="Normal" style:family="paragraph">
      <style:paragraph-properties fo:line-height="100%" fo:margin-left="0in" fo:margin-right="-0.5236in">
        <style:tab-stops/>
      </style:paragraph-properties>
      <style:text-properties fo:font-size="13pt" style:font-size-asian="13pt" style:font-size-complex="13pt"/>
    </style:style>
    <style:style style:name="T926" style:parent-style-name="Policepardéfaut" style:family="text">
      <style:text-properties fo:font-style="italic" style:font-style-asian="italic"/>
    </style:style>
    <style:style style:name="T927" style:parent-style-name="Policepardéfaut" style:family="text">
      <style:text-properties fo:font-style="italic" style:font-style-asian="italic"/>
    </style:style>
    <style:style style:name="T928" style:parent-style-name="Policepardéfaut" style:family="text">
      <style:text-properties fo:font-weight="normal" style:font-weight-asian="normal" fo:font-size="13pt" style:font-size-asian="13pt" style:font-size-complex="13pt"/>
    </style:style>
    <style:style style:name="T929" style:parent-style-name="Policepardéfaut" style:family="text">
      <style:text-properties fo:font-weight="normal" style:font-weight-asian="normal" fo:font-size="13pt" style:font-size-asian="13pt" style:font-size-complex="13pt"/>
    </style:style>
    <style:style style:name="P930"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P931"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T932" style:parent-style-name="Policepardéfaut" style:family="text">
      <style:text-properties fo:font-style="italic" style:font-style-asian="italic"/>
    </style:style>
    <style:style style:name="T933" style:parent-style-name="Policepardéfaut" style:family="text">
      <style:text-properties fo:font-weight="normal" style:font-weight-asian="normal" fo:font-size="13pt" style:font-size-asian="13pt" style:font-size-complex="13pt"/>
    </style:style>
    <style:style style:name="T934" style:parent-style-name="Policepardéfaut" style:family="text">
      <style:text-properties fo:font-weight="normal" style:font-weight-asian="normal" fo:font-size="13pt" style:font-size-asian="13pt" style:font-size-complex="13pt"/>
    </style:style>
    <style:style style:name="P935"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P936"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T937" style:parent-style-name="Policepardéfaut" style:family="text">
      <style:text-properties fo:font-weight="normal" style:font-weight-asian="normal" fo:font-size="13pt" style:font-size-asian="13pt" style:font-size-complex="13pt"/>
    </style:style>
    <style:style style:name="T938" style:parent-style-name="Policepardéfaut" style:family="text">
      <style:text-properties fo:font-weight="normal" style:font-weight-asian="normal" fo:font-size="13pt" style:font-size-asian="13pt" style:font-size-complex="13pt"/>
    </style:style>
    <style:style style:name="P939"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P940" style:parent-style-name="titolo" style:family="paragraph">
      <style:paragraph-properties fo:line-height="100%" fo:margin-left="0in" fo:margin-right="-0.5236in">
        <style:tab-stops/>
      </style:paragraph-properties>
      <style:text-properties fo:font-style="normal" style:font-style-asian="normal" fo:font-size="13pt" style:font-size-asian="13pt" style:font-size-complex="13pt"/>
    </style:style>
    <style:style style:name="T941" style:parent-style-name="Policepardéfaut" style:family="text">
      <style:text-properties fo:font-style="italic" style:font-style-asian="italic"/>
    </style:style>
  </office:automatic-styles>
  <office:body>
    <office:text text:use-soft-page-breaks="true">
      <text:p text:style-name="P1">Merki Charles</text:p>
      <text:p text:style-name="rubric">Archéologie, Voyages</text:p>
      <text:h text:style-name="Titre1" text:outline-level="1"><text:span text:style-name="T3">1909<text:s/></text:span><text:span text:style-name="T4">- 1</text:span></text:h>
      <text:p text:style-name="byline">Canudo Ricciotto</text:p>
      <text:p text:style-name="rubric">Lettres italiennes</text:p>
      <text:p text:style-name="P5">1-I-1909, T. LXXVII, p. 171-175.</text:p>
      <text:p text:style-name="Normal"/>
      <text:p text:style-name="Normal">La chronique est entièrement consacrée à<text:s/><text:span text:style-name="T6">Le canzoni di Re Enzio</text:span><text:s/>de Giovanni Pascoli. Sur un ton très élogieux, C. célèbre dans cette œuvre « les premiers chants d'une épopée nationale [...] des chants d'un grand poème épique où l'âme italienne se retrouvera peut-être, des chants du poème de sa race que l'Italie attend encore » (p. 171). La conception pascolienne de l'épopée est, aux yeux de C. très neuve, pour la tendresse qu'elle exprime et pour ses capacités d'évocation sentimentale. Loin de se cantonner à « la haine puissante et féconde du Moyen-âge » (p. 171) qui a façonné notre âme occidentale, « il évoque toute une époque avec […] cette tendresse de l'enfant qui sourit à un<text:s/>rêve composé de toutes les légendes éparses dans le rayonnement de son foyer » (p. 171). Ainsi, Pascoli est « semblable à un enfant fasciné […] qui regarde le passé avec une âme nouvelle, oubliant sa culture pour n'écouter que le bourdonnement séculaire du<text:s/>sang de sa race. Et son esprit est émerveillé et ému, et tout souvenir y devient sentiment » (p. 171).</text:p>
      <text:p text:style-name="Normal">Opposant « deux manières de "sentir" l'épopée », « la manière pathétique » et « une sorte de manière vraiment et profondément tragique », C. attribue la<text:s/>première à Carducci, « tout gonflé par le “ pathos historique ” » (p. 172), auquel il consacre un ample développement, et la deuxième à Pascoli. Entre les deux, C. situe d'Annunzio dont la poésie est certes pénétrée des grands thèmes de l'histoire culturelle italienne mais dont le souci esthétique lui permet d'accéder à un lyrisme absent de l'œuvre de son maître. Bien qu'il ne faille pas méconnaître la signification historique de l'œuvre de Carducci, il faut remercier d'abord d'Annunzio et ensuite Pascoli<text:s/>pour avoir arraché la poésie à l'emprise de l'histoire. Pascoli a le mérite de porter son regard poétique sur les aspects symboliques et non pas historiques de la vie de son pays, faisant par là même « un grand bien aux poètes italiens jusqu'ici détournés<text:s/>de la poésie par l'exaltation de l'histoire » (p. 173). Après le résumé de la<text:s/><text:span text:style-name="T7">Canzone del Carroccio</text:span><text:s/>et de la<text:s/><text:span text:style-name="T8">Canzone dell'Olifante</text:span><text:s/>C. réaffirme, par-delà<text:s/><text:soft-page-break/>l'énumération de ses faiblesses, la grandeur et la nouveauté de la poésie épique pascolienne.</text:p>
      <text:p text:style-name="Normal"/>
      <text:p text:style-name="P9">Memento :</text:p>
      <text:p text:style-name="P10"><text:span text:style-name="T11">A. De Rinaldis,<text:s/></text:span><text:span text:style-name="T12">La coscienza dell'arte</text:span><text:span text:style-name="T13">,<text:s/></text:span></text:p>
      <text:p text:style-name="P14"><text:span text:style-name="T15">G. Martegiani,<text:s/></text:span><text:span text:style-name="T16">Il romanticismo italiano non esiste</text:span><text:span text:style-name="T17">,</text:span></text:p>
      <text:p text:style-name="P18"><text:span text:style-name="T19">F. Tocco,<text:s/></text:span><text:span text:style-name="T20">Studi Francescani</text:span><text:span text:style-name="T21">,<text:s/></text:span></text:p>
      <text:p text:style-name="P22"><text:span text:style-name="T23">A. Farinelli,<text:s/></text:span><text:span text:style-name="T24">Dante e la Francia</text:span><text:span text:style-name="T25">,<text:s/></text:span></text:p>
      <text:p text:style-name="P26"><text:span text:style-name="T27">A. Tenneroni,<text:s/></text:span><text:span text:style-name="T28">Inizii di antiche poesie italiane religiose e morali</text:span><text:span text:style-name="T29">,<text:s/></text:span></text:p>
      <text:p text:style-name="P30">Questioni filosofiche : per la Società Filosofica italiana,<text:s/></text:p>
      <text:p text:style-name="P31"><text:span text:style-name="T32">F. Enriques,<text:s/></text:span><text:span text:style-name="T33">Problemi della scienza</text:span><text:span text:style-name="T34">,<text:s/></text:span></text:p>
      <text:p text:style-name="P35"><text:span text:style-name="T36">G. Amadori-Virgili,<text:s/></text:span><text:span text:style-name="T37">La questione rumeliota e la politica italiana</text:span><text:span text:style-name="T38">,<text:s/></text:span></text:p>
      <text:p text:style-name="P39"><text:span text:style-name="T40">G. Deledda,<text:s/></text:span><text:span text:style-name="T41">Il nonno</text:span><text:span text:style-name="T42">,<text:s/></text:span></text:p>
      <text:p text:style-name="P43"><text:span text:style-name="T44">G. Deledda,<text:s/></text:span><text:span text:style-name="T45">Le fantôme du passé</text:span><text:span text:style-name="T46">,<text:s/></text:span></text:p>
      <text:p text:style-name="P47"><text:span text:style-name="T48">V. Aganoor-Pompilj,<text:s/></text:span><text:span text:style-name="T49">Nuove liriche</text:span><text:span text:style-name="T50">,<text:s/></text:span></text:p>
      <text:p text:style-name="P51"><text:span text:style-name="T52">S. Farina,<text:s/></text:span><text:span text:style-name="T53">Il signor I</text:span><text:span text:style-name="T54">o</text:span><text:span text:style-name="T55">,<text:s/></text:span></text:p>
      <text:p text:style-name="P56"><text:span text:style-name="T57">C. Castelli,<text:s/></text:span><text:span text:style-name="T58">Venezia</text:span><text:span text:style-name="T59">,<text:s/></text:span></text:p>
      <text:p text:style-name="P60"><text:span text:style-name="T61">B. Cicognani,<text:s/></text:span><text:span text:style-name="T62">La crittogama</text:span><text:span text:style-name="T63">,<text:s/></text:span></text:p>
      <text:p text:style-name="P64"><text:span text:style-name="T65">L. Siciliani,<text:s/></text:span><text:span text:style-name="T66">Arida Nutria</text:span><text:span text:style-name="T67">,<text:s/></text:span></text:p>
      <text:p text:style-name="P68"><text:span text:style-name="T69">C. Tartufani,<text:s/></text:span><text:span text:style-name="T70">Nungaia</text:span><text:span text:style-name="T71">,<text:s/></text:span></text:p>
      <text:p text:style-name="P72"><text:span text:style-name="T73">M. Bontempelli,<text:s/></text:span><text:span text:style-name="T74">Odi adriatiche</text:span><text:span text:style-name="T75">,<text:s/></text:span></text:p>
      <text:p text:style-name="P76"><text:span text:style-name="T77">C. Prosperi,<text:s/></text:span><text:span text:style-name="T78">La profezia</text:span><text:span text:style-name="T79">.<text:s/></text:span></text:p>
      <text:p text:style-name="Normal"/>
      <text:h text:style-name="Titre1" text:outline-level="1"><text:span text:style-name="T80">1909<text:s/></text:span><text:span text:style-name="T81">- 2</text:span></text:h>
      <text:p text:style-name="byline">Morice Charles</text:p>
      <text:p text:style-name="P82">Art moderne</text:p>
      <text:p text:style-name="P83">16-I-1909, T. LXXVII, p. 338-341.<text:s/></text:p>
      <text:p text:style-name="P84"/>
      <text:p text:style-name="Normal">L'auteur évoque les divisionnistes italiens à l'occasion d'une exposition organisée rue de Richelieu « en l'honneur et au bénéfice du musée Segantini créé à Saint-Moritz » (p. 340). C'est, d'ailleurs, précisément autour de Segantini qu'ils se groupent au niveau national, écrit-il, bien qu'historiquement ils soient à rattacher à Seurat. Le regard porté sur ces peintres, dont aucun n'est nommément cité, est assez critique à cause d'une trop forte présence, surtout chez les jeunes, de préoccupations purement techniques qui<text:s/>priment « le sens de la nature et la recherche de soi » (p. 340). L'auteur, qui ne cache pas sa réserve à l'égard de l'esthétique de la division et de Seurat lui-même, pense que Segantini était un artiste intéressant précisément parce qu'il parvenait à être « émouvant », « malgré le procédé auquel il s'était condamné » (p. 339). Previati, « un peintre religieux » « à peine inégal à Segantini » (p. 339) est apprécié, lui<text:s/><text:soft-page-break/>aussi, pour sa capacité d'échapper « aux dangers du système, par la passion » (p. 340).<text:s/>Bref, le défaut des divisionnistes italiens, qui ont par ailleurs relancé la fortune des impressionistes au-delà des Alpes, est de dérober leur originalité « sous l'uniforme d'une fausse méthode ». Il en est tout autrement de la sculpture qui échappe à ces critiques. Bugatti et Andreotti sont ainsi définis habiles, et Medardo Rosso est considéré comme « l'un des plus grands artistes vivants » (p. 340).</text:p>
      <text:p text:style-name="Normal"/>
      <text:p text:style-name="Normal"/>
      <text:p text:style-name="Normal"/>
      <text:h text:style-name="Titre1" text:outline-level="1"><text:span text:style-name="T85">1909<text:s/></text:span><text:span text:style-name="T86">- 3</text:span></text:h>
      <text:p text:style-name="byline">Canudo Ricciotto</text:p>
      <text:p text:style-name="rubric">Lettres italiennes</text:p>
      <text:p text:style-name="P87">1-II-1909, T. LXXVII, p.561-566.<text:s/></text:p>
      <text:p text:style-name="Normal"/>
      <text:p text:style-name="Normal">C. salue la parution de<text:s/><text:span text:style-name="T88">La coscienza dell'Arte</text:span><text:s/>de A. de Rinaldis, qui comble l'« inutile fossé » creusé par la critique contemporaine entre critique esthétique et critique historique. M. de Rinaldis, écrit-il, parvient à concilier les opposés en préconisant une critique d'art comme « histoire du sens critique particulier des grands artistes, l'évolution de leur [...] conscience de l'art » (p. 562). Il s'agit d'une critique nouvelle, qui correspond à « l'esprit moderne » et qui cherche à « éclairer le mystère de la création d'art » en tenant compte des variables qui influencent la naissance de l'œuvre (personnalité de l'artiste, époque, milieu etc.). La conscience de l'art produit une critique capable de communiquer « la fièvre des siècles, plutôt que la notion arithmétique des manifestations suprêmes de ceux-ci » (p. 562). Le travail de A. de Rinaldis qui applique sa théorie aux artistes italiens du Moyen-âge à la Renaissance, demeure toutefois une expression isolée en Italie. Le « professeur » Venturi et « l'érudit » Croce, demeurent complètement fermés à cette conscience de l'art qui, en revanche, se manifeste davantage dans le milieu des critiques musicaux.</text:p>
      <text:p text:style-name="Normal">Sur un ton plutôt paternaliste, C. considère en revanche G. Martegiani « assez digne  » de parcourir la voie de la nouvelle<text:s/>critique. Dans<text:s/><text:span text:style-name="T89">Il romanticismo italiano non esiste<text:s/></text:span>elle a le mérite de dire que le romantisme n'est pas seulement volonté de libération, exaltation individuelle, culte de la liberté spirituelle, mais surtout « <text:span text:style-name="T90">besoin de plus de richesse<text:s/></text:span>qui tourmente la sensibilité collective dans certaines époques<text:s/><text:soft-page-break/>d'imitation à outrance, où la puissance créatrice des artistes semble tarie, et le patrimoine de la sensibilité générale cristallisé » (p. 564). Elle démontre aussi que le romantisme italien « ne fut que piètre<text:s/>imitation » (p. 565) et que pour cela même, donc, il ne fut pas, malgré « le petit<text:s/><text:span text:style-name="T91">Sturm-und-Drang</text:span><text:s/>florentin » qu'avait incarné la revue<text:s/><text:span text:style-name="T92">Leonardo</text:span>. La conclusion de C. est que l'Italie attend encore son éclosion romantique.<text:s/></text:p>
      <text:p text:style-name="Normal">Quelques lignes sont enfin consacrées aux<text:s/><text:span text:style-name="T93">Studi Francescani</text:span><text:s/>de F. Tocco, qui témoignent de la vitalité et du renouvellement des études franciscaines en Italie.</text:p>
      <text:p text:style-name="P94">Memento :</text:p>
      <text:p text:style-name="P95"><text:span text:style-name="T96">G. Papini,<text:s/></text:span><text:span text:style-name="T97">article sur Rodolphe Eucken dans « La Nuova Antologia »</text:span></text:p>
      <text:p text:style-name="P98"><text:span text:style-name="T99">G. Marangoni<text:s/></text:span><text:span text:style-name="T100">et<text:s/></text:span><text:span text:style-name="T101">Y. Rusconi<text:s/></text:span><text:span text:style-name="T102">articles dans « Emporiu</text:span><text:span text:style-name="T103">m »</text:span></text:p>
      <text:p text:style-name="P104"><text:span text:style-name="T105">G.A. Cesareo<text:s/></text:span><text:span text:style-name="T106">article dans</text:span><text:span text:style-name="T107"><text:s/>« </text:span><text:span text:style-name="T108">La Rassegna Contemporanea ».</text:span></text:p>
      <text:p text:style-name="P109"/>
      <text:p text:style-name="P110"/>
      <text:h text:style-name="Titre1" text:outline-level="1"><text:span text:style-name="T111">1909<text:s/></text:span><text:span text:style-name="T112">- 4</text:span></text:h>
      <text:p text:style-name="byline">Mesnil Jacques</text:p>
      <text:p text:style-name="P113"><text:span text:style-name="T114">La civilisation florentine au XV</text:span><text:span text:style-name="T115">e</text:span><text:span text:style-name="T116"><text:s/>siècle</text:span><text:span text:style-name="T117"><text:s/></text:span></text:p>
      <text:p text:style-name="P118">16-II-1909, T. LXXVII, p. 648-665.<text:s/></text:p>
      <text:p text:style-name="P119"/>
      <text:p text:style-name="Normal">L'article est une évocation des mœurs et des institutions de la République de Florence à l'époque des Médicis (1434-1494). L'auteur en brosse un portrait idyllique, celui d'une société libre, fondée sur le respect réciproque des individus qui la composent par-delà leur appartenance sociale. C'est une société qui valorise les capacités individuelles, qui relativise l'importance de l'argent qui est envisagé non pas comme fin mais comme instrument de la gloire des familles et de celle de leur cité. L'auteur dessine ainsi une nette opposition entre l'éthique vertueuse de la société florentine du<text:s/><text:span text:style-name="T120">Qua</text:span><text:span text:style-name="T121">ttrocento</text:span><text:s/>et la perte de valeurs et les mœurs dissolues qui caractérisent la société capitaliste contemporaine. Il nous propose alors une lecture post-romantique et vaguement nietschéenne de la Renaissance comme époque de l'émergence de l'homme nouveau, qui a su briser les chaînes de la spiritualité religieuse du Moyen-âge. Une époque « de joie créatrice, d'affirmation de la volonté, de libre développement des individualités » où « le génie foisonne » (p. 664).</text:p>
      <text:p text:style-name="Normal"/>
      <text:soft-page-break/>
      <text:h text:style-name="Titre1" text:outline-level="1"><text:span text:style-name="T122">1909<text:s/></text:span><text:span text:style-name="T123">- 5</text:span></text:h>
      <text:p text:style-name="P124">Canudo Ricciotto</text:p>
      <text:p text:style-name="P125">Échos</text:p>
      <text:p text:style-name="P126">16-II-1909, T. LXXVII, p. 760-768.<text:s/></text:p>
      <text:p text:style-name="P127"/>
      <text:p text:style-name="Normal">Lettre au directeur de Ricciotto Canudo en réponse à un article consacré aux représentations sacrées d'Oberammergau, un village des Alpes bavaroises qui a gardé intacte la tradition des Mystères médiévaux. C. tient à rappeler qu'il<text:s/>existe à Sordevolo, dans les Alpes piémontaises, une tradition comparable. Tous les cinq ans, en effet, le mystère de la Passion y est mis en scène et « le peuple y vit ses “heures de flamme” sacrée, comme au Moyen-âge sur le parvis des cathédrales » (p. 766). C. fournit ensuite, une description détaillée de la manifestation.</text:p>
      <text:p text:style-name="Normal"/>
      <text:h text:style-name="Titre1" text:outline-level="1"><text:span text:style-name="T128">1909<text:s/></text:span><text:span text:style-name="T129">- 6</text:span></text:h>
      <text:p text:style-name="byline">De Gaultier Jules</text:p>
      <text:p text:style-name="rubric">Philosophie</text:p>
      <text:p text:style-name="P130"><text:span text:style-name="T131">16-III-1909, T. LXXVIII, p. 325-330.<text:s/></text:span></text:p>
      <text:p text:style-name="Normal"/>
      <text:p text:style-name="Normal">Compte rendu consacré à<text:s/><text:span text:style-name="T132">Le livre de l'évolution : l'Homme</text:span><text:s/>de Ricciotto Canudo. L'ouvrage, écrit « dans une langue enfiévrée d'images et de symboles » (p. 328), est présenté en quelques lignes très emphatiques et passablement obscures, comme une histoire du génie humain de la civilisation pélasgique aux temps modernes. Le génie y est expliqué comme la transformation exemplaire par l'homme, des forces chaotiques de la nature qui convergent en lui. Cette transformation étant « en son essence harmonie et musique », l'ouvrage s'applique tout particulièrement à suivre l'évolution de l'histoire humaine à travers celle de l'expression musicale de Palestrina à Debussy.</text:p>
      <text:p text:style-name="Normal"/>
      <text:p text:style-name="Normal"/>
      <text:h text:style-name="Titre1" text:outline-level="1">1909<text:s/>- 7</text:h>
      <text:p text:style-name="byline">Moréas Jean</text:p>
      <text:p text:style-name="rubric">En rêvant sur un album de dessins</text:p>
      <text:p text:style-name="P133">1-IV-1909, T. LXXVIII, p.385-391.</text:p>
      <text:p text:style-name="Normal">M. livre un récit de rêveries pleines de souvenirs mythologiques suscitées, écrit-il, par les « pages de l'album où André Rouveyre a construit son<text:s/><text:span text:style-name="T134">Gynécée</text:span> » (p. 387). Ce sont une série de portraits de femmes qui « dardent<text:s/><text:soft-page-break/>de leurs appas non le gentil Coupidon, mais bien, — au physique comme au moral — l'Amour qui frappe à coups de hache » et parmi lesquelles il est possible de reconnaître « la Laure de Pétrarque, et même la Béatrice du poète divin ». Il évoque alors en quelques mots la conception « philosophique » de l'amour de Cavalcanti pour qui, empêchant « la vertu raisonnable d'agir », il est souvent cause de<text:s/>mort, car « l'homme, séparé du parfait bien, ne peut jouir de la vie, n'étant pas maître de lui-même » (p. 390). C'est là, pense-t-il, qu'il faut chercher la clé de lecture des représentations de l'amour qu'a donné André Rouveyre. Il conclut donc par une citation et une brève analyse du<text:s/><text:span text:style-name="T135">Triomphe de l'Amour</text:span><text:s/>de Pétrarque : tout comme ce dernier pourrait, « en y bien regardant […] se changer en danse macabre » (p. 391),<text:s/><text:span text:style-name="T136">le Gynécée</text:span><text:s/>de André Rouveyre doit être lu comme une danse macabre de l'amour.</text:p>
      <text:p text:style-name="Normal"/>
      <text:h text:style-name="Titre1" text:outline-level="1">1909 - 8</text:h>
      <text:p text:style-name="byline"><text:s/>Leclère Tristan</text:p>
      <text:p text:style-name="rubric">Art ancien</text:p>
      <text:p text:style-name="P137">1-IV-1909, T. LXXVIII, p.535-539.<text:s/></text:p>
      <text:p text:style-name="Normal"/>
      <text:p text:style-name="Normal">Compte rendu de<text:s/><text:span text:style-name="T138">Pisanello</text:span><text:s/>de Jean de Foville. L. se réjouit du fait que l'auteur a su intégrer les nouvelles découvertes concernant la vie du peintre, mais regrette qu'il se soit attaché surtout « au rénovateur de la médaille que fut Pisanello » (p. 537), délaissant le peintre et le dessinateur.</text:p>
      <text:p text:style-name="P139"/>
      <text:p text:style-name="P140"/>
      <text:p text:style-name="P141"/>
      <text:p text:style-name="P142"/>
      <text:p text:style-name="P143"/>
      <text:h text:style-name="Titre1" text:outline-level="1">1909 - 9</text:h>
      <text:p text:style-name="byline">Leblond Marius-Ary</text:p>
      <text:p text:style-name="P144"><text:span text:style-name="T145">L'expansion française en Europe et les relations franco-italiennes</text:span><text:span text:style-name="T146">.</text:span></text:p>
      <text:p text:style-name="P147">16-IV-1909, T. LXXVIII, p. 588-603.<text:s/></text:p>
      <text:p text:style-name="P148"/>
      <text:p text:style-name="Normal"/>
      <text:p text:style-name="Normal">L'article se veut un constat amer du déclin de l'influence de la culture française en Europe, malgré son « immense supériorité […] sur la Kultur allemande comme sur toute anglomanie » ... le ton est ainsi donné.<text:s/><text:soft-page-break/>L'auteur, tout empreint du racisme d'inspiration positiviste qui était dans l'air du temps, explique ce déclin par l'absence d'organismes de diffusion de la culture française auprès des élites des divers pays européens. L'enjeu d'une telle diffusion est grand. Il s'agit de créer un courant hégémonique panlatin qui<text:s/>propagerait « contre l'individualisme des tribus gloutonnes des Germains […] le génie démocratique hérité des Hellènes par les Romains ». Or, il est un obstacle à l'affirmation du génie latin, c'est la relative indifférence de l'Italie vis-à-vis des artistes et des intellectuels français et son persistant filogermanisme. « L'affection profonde, voluptueuse, mais aussi sentimentale et rationaliste » que la France porte à l'Italie, ne connaît pas d'équivalents au-delà des Alpes. L'indifférence transalpine est pour l'auteur une preuve incompréhensible d'ingratitude. Rappelant l'hospitalité française vis-à-vis de tous les « miséreux d'Italie », si bien décrite dans le roman de Louis Bertrand<text:s/><text:span text:style-name="T149">L'Invasion</text:span>, il évoque les efforts accomplis par la France pour « humaniser et civiliser le caractère italien » de la « populace piémontaise ou toscane […] endurci par une sédentarité séculaire aux montagnes natales ». De la populace aux intellectuels, l'hospitalité se fait attention et intérêt. L'auteur en veut pour preuve le large accueil ménagé par les revues et les éditeurs aux savants et aux historiens italiens et la présence constante d'artistes italiens dans les galeries parisiennes. Par ailleurs,<text:s/><text:span text:style-name="T150">Le Roman italien contemporain</text:span><text:s/>de Jean Dornis mais aussi la<text:span text:style-name="T151"><text:s/>Littérature it</text:span><text:span text:style-name="T152">alienne d'aujourd'hui</text:span><text:s/>de M. Muret témoignent bien de l'ouverture française à une littérature qui « à mesure qu'elle s'efforce de se dérober aux influences étrangères » se découvre avec la nôtre « un grand air de famille ». La conclusion est en forme d'exortation. A Marinetti d'une part, pour qu'il s'emploie à la « noble besogne » que serait la création d'un comité franco-italien d'intellectuels. Aux Français d'autre part, pour qu'ils cessent « de descendre farnienter sur les eaux mortes de Venise » et entrent en contact avec les « hommes nouveaux de la plus grande Italie, qui doit être notre alliée pour l'expansion latine dans le monde en loyale, mais énergique concurrence avec l'expansion teutonique. »</text:p>
      <text:p text:style-name="Normal"/>
      <text:p text:style-name="rubric"/>
      <text:p text:style-name="rubric"/>
      <text:h text:style-name="Titre1" text:outline-level="1">1909 -<text:s/>10</text:h>
      <text:p text:style-name="byline"><text:s/>Morice Charles</text:p>
      <text:p text:style-name="rubric">Art moderne</text:p>
      <text:soft-page-break/>
      <text:p text:style-name="P153">1-V-1909, T. LXXIX, p. 163-168.<text:s/></text:p>
      <text:p text:style-name="Normal"/>
      <text:p text:style-name="Normal">Dans une note, M. se limite à signaler Tommaso e Michele Cascella, deux très jeunes artistes qui, bien que prometteurs, ont malgré tout « le don italien, si amusant, et si dangereux aussi […] » (p. 166) à savoir une virtuosité qui fait écran au vide de personnalité et aux généralités qu'exprime, au bout du compte, leur peinture.</text:p>
      <text:p text:style-name="P154"/>
      <text:h text:style-name="Titre1" text:outline-level="1">1909 - 11</text:h>
      <text:p text:style-name="byline"><text:s/>Canudo Ricciotto</text:p>
      <text:p text:style-name="rubric">Lettres italiennes</text:p>
      <text:p text:style-name="P155">1-V-1909, T. LXXIX, p. 179-185.<text:s/></text:p>
      <text:p text:style-name="P156"/>
      <text:p text:style-name="Normal">C. rend compte longuement de l'enquête publiée par la revue<text:s/><text:span text:style-name="T157">Cœnobium</text:span><text:s/>« Ciò ch'essi leggono » portant sur la bibliothèque idéale d'un cénobite. Sans rapporter les résultats de l'enquête il expose en détail le caractère « très stérile » et de « farce intellectuelle » d'une telle entreprise qui, loin de servir l'amour pour l'art, n'a fait<text:s/>appel qu'à l'érudition académique et bornée. Pour que cette enquête eût un intérêt — écrit C. — il aurait fallu demander aux cent dix-sept intellectuels et écrivains qui ont répondu, de choisir le ou les ouvrages qu'il voudraient toujours avoir avec eux et qui les inspirent, et non pas d'établir la liste des quarante livres les plus importants dans l'histoire de la philosophie, de la morale et de la littérature. Enfin, le choix du bilinguisme — les réponses étant parvenues en italien ou en français — semble préjudiciable et tendencieux à C. qui pense que bien peu de gens pourront lire les textes des intellectuels italiens.</text:p>
      <text:p text:style-name="Normal">Présentant ensuite brièvement<text:s/><text:span text:style-name="T158">I Canti di Faunus</text:span><text:s/>de Antonio Beltramelli, C. se réjouit qu'une fois de plus, la prose lyrique de Beltramelli s'emploie à « réveiller dans notre vie moderne le sens de la simplicité ancienne, de la grandeur de la nature, d'un large et sain lyrisme géorgique » (p. 183). Il critique, cependant, d'une part, le choix d'une édition illustrée — par A. de Karolis — qui imite mal les éditions de d'Annunzio et, d'autre part, la préciosité linguistique de Faunus. Une « attitude de style d'annunzien » qui contraste trop avec la simplicité « bon enfant » (p. 183) des pensées de Beltramelli.</text:p>
      <text:p text:style-name="Normal">E. Cavacchioli, auteur de<text:s/><text:span text:style-name="T159">Le rano</text:span><text:span text:style-name="T160">chie turchine</text:span>, est présenté comme un jeune poète appartenant au groupe de Milan qui incarne, en Italie, « le<text:s/><text:soft-page-break/>Boulevard, très satisfait et très frondeur » (p. 183). C. ne tarit pas d'éloges pour « sa maîtrise de la langue et des figurations rythmiques » (p.<text:s/>183) et pour son sens — supérieur à celui de Pascoli — des allitérations et des assonances. Il critique cependant l'inspiration symboliste de ce recueil et plus généralement du groupe de Milan, qu'il juge largement dépassée. C. sourit, enfin, de quelques<text:s/>vers par lesquels Cavacchioli célèbre la mort poétique de d'Annunzio. Une « aberration esthétique » qu'il met sur le compte de la fougue juvénile du poète.</text:p>
      <text:p text:style-name="rubric"/>
      <text:p text:style-name="P161"><text:span text:style-name="T162">Memento</text:span><text:span text:style-name="T163"> :</text:span></text:p>
      <text:p text:style-name="P164"><text:span text:style-name="T165">F. Hermann,<text:s/></text:span><text:span text:style-name="T166">Rome disparue</text:span><text:span text:style-name="T167"><text:s/>(article)</text:span></text:p>
      <text:p text:style-name="P168"><text:span text:style-name="T169">N. Festa,<text:s/></text:span><text:span text:style-name="T170">Christianisme primitif et socialisme<text:s/></text:span><text:span text:style-name="T171">(artic</text:span><text:span text:style-name="T172">le)</text:span></text:p>
      <text:p text:style-name="P173"><text:span text:style-name="T174">G. Arcoleo,<text:s/></text:span><text:span text:style-name="T175">Swift le grand humoriste<text:s/></text:span><text:span text:style-name="T176">(article)</text:span></text:p>
      <text:p text:style-name="P177"><text:span text:style-name="T178">Achille Loria,<text:s/></text:span><text:span text:style-name="T179">Joseph Proudhon</text:span><text:span text:style-name="T180"><text:s/>(article)</text:span></text:p>
      <text:p text:style-name="P181"><text:span text:style-name="T182">F. Nicolosi-Raspagliesi, T. Monicelli,<text:s/></text:span><text:span text:style-name="T183">Le théâtre italien contemporain</text:span><text:span text:style-name="T184"><text:s/>(article)</text:span></text:p>
      <text:p text:style-name="P185"><text:span text:style-name="T186">G. Natali, E. Vitelli,<text:s/></text:span><text:span text:style-name="T187">Storia dell'arte.</text:span></text:p>
      <text:p text:style-name="P188"><text:span text:style-name="T189">M. de Rubris,<text:s/></text:span><text:span text:style-name="T190">Nostre Memorie.</text:span></text:p>
      <text:p text:style-name="P191"><text:span text:style-name="T192">C. Linati,<text:s/></text:span><text:span text:style-name="T193">C</text:span><text:span text:style-name="T194">ristabella.</text:span></text:p>
      <text:p text:style-name="P195"><text:span text:style-name="T196">F. Chiesa,<text:s/></text:span><text:span text:style-name="T197">Liriche.</text:span></text:p>
      <text:p text:style-name="P198"><text:span text:style-name="T199">G. Gozzano,<text:s/></text:span><text:span text:style-name="T200">La signorina Felicita</text:span><text:span text:style-name="T201">.</text:span></text:p>
      <text:p text:style-name="P202"/>
      <text:h text:style-name="Titre1" text:outline-level="1"><text:span text:style-name="T203">1909<text:s/></text:span><text:span text:style-name="T204">- 12</text:span></text:h>
      <text:p text:style-name="byline">De Gourmont Jean</text:p>
      <text:p text:style-name="rubric">Littérature</text:p>
      <text:p text:style-name="P205">16-V-1909, T. LXXIX, p. 306-310.<text:s/></text:p>
      <text:p text:style-name="Normal">Compte rendu de<text:s/><text:span text:style-name="T206">Reflets de Rome. Rome vue par les écrivains, de Montaigne à Gœthe, de Chateaubriand à Anatole Fran</text:span><text:span text:style-name="T207">ce,</text:span><text:s/>de G. Vallette. L'ouvrage est un recueil des descriptions de Rome laissées par les grands écrivains. Le compte rendu de De G. est essentiellement consacré à l'opposition entre la vision de Gœthe et celle de Chateaubriand. Le premier a une « conception<text:s/>vivante » de la ville éternelle. Dans ses ruines il puise « le sens de la vie » et la vérité de l'art. En effet, d'une part le spectacle de la destruction lui paraît une preuve de l'inépuisable vie des choses qui se perpétue en les transformant ; d'autre part il s'identifie au génie des artistes de l'Antiquité qu'il érige en modèle. A côté de celle de Gœthe, la vision de Chateaubriand est présentée comme étant à la fois « morbide » et créatrice d'une beauté nouvelle qui a pénétré la mentalité contemporaine.<text:s/>C'est la beauté « attristée des ruines et de la mort, la beauté fragile des choses vivantes qui vont mourir ». Après la vision romantique de l'auteur du Génie du Christianisme quelques lignes sont<text:s/><text:soft-page-break/>consacrées au Voyage en Italie de Taine, « l'ouvrage de critique le plus parfait qui ait été écrit » au sujet des peintures et sculptures des musées romains.</text:p>
      <text:p text:style-name="Normal"/>
      <text:p text:style-name="P208"/>
      <text:h text:style-name="Titre1" text:outline-level="1">1909 - 13</text:h>
      <text:p text:style-name="byline"><text:s/>Marguillier Auguste</text:p>
      <text:p text:style-name="rubric">Musées et collections</text:p>
      <text:p text:style-name="P209">16-V-1909, T. LXXIX, p. 359-367.<text:s/></text:p>
      <text:p text:style-name="Normal"/>
      <text:p text:style-name="Normal">La note rend compte de l'inauguration, advenue le 28 mars en présence du pape, des nouvelles salles de la Pinacothèque du Vatican. Plus de deux cents tableaux sont venus s'ajouter aux soixante précédemment exposés, dans une nouvelle gallerie de 145 mètres « dans les plus intelligentes conditions de décor, d'éclairage et<text:s/>de chauffage, et dans un ordre rigoureusement scientifique » (p. 363). M. cite une vingtaine d'œuvres exposée, parmi les plus célèbres, et renvoie le lecteur à la<text:s/><text:span text:style-name="T210">Gazette des Beaux-Arts</text:span><text:s/>et à la revue italienne<text:s/><text:span text:style-name="T211">Emporium</text:span><text:s/>pour des études plus détaillées et accompagnées de reproductions des peintures.</text:p>
      <text:p text:style-name="P212"/>
      <text:h text:style-name="Titre1" text:outline-level="1"><text:span text:style-name="T213">1909<text:s/></text:span><text:span text:style-name="T214">- 14</text:span></text:h>
      <text:p text:style-name="byline">Barthèlemy Edmond</text:p>
      <text:p text:style-name="rubric">Histoire</text:p>
      <text:p text:style-name="P215">1-VII-1909, T. LXXX, p. 124-129.<text:s/></text:p>
      <text:p text:style-name="Normal">Bref compte rendu de<text:s/><text:span text:style-name="T216">Etudes sur l'administration de Rome au Moyen-Age (751-1252)</text:span><text:s/>de L. Halphen. L'ouvrage est consacré à une période définie<text:s/>de « peu connue » par B.</text:p>
      <text:p text:style-name="Normal"/>
      <text:h text:style-name="Titre1" text:outline-level="1">1909 - 15</text:h>
      <text:p text:style-name="byline">Quillard Pierre</text:p>
      <text:p text:style-name="rubric">Les poèmes</text:p>
      <text:p text:style-name="P217">16-VII-1909, T. LXXX, p. 305-309.</text:p>
      <text:p text:style-name="Normal"/>
      <text:p text:style-name="Normal">Brève note signalant la parution de<text:s/><text:span text:style-name="T218">Livrets de chants</text:span><text:s/>de C. Zacchetti. Q. rappelle que Zacchetti a offert ces chants écrits en français à Louis le Cardonnel, qui lui avait dédié<text:s/><text:span text:style-name="T219">Le vent dans la nuit<text:s/></text:span>« un de ses plus beaux poèmes ». Erudit, poète et traducteur de Heine et de Shelley, Zacchetti,<text:s/><text:soft-page-break/>remarque Q., écrit des alexandrins dans un français plus proche de la Renaissance que de nous. Ses vers libres toutefois, « témoignent qu'il n'ignore rien de nos plus secrètes ressources rythmiques ».</text:p>
      <text:p text:style-name="Normal"/>
      <text:p text:style-name="P220"/>
      <text:h text:style-name="Titre1" text:outline-level="1">1909 - 16</text:h>
      <text:p text:style-name="byline">Canudo Ricciotto</text:p>
      <text:p text:style-name="rubric">Lettres italiennes.</text:p>
      <text:p text:style-name="P221">16-VII-1909, T. LXXX, p. 371-377.</text:p>
      <text:p text:style-name="Normal"/>
      <text:p text:style-name="Normal">C. évoque sur cinq pages, en des termes dithyrambiques, la<text:s/><text:span text:style-name="T222">Phèdre</text:span><text:s/>de d'Annunzio. Il en retient immédiatement le caractère passionné, voire enfiévré et ardemment sensuel voulu par le poète pour l'héroïne grecque. Si Racine nous dit-il, au fond, n'avait pas conçu Phèdre différemment d'Euripide et de Sénèque, d'Annunzio, lui, voit autre chose. Il voit un être qui incarne « la fatalité farouche de tout l'Hellade, la fatalité double du sexe et du sang […] ». Comme l'<text:span text:style-name="T223">Elektre</text:span><text:s/>de H. von Hoffmannstal, le personnage d'annunzien est possédé par la luxure que l'écrivain traduit en images de feu. Bref,<text:s/>ce n'est plus la femme affaiblie parce que lasse de trop aimer, mais la femme ardente qui brûle de la fièvre de la concupiscence. Ainsi, s'éloignant de l'héroïne mélancolique de Racine, le poète s'est-il « rapproché plutôt du modèle antique, par la mâle vigueur de ses héros ». N'hésitant pas à comparer l'émotion suscitée par la tragédie dans le public italien à celle ressentie originairement par le public athénien, C. ne ménage pas ses flèches à l'« engeance déplorable » des critiques de théâtre, coupables<text:s/>de ne pas avoir apprécié ce chef d'œuvre à sa juste mesure.<text:s/></text:p>
      <text:p text:style-name="Normal">Ces pointes introduisent une brève note finale sur le théâtre italien contemporain, qui s'obstine à ignorer l'exemple poétique de d'Annunzio dont les épigones sont à chercher non pas en Italie, mais en France ou en Allemagne. La production italienne est encore, à l'image de celle de S. Benelli, « en pleine éclosion romantique ». Quelques auteurs se détachent malgré tout : E.-A. Butti, E. Corradini, T. Monicelli ou encore le jeune dramaturge et éditeur G. Treves.</text:p>
      <text:p text:style-name="Normal"/>
      <text:p text:style-name="P224">Memento :</text:p>
      <text:p text:style-name="P225"><text:span text:style-name="T226">T. Ubertis,<text:s/></text:span><text:span text:style-name="T227">Il libro di Titania.</text:span></text:p>
      <text:p text:style-name="P228"><text:span text:style-name="T229">A. Guglielminetti,<text:s/></text:span><text:span text:style-name="T230">La seduzione.</text:span></text:p>
      <text:soft-page-break/>
      <text:p text:style-name="P231"><text:span text:style-name="T232">A. Anile,<text:s/></text:span><text:span text:style-name="T233">La croce e le rose.</text:span></text:p>
      <text:p text:style-name="P234"><text:span text:style-name="T235">L. Siciliani,<text:s/></text:span><text:span text:style-name="T236">Poesie per ridere.</text:span></text:p>
      <text:p text:style-name="P237"><text:span text:style-name="T238">G.B. Menegazzi,<text:s/></text:span><text:span text:style-name="T239">Malinconia.</text:span></text:p>
      <text:p text:style-name="P240"><text:span text:style-name="T241">E. Agostini,<text:s/></text:span><text:span text:style-name="T242">Venti salmastri.</text:span></text:p>
      <text:p text:style-name="P243"><text:span text:style-name="T244">U. Frittelli,<text:s/></text:span><text:span text:style-name="T245">Ritmi.</text:span></text:p>
      <text:p text:style-name="P246"><text:span text:style-name="T247">L. Zuccoli,<text:s/></text:span><text:span text:style-name="T248">Farfui</text:span><text:span text:style-name="T249">.</text:span></text:p>
      <text:p text:style-name="P250"><text:span text:style-name="T251">G</text:span><text:span text:style-name="T252">. De Frenzi</text:span><text:span text:style-name="T253">,<text:s/></text:span><text:span text:style-name="T254">Il lucignolo dell'ideale.</text:span></text:p>
      <text:p text:style-name="P255"><text:span text:style-name="T256">E. Romagnoli,<text:s/></text:span><text:span text:style-name="T257">Le commedie di Aristofane.</text:span></text:p>
      <text:p text:style-name="P258"><text:span text:style-name="T259">M. Kerbaker,<text:s/></text:span><text:span text:style-name="T260">Il carretto di argilla.</text:span></text:p>
      <text:p text:style-name="P261"><text:span text:style-name="T262">E. Cocchia,<text:s/></text:span><text:span text:style-name="T263">Saggi filologici.</text:span></text:p>
      <text:p text:style-name="P264"><text:span text:style-name="T265">A. Labriola,<text:s/></text:span><text:span text:style-name="T266">Socrate.</text:span></text:p>
      <text:p text:style-name="P267"><text:span text:style-name="T268">G.A. Borgese,<text:s/></text:span><text:span text:style-name="T269">La nuova Germania</text:span><text:span text:style-name="T270">.</text:span></text:p>
      <text:p text:style-name="P271"><text:span text:style-name="T272">A. Soffici,<text:s/></text:span><text:span text:style-name="T273">Ignoto Toscano</text:span><text:span text:style-name="T274">.<text:s/></text:span></text:p>
      <text:p text:style-name="P275"><text:span text:style-name="T276">F. Neri,<text:s/></text:span><text:span text:style-name="T277">Il trionfo della</text:span><text:span text:style-name="T278"><text:s/>morte e il ciclo dei Novissimi.</text:span><text:span text:style-name="T279"><text:s/></text:span></text:p>
      <text:p text:style-name="P280"><text:span text:style-name="T281">P. Mantegazza,<text:s/></text:span><text:span text:style-name="T282">Bibbia della speranza.</text:span><text:span text:style-name="T283"><text:s/></text:span></text:p>
      <text:p text:style-name="P284"/>
      <text:h text:style-name="Titre1" text:outline-level="1">1909 - 17</text:h>
      <text:p text:style-name="byline">Canudo Ricciotto</text:p>
      <text:p text:style-name="rubric">Lettres italiennes.</text:p>
      <text:p text:style-name="P285">16-VIII-1909, T. LXXX, p. 748-757.<text:s/></text:p>
      <text:p text:style-name="Normal"/>
      <text:p text:style-name="Normal">La chronique s'ouvre par un compte rendu des<text:s/><text:span text:style-name="T286">Nuovi poemetti</text:span><text:s/>de G. Pascoli. C. critique la tendance du public transalpin à opposer celui-ci à d'Annunzio. Cette opposition est factice. Pascoli n'est pas seulement le poète de la nature simple, il a aussi rénové le grand mythe grec. De même que « Nietzsche a découvert pour nous “ l'esthétique ” du mythe hellénique, Pascoli en a découvert à nouveau la poésie […] » (p. 749). En ce sens il est source d'inspiration pour les « visions ancestrales » de d'Annunzio à tel point que son lyrisme mythique dérive aujourd'hui de celui de Pascoli qui « en est complété et<text:s/>le complète » (p. 750). Ils partagent en outre le refus du<text:s/><text:span text:style-name="T287">pathos</text:span><text:s/>historique de Carducci et ni l'un ni l'autre, enfin, n'a produit cette « poésie métaphysique » que recherchent les jeunes générations. Dans les<text:s/><text:span text:style-name="T288">Nuovi Poemetti</text:span>,<text:span text:style-name="T289"><text:s/></text:span>essentiellement consacrés « aux louanges de la campagne […] et à la sainteté du labeur » (p. 750), C. souligne l'intérêt du poète pour les angoisses de son temps, en particulier le drame de l'émigration italienne. Il remarque par ailleurs un affaiblissement du lyrisme de Pascoli dont<text:s/>l'expression n'est pas à la hauteur des visions poétiques et annonce la parution de la IIème chanson du<text:s/><text:span text:style-name="T290">Roi Enzio</text:span>.<text:s/></text:p>
      <text:soft-page-break/>
      <text:p text:style-name="Normal">Dans une note sur la poésie italienne, C. remarque que, loin des monstres sacrés, celle-ci paraît « poursuivre d'autres chimères : chimères<text:s/>psychologiques et chimères sociales » (p. 753). La nouveauté c'est qu'enfin en Italie aussi, comme déjà en France, la poésie psychologique se renouvelle par « l'œuvre féminine ». Après V. Aganoor-Pompilj et A. Negri, A. Guglielminetti, avec son recueil<text:s/><text:span text:style-name="T291">Sed</text:span><text:span text:style-name="T292">uzioni</text:span>, se révèle, enfin, comme une « véritable poétesse » qui renonce à tout sentimentalisme pour célébrer la conscience et l'intelligence de la sexualité qui sont, pour C., la véritable science de l'âme. Sa poésie « toute “ vibrante ” de vérité », qu'il<text:s/>compare à celle de Mme de Saint-Point, lui paraît annoncer une production féminine qui finira par renouveler « le lyrisme masculin » « gorgé de littérature jusqu'à en étouffer » (p. 754).<text:s/></text:p>
      <text:p text:style-name="Normal">C. est en revanche très critique vis-à-vis de<text:s/><text:span text:style-name="T293">II libro di Titania</text:span><text:s/>de Térésah, dont les « sanglots littéraires » lui suggèrent une autre comparaison avec la « poésie féminine » française, celle « pour académiciens mélancoliques » de H. Picard.<text:s/></text:p>
      <text:p text:style-name="Normal">Quelques lignes, enfin, signalent du côté de la production masculine « l'essor<text:s/>d'une jeunesse intéressante », qu'il s'agisse de la densité philosophique de Ferdinando de Maria, auteur de<text:s/><text:span text:style-name="T294">La leggenda della vita</text:span>, ou de l'innovation esthétique de Gian Pietro Lucini dans<text:s/><text:span text:style-name="T295">Carme e di amore e di speranza</text:span>, du classicisme de Luigi Siciliani,<text:s/>qui publie ses<text:s/><text:span text:style-name="T296">Poesie per ridere</text:span><text:s/>ou du lyrisme éclatant du très jeune Remo Mannoni, auteur de<text:s/><text:span text:style-name="T297">Procellarie</text:span>.</text:p>
      <text:p text:style-name="Normal"/>
      <text:p text:style-name="P298">Memento :<text:s/></text:p>
      <text:p text:style-name="P299"><text:span text:style-name="T300">G. Apollinaire,<text:s/></text:span><text:span text:style-name="T301">L'œuvre du divin Arétin</text:span><text:span text:style-name="T302">,<text:s/></text:span></text:p>
      <text:p text:style-name="P303"><text:span text:style-name="T304">G.-A. Borgese,<text:s/></text:span><text:span text:style-name="T305">Gabriele d'Annunzio</text:span><text:span text:style-name="T306">,</text:span></text:p>
      <text:p text:style-name="P307"><text:span text:style-name="T308">A. Sodini,<text:s/></text:span><text:span text:style-name="T309">La production de la culture en Allemagne</text:span><text:span text:style-name="T310">,</text:span></text:p>
      <text:p text:style-name="P311"><text:span text:style-name="T312">F. Mal</text:span><text:span text:style-name="T313">tese,<text:s/></text:span><text:span text:style-name="T314">L'intelletto d'amore</text:span><text:span text:style-name="T315">,<text:s/></text:span></text:p>
      <text:p text:style-name="P316"><text:span text:style-name="T317">E.-P. Berg,<text:s/></text:span><text:span text:style-name="T318">Dio concepito come bellezza</text:span><text:span text:style-name="T319">,</text:span></text:p>
      <text:p text:style-name="P320"><text:span text:style-name="T321">E. Cocchia,<text:s/></text:span><text:span text:style-name="T322">Saggi filologici</text:span><text:span text:style-name="T323">,</text:span></text:p>
      <text:p text:style-name="P324"><text:span text:style-name="T325">U. Frittelli,<text:s/></text:span><text:span text:style-name="T326">Le favole in prosa di Lessing</text:span><text:span text:style-name="T327">,</text:span></text:p>
      <text:p text:style-name="P328"><text:span text:style-name="T329">E. Ruta,<text:s/></text:span><text:span text:style-name="T330">La psiche sociale</text:span><text:span text:style-name="T331">,</text:span></text:p>
      <text:p text:style-name="P332"><text:span text:style-name="T333">G. Atenasio,<text:s/></text:span><text:span text:style-name="T334">verso il sogno</text:span><text:span text:style-name="T335">.</text:span></text:p>
      <text:h text:style-name="Titre1" text:outline-level="1"><text:span text:style-name="T336">1909<text:s/></text:span><text:span text:style-name="T337">- 18</text:span></text:h>
      <text:p text:style-name="byline">Merki Charles</text:p>
      <text:p text:style-name="rubric">Archéologie, voyages.</text:p>
      <text:p text:style-name="P338">16-IX-1909, T. LXXXI, p. 321-325.<text:s/></text:p>
      <text:soft-page-break/>
      <text:p text:style-name="Normal">Bref compte rendu de<text:s/><text:span text:style-name="T339">Saint François d'Assise dans la légende et dans l'art primitif italien</text:span><text:s/>de Arnold Goffin. L'ouvrage, illustré par de nombreuses photographies, est une étude que M. définit excellente, de l'époque, du personnage et des très nombreuses œuvres qu'il a inspirées.</text:p>
      <text:p text:style-name="Normal"/>
      <text:h text:style-name="Titre1" text:outline-level="1"><text:span text:style-name="T340">1909<text:s/></text:span><text:span text:style-name="T341">- 19</text:span></text:h>
      <text:p text:style-name="byline">Canudo Ricciotto</text:p>
      <text:p text:style-name="rubric">Lettres italiennes</text:p>
      <text:p text:style-name="P342">16-X-1909, T. LXXXI, p. 728-744.</text:p>
      <text:p text:style-name="Normal"/>
      <text:p text:style-name="Normal">C'est par une note sur le roman italien contemporain que C. ouvre sa chronique. Il souligne tout d'abord le fait que, grâce à l'entente franco-italienne, la culture transalpine a été propulsée au devant de la scène parisienne. « Tout élégant connaît aujourd'hui les moteurs italiens, la cuisine italienne, Puccini, Léoncavallo, Fogazzaro, Mathilde Sérao et Grazia Deledda, sans oublier l'histoire de M. Ferrero ! » (p. 739). Seule la peinture, le divisionnisme, n'a pas rencontré un grand succès dans la capitale. Toutefois, dit-il, si l'on examine de près la situation de la littérature trois constats s'imposent. Le premier est que la poésie italienne n'a pas encore traversé les Alpes, comme le prouve le fait que d'Annunzio, « qui est sans contredit un très grand poète, n'est nullement connu comme tel en France » (p. 739). Le deuxième est que le théâtre aussi est absent des scènes<text:s/>françaises. Mais il est vrai, remarque-t-il, que la production théâtrale italienne est fort peu intéressante. Enfin, on peut dire que seul le roman est véritablement exporté, mais malheureusement, conclut-il, il est essentiellement réduit au trio Fogazzaro, Serao, Deledda sur lesquels il déverse abondamment son sarcasme.</text:p>
      <text:p text:style-name="Normal">Il propose alors une revue d'écrivains inconnus en-deçà des Alpes composée essentiellement, nous dit-il, de rescapés du « d'annunzianisme » car « aujourd'hui, il ne reste rien des “ d'annunziens ” qui vaille d'être remarqué » (p. 740). Les auteurs dont il entend parler ont donc su garder leur identité littéraire. L. Zuccoli, ancien collaborateur du<text:s/><text:span text:style-name="T343">Mercure de France</text:span><text:s/>est aux yeux de C. l'exemple même de l'écrivain que le public français gagnerait à connaître. Son roman<text:s/><text:span text:style-name="T344">Farfui</text:span><text:s/>est un exemple de « maîtrise absolue des moyens dont le conteur dispose » (p. 742). Sa grande qualité, explique-t-il, est d'être caractérisé par un thème simple et par un développement déductif qui rompt avec la juxtaposition de<text:s/><text:soft-page-break/>tableaux psychologiques qui ne font pas « un organisme solidement bâti », dont sont composés la plupart des romans modernes.</text:p>
      <text:p text:style-name="Normal">Quelques épithètes accompagnent ensuite une longue liste de noms : Oriani, E. Calandra, A. Bacelli, auteur de<text:s/><text:span text:style-name="T345">Nell'ombra d</text:span><text:span text:style-name="T346">ei vinti</text:span>, auquel C. consacre quelques lignes ; « les écrivains régionaux » (p. 743) Verga, De Roberto, Capuana, Beltramelli, M. De Rubris, qui venait de publier<text:s/><text:span text:style-name="T347">Vostre memorie</text:span> ; les « recherches psychologiques » (p. 743) de E.-A. Marescotti et G. De Frenzi, auteurs respectivement de<text:s/><text:span text:style-name="T348">L'orribile fascino</text:span><text:s/>et<text:s/><text:span text:style-name="T349">Il lucignolo dell'ideale</text:span><text:s/>que C. présente très brièvement, mais aussi E. Corradini, G. Cena, Papini. Enfin les « romans élégants » (p. 744) de Ojetti, les nouvelles de Bracco ou encore G. Ferri, à propos duquel C. signale la parution de<text:s/><text:span text:style-name="T350">La camminante</text:span>.</text:p>
      <text:p text:style-name="Normal"/>
      <text:h text:style-name="Titre1" text:outline-level="1"><text:span text:style-name="T351">1909<text:s/></text:span><text:span text:style-name="T352">- 20</text:span></text:h>
      <text:p text:style-name="byline">Leclère Tristan</text:p>
      <text:p text:style-name="rubric">Art ancien</text:p>
      <text:p text:style-name="P353">1-XII-1909, T. LXXXII, p. 536-540.<text:s/></text:p>
      <text:p text:style-name="Normal"/>
      <text:p text:style-name="Normal">Brève note signalant la parution du troisième tome, consacré à la Renaissance, de l'<text:span text:style-name="T354">Histoire de l'Art</text:span><text:s/>publiée sous la direction de A.<text:s/>Michel. Pour l'Italie, L. signale l'étude sur la céramique de G. Migeon, et celle de A. Pératé consacrée à la peinture.</text:p>
      <text:p text:style-name="Normal"/>
      <text:p text:style-name="Normal"/>
      <text:p text:style-name="Normal"/>
      <text:p text:style-name="Normal"/>
      <text:p text:style-name="Normal"/>
      <text:h text:style-name="Titre1" text:outline-level="1"><text:span text:style-name="T355">1909<text:s/></text:span><text:span text:style-name="T356">- 21</text:span></text:h>
      <text:p text:style-name="byline">Leclère Tristan</text:p>
      <text:p text:style-name="rubric">Art ancien</text:p>
      <text:p text:style-name="P357">1-XII-1909, T. LXXXII, p. 536-540.<text:s/></text:p>
      <text:p text:style-name="Normal">U. Mengin,<text:s/>Benozzo Gozzoli.</text:p>
      <text:p text:style-name="Normal">Brève note signalant la parution d'une monographie de U. Mengin, consacrée à Benozzo Gozzoli, l'un « des plus séduisants parmi les peintres italiens ».</text:p>
      <text:p text:style-name="Normal"/>
      <text:soft-page-break/>
      <text:h text:style-name="Titre1" text:outline-level="1"><text:span text:style-name="T358">1909<text:s/></text:span><text:span text:style-name="T359">- 22</text:span></text:h>
      <text:p text:style-name="byline">Barthèlemy Edmond</text:p>
      <text:p text:style-name="rubric">Histoire</text:p>
      <text:p text:style-name="P360">16-XII-1909, T. LXXXII, p. 701-705.</text:p>
      <text:p text:style-name="Normal"/>
      <text:p text:style-name="Normal">Compte rendu de<text:s/><text:span text:style-name="T361">Périodes historiques de Bologne</text:span><text:s/>de P. de Bouchaud. L'auteur est présenté comme un spécialiste des Républiques italiennes du Moyen-Age et comme un amateur de la ville de Bologne à laquelle il avait consacré par le passé d'autres travaux. Dans cet ouvrage, particulièrement apprécié par B. pour sa<text:s/>clarté, il en retrace l'histoire des Étrusques à nos jours, consacrant, en particulier, une étude très complète à la période du<text:s/><text:span text:style-name="T362">XV</text:span><text:span text:style-name="T363">ème</text:span><text:s/>siècle.</text:p>
      <text:p text:style-name="Normal"/>
      <text:h text:style-name="Titre1" text:outline-level="1"><text:span text:style-name="T364">1909<text:s/></text:span><text:span text:style-name="T365">- 23</text:span></text:h>
      <text:p text:style-name="byline">Canudo Ricciotto</text:p>
      <text:p text:style-name="rubric">Lettres italiennes</text:p>
      <text:p text:style-name="P366">16-XII-1909, T. LXXXII, p. 739-746.<text:s/></text:p>
      <text:p text:style-name="P367">Note sur le congrès de philosophie de Rome,</text:p>
      <text:p text:style-name="P368"><text:span text:style-name="T369">E. Troilo,<text:s/></text:span><text:span text:style-name="T370">Idee e ideali del positivismo</text:span><text:span text:style-name="T371">, Voghera, Rome,</text:span></text:p>
      <text:p text:style-name="P372"><text:span text:style-name="T373">P. Buzzi,<text:s/></text:span><text:span text:style-name="T374">Aeroplani</text:span><text:span text:style-name="T375">, « Poesia », Milan.</text:span></text:p>
      <text:p text:style-name="P376"><text:span text:style-name="T377">G. Apollinaire :<text:s/></text:span><text:span text:style-name="T378">Le divin Arétin</text:span><text:span text:style-name="T379">, Bibliothèque des Curieux, Paris,</text:span></text:p>
      <text:p text:style-name="P380"><text:span text:style-name="T381">P. De Luca,<text:s/></text:span><text:span text:style-name="T382">I. Liberatori</text:span><text:span text:style-name="T383">, Istituto Italiano di Arti Grafiche, Bergame,</text:span></text:p>
      <text:p text:style-name="P384"><text:span text:style-name="T385">A.<text:s/></text:span><text:span text:style-name="T386">Sodini,<text:s/></text:span><text:span text:style-name="T387">« Il Musée du livre » di Bruxelles</text:span><text:span text:style-name="T388">, « Nuova Antologia », Rome.</text:span></text:p>
      <text:p text:style-name="P389"/>
      <text:p text:style-name="Normal">La chronique s'ouvre par une note consacrée au troisième congrès de philosophie organisé à Rome par la<text:s/><text:span text:style-name="T390">Società Filosofica Italiana</text:span>. Le congrès, écrit C., a affirmé l'« aspiration contemporaine à la conciliation de la philosophie avec la science » (p. 740). Malheureusement, remarque-t-il, toutes les tendances de la pensée italienne n'étaient pas présentes. Parmi les courants qui n'étaient pas représentés on comptait le pragmatisme — qui<text:s/>fut d'ailleurs durement attaqué — et l'hégélianisme. L'absence de ce dernier était, de l'avis de C., particulièrement regrettable car, derrière B. Croce, « critique et esthéticien pédant et insuffisant, mais penseur et vulgarisateur de grande envergure » (p. 741), ce mouvement réunit quelques « esprits d'élite » et surtout incarne une valeur morale, dans un pays où domine la pensée positiviste de « type lombrosien ». C. se réjouit, en revanche, du fait que « le courant hautement spiritualiste du plus pur et<text:s/>plus universel spiritualisme mystique » (p. 741) ait été dignement représenté. Il incarne selon lui, en effet, la plus profonde<text:s/><text:soft-page-break/>aspiration moderne, à savoir la conciliation de philosophie et mysticisme. Une aspiration tellement forte, qu'elle commence à ébranler le terrain sous les pieds des positivistes eux-mêmes, écrit C., comme en témoigne l'essai de Erminio Troilo<text:s/><text:span text:style-name="T391">Idee e ideali del positivismo</text:span>. Elle correspondrait, dans les propos vagues et emphatiques de C., à la création d'une « science intégrale de<text:s/>l'être » où se concilieraient philosophie, science et poésie et qui donnerait naissance à une morale nouvelle où « s'apaiserait toute la<text:s/><text:span text:style-name="T392">sensibilité</text:span><text:s/>de notre ardente et neuve volonté de construction religieuse » (p. 741).</text:p>
      <text:p text:style-name="Normal">Quittant la philosophie pour la poésie C. exalte longuement le recueil<text:s/><text:span text:style-name="T393">Aeroplani</text:span><text:s/>de P. Buzzi. Ce poète, nous dit-il, appartient à l'extrême gauche de la littérature italienne réunie autour de Marinetti, à Milan, et son art « est le même que celui de l'extrême-gauche poétique française ». L'analogie avec celle-ci est d'ailleurs aussi linguistique. Certains passages de ses poèmes ressemblent à des traductions du français. C'est que, explique C., « chez ces artistes “ d'avant-garde ” […] l'admirable communion des deux littératures maîtresses de la race se révèle en dehors de toute imitation et de toute contrainte, libre, belle et significative » (p. 743). Sa poésie « puissante » et « violente » est l'expression d'une « attitude guerrière » ; elle est le signe de la « renaissance d'un lyrisme fait d'une exacte conscience de la vie, qui n'est que haine, et qu'on ne maîtrise que par le plus effréné des orgueils et la plus décidée des attitudes de combat des hommes contre les hommes […] » (p. 744).</text:p>
      <text:p text:style-name="Normal">Condamnant la tentative de certains milieux politiques et littéraires de faire ériger à Paris une statue de Carducci, C. note que « des érudits » rendent un bien meilleur service à la littérature italienne. C'est le cas de G. Apollinaire et de son ouvrage<text:s/><text:span text:style-name="T394">Le divin Arétin</text:span>, qui comble un vide dans la littérature française consacrée à cet auteur. A. a le mérite d'avoir saisi l'importance des<text:s/><text:span text:style-name="T395">Sonnets Luxurieux</text:span><text:s/>pour la compréhension de « l'exubérante sensualité, charnelle et esthétique de l'opulente Renaissance » (p. 745). Il faut souhaiter, conclut C., que le « remarquable italianisant qu'est M. Apollinaire complétera sa présentation éclairée et méthodique de l'Arétin » (p. 745). La chronique se clôt sur l'évocation rapide de<text:s/><text:span text:style-name="T396">I liberatori</text:span><text:s/>de P. De Luca consacré au « mouvement romantique et épique » du Risorgimento et des articles de A. Sodini, parus dans la<text:s/><text:span text:style-name="T397">Nuova Antologia</text:span>, consacrés à la relation, qu'il juge inexistante, entre la crise du marché du livre et une possible crise de la culture.</text:p>
      <text:p text:style-name="Normal"/>
      <text:p text:style-name="Normal"/>
      <text:p text:style-name="P398">Memento :</text:p>
      <text:p text:style-name="P399"><text:span text:style-name="T400">G. Bruno,<text:s/></text:span><text:span text:style-name="T401">Il Candelaio</text:span><text:span text:style-name="T402">,<text:s/></text:span></text:p>
      <text:p text:style-name="P403"><text:span text:style-name="T404">A. Beltramelli,<text:s/></text:span><text:span text:style-name="T405">L'alterna vicenda</text:span><text:span text:style-name="T406">,<text:s/></text:span></text:p>
      <text:p text:style-name="P407"><text:span text:style-name="T408">C. Alvi,<text:s/></text:span><text:span text:style-name="T409">Gloria di Re</text:span><text:span text:style-name="T410">,<text:s/></text:span></text:p>
      <text:p text:style-name="P411"><text:span text:style-name="T412">M. Puccini,<text:s/></text:span><text:span text:style-name="T413">La canzone della mia follia</text:span><text:span text:style-name="T414">,<text:s/></text:span></text:p>
      <text:p text:style-name="P415"><text:span text:style-name="T416">I. Acclive,<text:s/></text:span><text:span text:style-name="T417">Pagine d'arte drammatica</text:span><text:span text:style-name="T418">,<text:s/></text:span></text:p>
      <text:p text:style-name="P419"><text:span text:style-name="T420">G. CArrieri,<text:s/></text:span><text:span text:style-name="T421">Fantasime</text:span><text:span text:style-name="T422">,<text:s/></text:span></text:p>
      <text:p text:style-name="P423"><text:span text:style-name="T424">V. Brocchi,<text:s/></text:span><text:span text:style-name="T425">La gironda</text:span><text:span text:style-name="T426">,<text:s/></text:span></text:p>
      <text:p text:style-name="P427"><text:span text:style-name="T428">U. Boggini,<text:s/></text:span><text:span text:style-name="T429">Fedra</text:span><text:span text:style-name="T430">,<text:s/></text:span></text:p>
      <text:p text:style-name="P431"><text:span text:style-name="T432">A. Palazzeschi,<text:s/></text:span><text:span text:style-name="T433">Poemi</text:span><text:span text:style-name="T434">,<text:s/></text:span></text:p>
      <text:p text:style-name="P435"><text:span text:style-name="T436">M. Messina,<text:s/></text:span><text:span text:style-name="T437">Pettini fini</text:span><text:span text:style-name="T438">,<text:s/></text:span></text:p>
      <text:p text:style-name="P439"><text:span text:style-name="T440">Paléologue,<text:s/></text:span><text:span text:style-name="T441">Dante</text:span><text:span text:style-name="T442">.</text:span></text:p>
      <text:h text:style-name="Titre1" text:outline-level="1"><text:span text:style-name="T443">1910<text:s/></text:span><text:span text:style-name="T444">- 1</text:span></text:h>
      <text:p text:style-name="byline">Van Gennep A.</text:p>
      <text:p text:style-name="rubric">Ethnographie, Folklore</text:p>
      <text:p text:style-name="P445">1-I-1910, T. LXXXIII, p. 121-125.</text:p>
      <text:p text:style-name="P446"/>
      <text:p text:style-name="Normal">Note sur l'étude des religions en Italie à partir de l'ouvrage de L.-H. Jordan et B. Labanca,<text:s/><text:span text:style-name="T447">The Study of religion in the italian universities</text:span>. Van G. loue cet ouvrage qui va bien au-delà du thème annoncé par le titre, traitant des conséquences pour l'enseignement de la religion des « grands courants d'idées et des remaniements politiques italiens au<text:s/><text:span text:style-name="T448">XIX</text:span><text:span text:style-name="T449">ème</text:span><text:s/>siècle » (p. 121) de même que des interactions entre science ethnographique et<text:s/>mouvement moderniste. Il constate que l'enseignement des religions est présent dans deux Universités seulement, à Naples et à Rome, sur les dix-sept que compte l'Italie. Cet état de choses, écrit Van G., a pour origine l'effervescent débat que suscita en son temps la loi de 1873, qui prévoyait la création d'une chaire d'histoire des religions dans chaque Université, débat qui fît que la loi resta lettre morte. Mais il doit être attribué plus généralement, d'une part, au fait que les Italiens ne s'intéressent pas aux religions ; « la lutte entre l'Etat et l'Eglise, y est encore trop aiguë pour qu'on puisse s'y [en Italie] intéresser à d'autres religions qu'à la catholique » (p. 123). D'autre part, au fait que la création d'une telle chaire a une portée politique et sociale et ce d'autant plus qu'en Italie « la science des religions et le mouvement moderniste ont convergé » (p. 123).</text:p>
      <text:p text:style-name="Normal">La note s'achève sur le regret que le livre de Jordan et Labanca ait laissé de côté les études etnographiques de Bellucci, de Corso ou encore de Giglioli qui ont mis en évidence la persistance, dans le catholicisme<text:s/><text:soft-page-break/>italien, d'éléments des religions païennes antiques voire même préhistoriques.</text:p>
      <text:p text:style-name="Normal"/>
      <text:h text:style-name="Titre1" text:outline-level="1"><text:span text:style-name="T450">1910<text:s/></text:span><text:span text:style-name="T451">- 2</text:span></text:h>
      <text:p text:style-name="byline">Magne Emile</text:p>
      <text:p text:style-name="rubric">Le machinisme dans la littérature contemporaine.</text:p>
      <text:p text:style-name="P452">16-I-1910, T. LXXXIII, p. 202-217.</text:p>
      <text:p text:style-name="P453"/>
      <text:p text:style-name="Normal">Dans cet article, qui analyse la présence croissante du thème de la machine dans la littérature de l'époque, M. évoque brièvement la figure de M. Morasso : « un Italien qui consacre à ce qu'il appelle<text:s/><text:span text:style-name="T454">la nuova arma</text:span>, l'automobile, tout un livre particulièrement compréhensif » (p. 213). M. précise que Morasso exalte avant tout la vitesse de la voiture, à laquelle il attribue une valeur esthétique. Il n'hésite pas à qualifier<text:s/><text:span text:style-name="T455">La Nuova Arma (la macchina)</text:span>, publié en 1905, de livre extrêmement intéressant. Il voit également un rapprochement possible entre la thèse de Morasso qui pense que « l'homme de l'avenir est le chauffeur ou wattman,<text:s/><text:span text:style-name="T456">l'uomo della velocità</text:span> » et celle de Wells « pour qui l'être supérieur de la cité future est l'ingénieur » (p. 213).</text:p>
      <text:h text:style-name="Titre1" text:outline-level="1"><text:span text:style-name="T457">1910<text:s/></text:span><text:span text:style-name="T458">- 3</text:span></text:h>
      <text:p text:style-name="byline">Merki Charles</text:p>
      <text:p text:style-name="rubric">Archéologie, voyages</text:p>
      <text:p text:style-name="P459">1-II-1910, T. LXXXIII, p. 512-516.</text:p>
      <text:p text:style-name="P460"/>
      <text:p text:style-name="Normal">Compte rendu du livre de E. Rodocanachi<text:s/><text:span text:style-name="T461">Le Chateau Saint-Ange</text:span>. L'ouvrage, bien illustré et très riche en anecdotes concernant l'édifice, remarque M., retrace de manière détaillée l'histoire de la célèbre forteresse de ses origines jusqu'en 1871, année du « dernier acte de l'unité italienne, confisquant Rome sur le successeur de saint Pierre pour en faire sa capitale » (p. 512).</text:p>
      <text:p text:style-name="Normal"/>
      <text:h text:style-name="Titre1" text:outline-level="1"><text:span text:style-name="T462">1910<text:s/></text:span><text:span text:style-name="T463">- 4</text:span></text:h>
      <text:p text:style-name="byline">Leclère Tristan</text:p>
      <text:p text:style-name="rubric">Art Ancien</text:p>
      <text:p text:style-name="P464">16-II-1910, T. LXXXIII, p. 730-734.</text:p>
      <text:p text:style-name="P465"/>
      <text:soft-page-break/>
      <text:p text:style-name="Normal">Dans sa cronique L. rend compte de plusieurs ouvrages consacrés à la Renaissance italienne. Le premier,<text:s/><text:span text:style-name="T466">L'Art, la Religion et la Renaissance</text:span><text:s/>de J.-C. Broussolle est la réunion de leçons que celui-ci a données à l'Institut catholique de Paris. Dans ces leçons, remarque L., Broussolle s'est « placé à un point de vue ecclésiastique et […] juge les œuvres d'après les services qu'elles peuvent rendre à la religion » (p. 731) ce qui ne l'empêche pas, conclut-il, de faire preuve d'une parfaite compétence et de « démeurer infiniment sensible malgré tout à la beauté pure » (p. 731).<text:s/></text:p>
      <text:p text:style-name="Normal">L. signale ensuite la parution d'une traduction « du très bel et fort important ouvrage de MM. G. Ludwig et Pompeo Molmenti sur Vittore Carpaccio […] un des plus remarquables travaux d'érudition contemporaine » (p. 731). Il indique enfin la sortie de<text:s/><text:span text:style-name="T467">Raphaël : l'Œuvre du Maître</text:span><text:s/>— « un de ces recueils de reproductions dont le goût se répand de plus en plus » (p. 732)— qui reproduit en entier l'œuvre du peintre et « la nouvelle et excellente traduction de Vasari que M. de Wyzewa publie par fragments » (p. 732).</text:p>
      <text:p text:style-name="Normal"/>
      <text:h text:style-name="Titre1" text:outline-level="1"><text:span text:style-name="T468">1910<text:s/></text:span><text:span text:style-name="T469">- 5</text:span></text:h>
      <text:p text:style-name="byline">Canudo Ricciotto</text:p>
      <text:p text:style-name="rubric">Lettres italiennes</text:p>
      <text:p text:style-name="P470">16-II-1910, T. LXXXIII, p. 743-748.</text:p>
      <text:p text:style-name="Normal"/>
      <text:p text:style-name="Normal">C. annonce que la littérature italienne vient de s'enrichir de deux traductions d'une importance fondamentale.<text:s/><text:span text:style-name="T471">La</text:span><text:s/><text:span text:style-name="T472">Chanson de Roland</text:span>, traduite par G.L. Passerini et le<text:s/><text:span text:style-name="T473">Kalevala</text:span><text:s/>finnique, mis en italien par I. Cocchi. « Toutes les affinités de la race », écrit-il, poussent les esprits éclairés de la péninsule à accueillir avec enthousiasme la traduction de<text:s/><text:span text:style-name="T474">La chanson de Roland</text:span><text:s/>qui représente la « seule épopée chrétienne de la race méditérranéenne » (p. 743). L'Italie, d'ailleurs, ne l'a jamais ignoré. La<text:s/><text:span text:style-name="T475">Chanson</text:span>, avant même d'inspirer Bojardo et l'Ariosto, avait pénétré, grâce aux<text:s/><text:span text:style-name="T476">cantastorie</text:span>, « le sentiment général du peuple italien ». « Je ne crois pas — écrit C. — qu'il soit aller trop loin que de voir en Charlemagne le héros national de l'Italie. » (p. 744). Avant cette traduction intégrale d'autres tentatives avaient été faites. Celle de T. Cannizzaro ou de Moschetti mais surtout celle de Pascoli dans la<text:s/><text:span text:style-name="T477">Chanson de l'Olifant</text:span><text:s/>qui « est un des plus curieux exemples de transposition plus que d'imitation lyrique » (p. 745) de l'épopée médiévale. Celle de Passerini est enfin complète, mais elle ne se distingue pas, selon C., par la qualité de<text:s/><text:soft-page-break/>l'écriture. Ayant choisi de remplacer l'octosyllabe assonancé par l'endécasyllabe simplement non rimé, Passerini a perdu la possibilité de rendre le rythme de combat qui cadence l'œuvre. Bref,<text:s/>bien qu'« assez fidèle et noble », écrit-il, « cette traduction est trop “ policée ” » (p. 745).</text:p>
      <text:p text:style-name="Normal">Presque inconnu en Italie, le<text:s/><text:span text:style-name="T478">Kalevala</text:span><text:s/>a été traduit dans une langue « pure et forte » (p. 746). Les « vicissitudes terribles et si étranges et passionantes »<text:s/>dont il est le récit « peuvent émouvoir profondément l'esprit de n'importe quelle race » (p. 746). Certes, nous dit C., l'émotion n'est pas celle de l'obscur souvenir retrouvé au fond de l'histoire, mais celle d'une « pensée métaphysique », d'une « conception de l'univers » (p. 746) nordique que le Romantisme allemand nous aide aujourd'hui à mieux comprendre. Maintenant , conclut-il, il serait intéressant qu'un poète italien « fît une représentation “ a comparativo ” du héros méditérranéen qui exalta la beauté de Durandal, l'épée en bon acier trempé, avec laquelle on pouvait fendre les rochers, et les héros finniques qui combattaient et triomphaient par la subtilité de leurs vertus magiques » (p. 746).</text:p>
      <text:p text:style-name="Normal">La chronique se termine par une brève présentation de l'ouvrage de Raffaele Ottolenghi,<text:s/><text:span text:style-name="T479">Un lontano precursore di Dante</text:span>. C. salue en lui un critique libre qui s'éloigne des voies toutes tracées de la critique dantesque toujours très hésitante au sujet de « l'imitation de poètes et de philosophes […] qu'on retrouve peu à peu dans la<text:s/><text:span text:style-name="T480">Divine Comédie</text:span> » (p. 747). Il s'avoue donc séduit par les analyses que fait Ottolenghi du poème<text:s/><text:span text:style-name="T481">Keter Malchut, Couronne de royauté,<text:s/></text:span>de Gabirol, un poète et philosophe Juif-espagnol, qui vécut au début du<text:s/><text:span text:style-name="T482">XI</text:span><text:span text:style-name="T483">ème</text:span><text:s/>siècle et qui aurait influencé Dante. Plus généralement, ce travail lui paraît un « important témoignage du renouveau de la mentalité médiévale par les philosophes et les penseurs hébreux […] » (p. 748).</text:p>
      <text:p text:style-name="Normal"/>
      <text:p text:style-name="Normal"/>
      <text:p text:style-name="Normal"/>
      <text:p text:style-name="Normal"/>
      <text:p text:style-name="Normal"/>
      <text:h text:style-name="Titre1" text:outline-level="1"><text:span text:style-name="T484">1910<text:s/></text:span><text:span text:style-name="T485">- 6</text:span></text:h>
      <text:p text:style-name="byline">Davray Henry-D.</text:p>
      <text:p text:style-name="rubric">Lettres anglaises</text:p>
      <text:p text:style-name="P486">1-III-1910, T. LXXXIV, p. 171-176</text:p>
      <text:p text:style-name="P487"/>
      <text:soft-page-break/>
      <text:p text:style-name="Normal">Compte rendu de<text:s/><text:span text:style-name="T488">The Evolution of Italian Sculpture</text:span><text:s/>de Lord Balcarres. Dans un travail très approfondi, nous dit D., l'auteur explique d'abord la difficulté de reconstituer toute l'histoire de la sculpture pré-italienne depuis la mort de Constantin jusqu'à la renaissance pisane. Ensuite, depuis Antelami jusqu'à Canova il classe la sculpture italienne « la commente et en expose l'évolution à travers toutes les influences provoquées par les vicissitudes de l'histoire » (p. 174).</text:p>
      <text:p text:style-name="Normal"/>
      <text:h text:style-name="Titre1" text:outline-level="1"><text:span text:style-name="T489">1910<text:s/></text:span><text:span text:style-name="T490">- 7</text:span></text:h>
      <text:p text:style-name="byline">Fontainas André</text:p>
      <text:p text:style-name="rubric">Les théâtres</text:p>
      <text:p text:style-name="P491">16-III-1910, T. LXXXIV, p. 349-354.</text:p>
      <text:p text:style-name="P492"/>
      <text:p text:style-name="Normal">Brève présentation de<text:s/><text:span text:style-name="T493">La Flamme</text:span>, pièce en trois actes de Dario Nicodemi jouée au théâtre Réjane. Cette histoire d'adultère et de jalousie a convaincu F., qui, tout en louant le jeu des acteurs, critique cependant « l'éloquence théâtrale un peu trop facile » de Nicodemi et regrette « qu'il n'ait pas usé d'un style parfois plus pondéré, plus simple, plus émouvant » (p. 354).</text:p>
      <text:p text:style-name="Normal"/>
      <text:h text:style-name="Titre1" text:outline-level="1"><text:span text:style-name="T494">1910<text:s/></text:span><text:span text:style-name="T495">- 8</text:span></text:h>
      <text:p text:style-name="byline">Canudo Ricciotto</text:p>
      <text:p text:style-name="rubric">Lettres italiennes</text:p>
      <text:p text:style-name="P496">1-VI-1910, T. LXXXV, p. 558-561</text:p>
      <text:p text:style-name="P497"/>
      <text:p text:style-name="Normal">La chronique est entièrement consacrée à la disparition de Vittoria Aganoor-Pompily et de Girolamo Rovetta. Il s'agit, en fait, d'une longue tirade d'un rare cynisme esthétisant dans laquelle C. célèbre cet événement qui « vient d'alléger doublement dans la même<text:s/>journée » la littérature italienne « du poids de ses renommées inutiles » (p. 558). Celles-ci, remarque-t-il, demeurent néanmoins très nombreuses et représentent toute « l'inanité de l'effort littéraire italien […]<text:s/><text:span text:style-name="T498">malgré</text:span><text:s/>le miracle géant représenté par deux colosses de la poésie mondiale contemporaine : d'Annunzio et Pascoli » (p. 558). Au milieu d'une nation « fiévreusement occupée à s'enrichir et à s'élever dans le plan matériel de la vie contemporaine des peuples » ces écrivains « inutiles » et « encombrants » occupent toute la scène, étouffant ainsi les efforts « des poètes vrais et<text:s/><text:soft-page-break/>jeunes » (p. 558). « Marradi, Butti, Zuccoli, Corradini, quelques autres encore » demeurent ainsi « solitaires et peu compris » (p. 546). C'est vers eux qu'il faut pourtant<text:s/>se tourner, c'est à eux aussi que devrait s'adresser le théâtre italien « pour faire pardonner au public national le succès de la<text:s/><text:span text:style-name="T499">Cena delle Beffe</text:span><text:s/>de Benelli, ou le peu de succès des œuvres de d'Annunzio ». C. brosse ensuite un portrait littéraire de Vittoria Aganoor-Pompily. Romantique et bourgeoise, écrit-il, « elle partageait avec cette grossière et lourde “ poétesse sociale ” qui signe Ada Negri, le primat de la poésie féminine italienne » mais son « paisible lyrisme […] n'aura exercé aucune influence<text:s/>sur la poésie italienne contemporaine » (p. 560-561). Quelques lignes enfin, rappellent l'« infatigable fabricant de pièces et de romans » que fut G. Rovetta.</text:p>
      <text:p text:style-name="Normal"/>
      <text:h text:style-name="Titre1" text:outline-level="1"><text:span text:style-name="T500">1910<text:s/></text:span><text:span text:style-name="T501">- 9</text:span></text:h>
      <text:p text:style-name="byline">Canudo Ricciotto</text:p>
      <text:p text:style-name="rubric">Gabriele d'Annunzio et la vie moderne</text:p>
      <text:p text:style-name="P502">1-VII-1910, T. LXXXVI, p. 51-65.</text:p>
      <text:p text:style-name="P503"/>
      <text:p text:style-name="Normal"/>
      <text:p text:style-name="Normal">L'article entend faire le point sur la production artistique de d'Annunzio pour illustrer son ambition esthétique au moment où le poète semble prêt à recueillir un nouveau défi, celui de l'expression du véritable lyrisme moderne. Après avoir évoqué une<text:s/>fois de plus la platitude du paysage littéraire italien, dans lequel ne s'élèvent que « quelques poètes excellents, tels Pascoli, de Bosis, Marradi » (p. 51), C. définit la place toute particulière que, dans ce même paysage, occupe selon lui d'Annunzio. Par une modernisation de l'héritage classique, le poète a « voluptueusement réalisé » l'entreprise de renouvellement de la pensée et du langage qu'avait à peine ébauchée Carducci. C'est Mallarmé, d'ailleurs, qui aurait éclairé la volonté innovatrice de d'Annunzio. Le « double état de la parole » mallarméen, lui aurait fait prendre conscience « que toute expression qui tend à l'œuvre d'art tend par cela même à sa stylisation » de sorte qu'il « conquit et imposa la stylisation de la pensée dans l'écriture » accomplissant ainsi « le renouveau de la langue italienne » (p. 52). Poète suprême de la race méditérranéenne il se serait, pour cela même, « toujours nourri des fruits les plus beaux et les plus opulents de la littérature française » (p. 53). Son parcours, « dont toutes les étapes sont marquées par des romans » l'a mené d'ailleurs « de Rome-la-Magnifique<text:s/><text:soft-page-break/>[…] à Paris, centre idéal et sentimental de l'action moderne » (p. 53). Il a l'impression, écrit C., qu'une nouvelle civilisation commence, il veut en écrire<text:s/>l'épopée et en attendant il cherche « soucieux et inquiet, les éléments dont elle pourra se composer. Cette recherche lui fait découvrir […] certains motifs du lyrisme moderne » (p. 53-54). C. en relève deux. Le premier est l'exaltation expressive de la race — « comprise dans le sens le plus vaste de mentalité et de sentimentalité » (p. 55) méditerranéennes — <text:s/>dont la force doit être opposée « à l'envahissement universel des races antagonistes du Nord et de l'Est » (p. 55). Le deuxième est « l'essor incomparable » de « l'énérgie moderne ». C'est là, selon C., le sujet de son dernier roman<text:s/><text:span text:style-name="T504">Forse che sì, forse che no...</text:span><text:s/>à l'analyse duquel il consacre le reste de son article. La nouveauté de ce dernier travail en prose est à rechercher dans « sa composition en<text:s/>quelque sorte musicale » (p. 56) qui « se rapprocherait ainsi de ce que sera la prose de demain, la prose évoluée dans ses rythmes, à la manière de la poésie » (p. 57). Car, nous dit-il, il est clair que ç'en est fini « d'une prose et d'une poésie composées d'éléments en quelque sorte “ statiques ” » (p. 57) alors que tous les arts se développent « dans un parallélisme absolu avec notre musique nouvelle » et que tous les artistes sont habités par le besoin de recréer toutes les formes de l'expression esthétique contemporaine. Ainsi, aujourd'hui, « la prose se complique d'éléments profondément rythmiques et musicaux, auxquels il faut parfois sacrifier la pensée et le discours même, au profit d'une<text:s/><text:span text:style-name="T505">évocation</text:span><text:s/>très large de l'âme profonde, au-delà de l'étroite<text:s/>précision de la parole qui décrit. » (p. 57) Globalement toutefois, C. se sent d'émettre une réserve quant à la réussite complète de l'effort de renouvellement entrepris par d'Annunzio dans ce roman. En effet, il n'arrive pas, au fond, à se détacher de sa<text:s/>manière, qui consiste en « la représentation littéraire de deux puissances pathétiques : celle du passé de la race et celle du raffinement tout cérébral et “ esthétisant ” de la sensualité » (p. 58). Le passé, tout particulièrement, demeure, sous différentes formes, trop présent si bien que « le défaut de ce roman est dans le fait que l'exubérance héroïque de la vie moderne n'est pas essentielle » (p. 62). Il n'en demeure pas moins que « cet incomparable poème en prose de notre modernité, le premier “ poème<text:s/>de l'aviation ” que d'Annunzio consacre au triomphe de l'héroïsme latin » (p. 60), témoigne que l'auteur est à la recherche des « éléments de l'épopée moderne » que s'il « est revenu à sa manière romantique, il y est revenu avec une volonté<text:s/><text:soft-page-break/>nouvelle, celle enthousiaste d'une glorification de la vie moderne » (p. 64).</text:p>
      <text:p text:style-name="Normal"/>
      <text:h text:style-name="Titre1" text:outline-level="1"><text:span text:style-name="T506">1910<text:s/></text:span><text:span text:style-name="T507">- 10</text:span></text:h>
      <text:p text:style-name="byline">Rachilde</text:p>
      <text:p text:style-name="rubric">Les Romans</text:p>
      <text:p text:style-name="P508">1-07-1910, T. LXXXVVI, p. 115-119.</text:p>
      <text:p text:style-name="P509"/>
      <text:p text:style-name="Normal">Présentant<text:s/><text:span text:style-name="T510">Mafarka, le futuriste</text:span><text:s/>de F.T. Marinetti R. s'exclame d'entrée « Eh bien, voilà, moi je trouve ça très beau!... ».<text:s/>Elle se défend immédiatement d'être futuriste et déclare même ne pas savoir ce que cela signifie. Par ailleurs, elle avoue n'avoir rien compris à la préface du livre et avoir trouvé insupportable le ton de Marinetti qui annonçait avoir écrit un chef d'œuvre. Sur un ton enlevé, R. reconnaît du génie à l'écrivain qui lui a « <text:span text:style-name="T511">fait voir</text:span><text:s/>réellement une existence folle » qui a réussi à lui donner « la vision de l'extravagant » (p. 116-117). Après avoir cité quelques passages du livre qui l'ont particulièrement marquée, elle affirme que dans l'ensemble il a produit en elle l'effet des<text:s/><text:span text:style-name="T512">Chants de Maldoror</text:span><text:s/>et elle propose aux poètes, « ces gens si heureusement doués de folie » (p. 117) la phrase suivante, tirée de<text:s/><text:span text:style-name="T513">Mafarka</text:span> : « Sous la haute voûte, la lumière bleue de la nuit se retirait peu à peu comme une femme cérémonieuse qui sort à reculons par la terrasse en s'inclinant profondément et abaissant en cadence ses bras d'où pendaient des haillons ! » (p. 117). « M'est avis, Messieurs — conclut-elle — que cette phrase,<text:s/>copiée au hasard dans un livre où il s'en trouve beaucoup de la même valeur, devrait à elle seule sauver la face du futurisme » (p. 117).</text:p>
      <text:p text:style-name="Normal"/>
      <text:h text:style-name="Titre1" text:outline-level="1"><text:span text:style-name="T514">1910<text:s/></text:span><text:span text:style-name="T515">- 11</text:span></text:h>
      <text:p text:style-name="byline">De Gaultier Jules</text:p>
      <text:p text:style-name="rubric">Philosophie</text:p>
      <text:p text:style-name="P516">1-VII-1910, T. LXXXVI, p. 129-135.</text:p>
      <text:p text:style-name="Normal"/>
      <text:p text:style-name="Normal">De G. se limite à signaler la parution de<text:s/>la traduction de l'ouvrage de B. Croce :<text:s/><text:span text:style-name="T517">Ce qui est vivant et ce qui est mort de la philosophie de Hegel</text:span>.</text:p>
      <text:p text:style-name="Normal"/>
      <text:soft-page-break/>
      <text:h text:style-name="Titre1" text:outline-level="1">1910 - 12</text:h>
      <text:p text:style-name="byline"><text:s/>Leclère Tristan</text:p>
      <text:p text:style-name="rubric">Art Ancien</text:p>
      <text:p text:style-name="P518">1-VII-1910, T. LXXXVI, p. 160-165.</text:p>
      <text:p text:style-name="P519"/>
      <text:p text:style-name="Normal">Compte rendu très élogieux de<text:s/><text:span text:style-name="T520">Pietro Longhi</text:span><text:s/>de Aldo Ravà. L. se réjouit de<text:s/>cette « excellente » monographie, dont il donne un aperçu général, consacrée à ce peintre « si mal connu en France ». L. termine en souhaitant que les autres peintres du<text:s/><text:span text:style-name="T521">XVIII</text:span><text:span text:style-name="T522">ème</text:span><text:s/>siècle vénitien « à commencer par le merveilleux Francesco Guardi et sans oublier la Rosalba, soient l'objet, en Italie même, de monographies complètes » (p. 163).</text:p>
      <text:p text:style-name="Normal"/>
      <text:h text:style-name="Titre1" text:outline-level="1">1910 - 13</text:h>
      <text:p text:style-name="byline">Merki Charles</text:p>
      <text:p text:style-name="rubric">Archéologie, Voyages</text:p>
      <text:p text:style-name="P523">16-VII-1910, T. LXXXVI, p. 337-342.</text:p>
      <text:p text:style-name="P524"/>
      <text:p text:style-name="Normal">M. signale la parution du livre de Gabriel Faure<text:s/><text:span text:style-name="T525">Heures d'Italie</text:span>. Ce sont, écrit M., « des flâneries et des rêveries […] dans les jardins de Vérone, à Vicence, Brescia, Bergame, puis […] en Ombrie, à Pèrouse, Assise, Montefalco » (p. 340). M. tient à préciser que l'auteur a reproduit « sans crier gare » de larges extraits de son précédent livre,<text:s/><text:span text:style-name="T526">Heures d'Ombrie</text:span>.</text:p>
      <text:p text:style-name="Normal"/>
      <text:p text:style-name="Normal"/>
      <text:p text:style-name="Normal"/>
      <text:p text:style-name="Normal"/>
      <text:h text:style-name="Titre1" text:outline-level="1"><text:span text:style-name="T527">1910<text:s/></text:span><text:span text:style-name="T528">- 14</text:span></text:h>
      <text:p text:style-name="byline">Canudo Ricciotto</text:p>
      <text:p text:style-name="rubric">Lettres Italiennes</text:p>
      <text:p text:style-name="P529">16-VII-1910, T. LXXXVI, p. 362-366.</text:p>
      <text:p text:style-name="P530"/>
      <text:p text:style-name="Normal">La chronique est entièrement consacrée au théatre dialectal italien. Après avoir rappelé l'existence de fortes identités régionales en Italie, auxquelles correspondent autant de dialectes et de psychologies populaires, C. identifie dans la « séparation sentimentale très nette des régions » la cause de « l'absence d'un théâtre italien vraiment national » (p. 362) et de la récente réapparition en forces du théatre dialectal dans toute la péninsule.<text:s/><text:soft-page-break/>Néanmoins, nous dit-il, il est possible de dégager de l'ensemble de ce théâtre un trait commun que l'on pourrait définir italien. Il s'agit de « quelques “ réactions sentimentales ” […] d'un<text:s/><text:span text:style-name="T531">modus vivendi</text:span><text:s/>passionnel » (p. 362-363) communs à tous les peuples transalpins. C. tient à souligner le caractère « éminemment populaire » de cette orientation psychologique générale qui trouve tout naturellement son lieu d'expression dans la littérature dialectale, étant<text:s/>donné que celle-ci est « basée sur la vie des classes qui ne s'élèvent pas à ce tout premier degré d'élévation spirituelle qui est celui du langage » (p. 363). Ce manque d'élévation étant pour C. synonyme d'inaptitude au lyrisme, la littérature et le théâtre dialectaux ne peuvent qu'être réalistes « ou, comme les italiens disent :<text:s/><text:span text:style-name="T532">vériste</text:span>[s] » (p. 363). C. évoque ensuite le théâtre sicilien et ses deux principaux dramaturges Luigi Capuana et Nino Martoglio qui savent si bien exprimer « l'extrême sensibilité morale » et le « sens enraciné de l'honneur » (p. 364) propres à leur pays. C'est d'ailleurs ce même esprit populaire qui a charmé les spectateurs parisiens des représentations de la troupe Grasso et de Mimi Aguglia. Il oppose enfin la pièce de Salvatore<text:s/>di Giacomo<text:s/><text:span text:style-name="T533">Assunta Spina</text:span><text:s/>à<text:s/><text:span text:style-name="T534">Il Pateracchio</text:span><text:s/>de Ferdinando Paolieri. La première « n'est que l'œuvre représentative de l'état d'âme napolitain » (p. 364). Un « fait divers dans toute sa rudesse » (p. 365) que son auteur, « un excellent poète régional », traite « brutalement et sans nulle profondeur » (p. 365). La deuxième est l'œuvre d'« un des plus importants poètes de la jeune génération » et appartient au théâtre dialectal toscan auquel Augusto Novelli « a donné depuis quelques années un nouvel essor » (p.<text:s/>365). Le<text:s/><text:span text:style-name="T535">Pateracchio</text:span><text:s/>est l'exemple même de l'œuvre populaire réussie selon C. En effet, elle n'est pas « la représentation pure et simple de la vie populaire » qui ne peut qu'être « esthétiquement pauvre » (p. 366). Au contraire, celle-ci est laissée au second plan par le poète qui met en scène principalement la nature elle-même, au milieu de laquelle il « laisse distinguer quelques figures humaines, telles des fleurs au milieu d'un opulent feuillage », ce qui lui permet d'écrire « une idylle émouvante et<text:s/>assez significative, tout en restant populaire » (p. 366).</text:p>
      <text:p text:style-name="Normal"/>
      <text:h text:style-name="Titre1" text:outline-level="1"><text:span text:style-name="T536">1910<text:s/></text:span><text:span text:style-name="T537">- 15</text:span></text:h>
      <text:p text:style-name="byline">Merki Charles</text:p>
      <text:p text:style-name="rubric">Archéologie, voyages</text:p>
      <text:p text:style-name="P538">16-VIII-1910, T. LXXXVI, p. 700-705</text:p>
      <text:p text:style-name="P539"/>
      <text:soft-page-break/>
      <text:p text:style-name="Normal">Compte rendu de<text:s/><text:span text:style-name="T540">Bologne<text:s/></text:span>de Pierre de Bouchaud, paru dans la collection « villes d'art célèbres ». Rappelant d'abord l'importance historique de Bologne M. passe ensuite en revue les principaux monuments que l'on peut y contempler, et n'hésite pas à faire part au lecteur de ses appréciations. A propos de l'<text:span text:style-name="T541">Archiginnasio</text:span>, qui offre « les mêmes files d'arcades que tous les nigauds admirent dans notre rue de Rivoli », ou encore au sujet des façades d'églises qui « sont lamentables, — comme en général, du reste, dans toute la péninsule ». Les Italiens en effet, affirme-t-il, « n'en ont jamais su imaginer, et à côté des murs<text:s/>de bicoques qu'ils ont construits, nos cathédrales d'Occident, de France, d'Allemagne, d'Angleterre — présentent d'incomparables merveilles […] (p. 704).</text:p>
      <text:p text:style-name="Normal"/>
      <text:h text:style-name="Titre1" text:outline-level="1">1910 - 16</text:h>
      <text:p text:style-name="byline"><text:s/>Canudo Ricciotto</text:p>
      <text:p text:style-name="rubric">Lettres italiennes</text:p>
      <text:p text:style-name="P542">16-VIII-1910, T. LXXXVI, p. 727-733.</text:p>
      <text:p text:style-name="P543"/>
      <text:p text:style-name="Normal">C. ouvre sa chronique par une récension émue du livre de Giulio de Frenzi<text:s/><text:span text:style-name="T544">Un Eroe : Alfredo Oriani</text:span>. L'ouvrage est, selon ses propres mots, l'hommage de toute une jeunesse qui, à travers le jeune de Frenzi, « semble exprimer non un deuil, mais une conscience critique qui sait admirer ». Mais il est aussi la révélation « d'un des plus purs et des plus forts lettrés de l'Italie contemporaine » (p. 727). « Homme de lettres et surtout homme d'idées » (p. 728) Oriani fut un grand solitaire qui ne connut, rappelle-t-il, que peu avant sa mort la célébrité. C. reproduit un extrait du livre de de Frenzi où l'on peut lire qu'à ses débuts comme poète, Oriani « est pessimiste et obscène, méphistophélique et blasphémateur » (p. 729), il choque tout le monde et tout le monde le rejette et<text:s/>continuera ensuite à l'ignorer alors même que sa pensée et ses qualités artistiques auront mûri et qu'il aura donné « le collier des quatre plus profonds romans italiens modernes,<text:s/><text:span text:style-name="T545">Jalousie, la Défaite, Tourbillon, Holocauste</text:span> » (p. 729). C. termine en rappelant que la grande renommée acquise par l'écrivain à la fin de sa vie ne lui a pas épargné d'ultimes humiliations qui contribuent à faire aujourd'hui de lui « un héros » (p. 730).</text:p>
      <text:p text:style-name="Normal">Après avoir présenté<text:s/><text:span text:style-name="T546">La vie musicale de l'esprit</text:span>, de R. Torrefranca — un système esthétique fondé sur la musique comprise comme « art suprême » censé garder « le secret matériel de toute inspiration » (p. 730) — C. consacre quelques lignes à<text:s/><text:span text:style-name="T547">Giovanni Pascoli et l'Antiquité</text:span><text:s/>de Emil<text:s/><text:soft-page-break/>Zilliacus. Ce dernier, nous dit-il, a « parfaitement compris le sens de la poésie de Pascoli […] un des plus étranges mélanges de l'esprit moderne, de l'inquiétude et de la subtilité psychologiques modernes, avec les grands paradigmes antiques […] » (p. 731). C'est donc aux rapports poétiques qui unissent<text:s/>Pascoli aux poètes de l'Antiquité qu'est consacrée l'étude de Zilliacus, qui d'ailleurs sait saisir, écrit C., le caractère « profondément et spontanément panthéiste du lyrisme pascolien » (p. 732), et montrer sa dérivation évidente de la culture antique.<text:s/>Un bref compte rendu de<text:s/><text:span text:style-name="T548">Giulio Nelli ou l'atavisme dans la foi socialiste</text:span><text:s/>clôt la chronique. L'ouvrage de Cosimo Noto est à la fois un livre de « vulgarisation populaire de la science » et une présentation de la foi socialiste « comme la foi de l'humanité<text:s/>nouvelle amoureuse de l'amour universel » dont le degré d'élévation suprême est la « croyance en l'immortalité de l'âme » (p. 733). Malgré tout ce que contient « de relatif et de sectaire » cet ouvrage, C. tient à souligner « l'effort spiritualiste, ardent et réel qui l'anime » (p. 733).</text:p>
      <text:p text:style-name="Normal"/>
      <text:p text:style-name="Normal">Memento :</text:p>
      <text:p text:style-name="P549"><text:span text:style-name="T550">Ceccardo Roccatagliata Ceccardi,<text:s/></text:span><text:span text:style-name="T551">Sonetti e poemi.</text:span></text:p>
      <text:p text:style-name="P552"><text:span text:style-name="T553">G. P. Lucini,<text:s/></text:span><text:span text:style-name="T554">Revolverate</text:span><text:span text:style-name="T555">, (avec une préface de F.-T. Marinetti).</text:span></text:p>
      <text:p text:style-name="P556"><text:span text:style-name="T557">G. P. Lucini,<text:s/></text:span><text:span text:style-name="T558">La solita canzone del Melibeo</text:span><text:span text:style-name="T559">.</text:span></text:p>
      <text:p text:style-name="P560"><text:span text:style-name="T561">Omero Vecchi,<text:s/></text:span><text:span text:style-name="T562">Fiammeggiando l'Aurora</text:span><text:span text:style-name="T563">.</text:span></text:p>
      <text:p text:style-name="P564"><text:span text:style-name="T565">Corrado Corr</text:span><text:span text:style-name="T566">adino,<text:s/></text:span><text:span text:style-name="T567">La buona novella.</text:span></text:p>
      <text:p text:style-name="P568"><text:span text:style-name="T569">Enrico Corradini,<text:s/></text:span><text:span text:style-name="T570">La patria lontana.</text:span></text:p>
      <text:p text:style-name="P571"><text:span text:style-name="T572">Giulio Caprin,<text:s/></text:span><text:span text:style-name="T573">Storie di poveri diavoli.</text:span></text:p>
      <text:p text:style-name="P574"><text:span text:style-name="T575">Luigi Valli,<text:s/></text:span><text:span text:style-name="T576">Dionysoplaton.</text:span></text:p>
      <text:p text:style-name="P577"><text:span text:style-name="T578">Arturo Labriola,<text:s/></text:span><text:span text:style-name="T579">Storia di dieci anni.</text:span></text:p>
      <text:p text:style-name="P580"><text:span text:style-name="T581">Guelfo Civinini,<text:s/></text:span><text:span text:style-name="T582">La Regina.</text:span></text:p>
      <text:p text:style-name="P583"><text:span text:style-name="T584">Achille Loria,<text:s/></text:span><text:span text:style-name="T585">Malthus</text:span><text:span text:style-name="T586">.</text:span></text:p>
      <text:p text:style-name="P587"><text:span text:style-name="T588">Emilio del Cerro,<text:s/></text:span><text:span text:style-name="T589">Giuseppe Mazzini</text:span><text:span text:style-name="T590"><text:s/>e Giuditta Sidoli.</text:span></text:p>
      <text:p text:style-name="P591"/>
      <text:p text:style-name="Normal"/>
      <text:p text:style-name="P592"/>
      <text:h text:style-name="Titre1" text:outline-level="1"><text:span text:style-name="T593">1910<text:s/></text:span><text:span text:style-name="T594">- 17</text:span></text:h>
      <text:p text:style-name="byline">Brieu Jacques</text:p>
      <text:p text:style-name="rubric">Esotérisme et sciences psychiques</text:p>
      <text:p text:style-name="P595">1-IX-1910, T. LXXXVII, p. 130-136.</text:p>
      <text:p text:style-name="P596"/>
      <text:p text:style-name="Normal">Brève note signalant la parution de la réedition revue et augmentée de l'ouvrage de Paul Vulliaud<text:s/><text:span text:style-name="T597">La Pensée ésotérique de Léonard de Vinci</text:span>.<text:s/></text:p>
      <text:p text:style-name="Normal"/>
      <text:soft-page-break/>
      <text:h text:style-name="Titre1" text:outline-level="1"><text:span text:style-name="T598">1910<text:s/></text:span><text:span text:style-name="T599">- 18</text:span></text:h>
      <text:p text:style-name="byline">Leclère Tristan</text:p>
      <text:p text:style-name="rubric">Art Ancien</text:p>
      <text:p text:style-name="P600">1-IX-1910, T. LXXXVII, p. 150-153.</text:p>
      <text:p text:style-name="P601"/>
      <text:p text:style-name="Normal">Bref compte rendu de la nouvelle traduction, par Péladan, du<text:s/><text:span text:style-name="T602">Traité de la peinture</text:span><text:s/>de Léonard de Vinci. L. signale que la traduction est accompagnée d'un commentaire du traducteur<text:s/>qui, en matière de peinture, lorsqu'il « parle technique […] erre assez facilement » (p. 151).</text:p>
      <text:p text:style-name="Normal"/>
      <text:h text:style-name="Titre1" text:outline-level="1"><text:span text:style-name="T603">1910<text:s/></text:span><text:span text:style-name="T604">- 19</text:span></text:h>
      <text:p text:style-name="byline">Bertaut Jules</text:p>
      <text:p text:style-name="rubric">Une folie littéraire, Venise.</text:p>
      <text:p text:style-name="P605">16-X-1910, T. LXXXVII, p. 606-619.</text:p>
      <text:p text:style-name="P606"/>
      <text:p text:style-name="Normal">L'article est consacré à Venise en tant que mythe littéraire contemporain. Pourquoi Venise est-elle devenue ce mythe si caractéristique du « snobisme » de notre temps se demande B. ? (p. 607) Tout d'abord, répond-il, parce que ne pouvant se parer des signes devenus trop familiers de la modernité, tels que bicyclettes, tramways, autos ou grands magasins, Venise est aujourd'hui « une ville<text:s/><text:span text:style-name="T607">à part</text:span><text:s/>de toutes les autres » (p. 607). Mais aussi parce que la ville connaît depuis une quinzaine d'années, un regain d'admiration qui l'a remise à la mode. Le réalisme, en littérature, avait juste avant éclipsé son charme. Ni Flaubert ni ses disciples, n'avaient été sensibles, écrit B., à ses gondoles, à ses sérénades ou à ses clairs de lune. « Il faut arriver au fléchissement des théories réalistes, pour trouver une vraie réaction en faveur<text:s/>de l'Italie » (p. 608) et celle-ci, grâce à Maurice Barrès, se fait presque exclusivement au profit de Venise. Mais, « le magnifique décor romantique […] s'est effondré à jamais », le voyageur a désormais en face une « cité en décomposition, une ruine triste et fiévreuse » où il devra apprendre « à épuiser la volupté du moment en contemplant la destruction » (p. 608). Grâce à Barrès, la Sérénissime est devenue « une fresque de la Mort et de la Volupté, […] pour chaque écrivain français qui se respecte » (p. 609). Ainsi, cette ville<text:s/><text:span text:style-name="T608">à part</text:span>, voluptueuse et mortifère, est-elle le cadre tout désigné « pour vies exceptionnelles, pour aventures en marge de l'existence courante, pour passions étonnantes, pour tout ce qui, individus, caractères ou sentiments, s'élève au-dessus du vulgaire » (p. 609). Tel un « chef d'orchestre » Barrès a « déchaîné toute la symphonie » (p. 610) des écrits « exaspérés »<text:s/><text:soft-page-break/>consacrés à la ville. Quelques écrivains, pourtant, conclut B., ont su parler de Venise sans se plier à sa baguette<text:s/> : Maurice Donnay, René Boylesve, Henri de Régnier, Marie Dauguet, Laurent Evrard ou encore Ginko et Biloba.</text:p>
      <text:p text:style-name="Normal"/>
      <text:p text:style-name="Normal"/>
      <text:p text:style-name="Normal"/>
      <text:p text:style-name="Normal"/>
      <text:h text:style-name="Titre1" text:outline-level="1">1910 - 20</text:h>
      <text:p text:style-name="byline"><text:s/>Fontainas André</text:p>
      <text:p text:style-name="rubric">Les théâtres</text:p>
      <text:p text:style-name="P609">16-XI-1910, T. LXXXVIII, p. 337-340.</text:p>
      <text:p text:style-name="P610"/>
      <text:p text:style-name="Normal">Brève présentation de la comédie en trois actes de Giannino-Antona<text:s/>Traversi<text:s/><text:span text:style-name="T611">Les plus beaux jours</text:span><text:s/>traduite par M.lle Darsenne. Non exempte de défauts, « du moins n'a-t-elle pour but que de nous faire rire » affirme F., qui conclut donc qu'« on en peut prendre son parti » (p. 339).</text:p>
      <text:p text:style-name="Normal"/>
      <text:h text:style-name="Titre1" text:outline-level="1"><text:span text:style-name="T612">1910<text:s/></text:span><text:span text:style-name="T613">- 21</text:span></text:h>
      <text:p text:style-name="byline">De Gaultier Jules</text:p>
      <text:p text:style-name="rubric">Philosophie</text:p>
      <text:p text:style-name="P614">1-XII-1910, T. LXXXVIII, p. 506-511.</text:p>
      <text:p text:style-name="P615"/>
      <text:p text:style-name="Normal">Brève note signalant la parution de<text:s/><text:span text:style-name="T616">La philosophie de Léonard de Vinci d'après ses manuscrits</text:span><text:s/>de Péladan. L'auteur, qui en avait publié de larges extraits dans le<text:s/><text:span text:style-name="T617">Mercure de France</text:span>, observe que Léonard pratiquait à la<text:s/>fois la méthode expérimentale et la méthode analogique vers laquelle, estime-t-il, « nous nous acheminons et à l'égard de laquelle il est encore un initiateur » (p.511). A ce titre il considère Léonard comme le précurseur et le maître de l'évolution occidentale.</text:p>
      <text:p text:style-name="Normal"/>
      <text:h text:style-name="Titre1" text:outline-level="1"><text:span text:style-name="T618">1910<text:s/></text:span><text:span text:style-name="T619">- 22</text:span></text:h>
      <text:p text:style-name="byline">Rachilde</text:p>
      <text:p text:style-name="rubric">Les Romans</text:p>
      <text:p text:style-name="P620">16-XII-1910, T. LXXXVIII, p. 681-687.</text:p>
      <text:p text:style-name="P621"/>
      <text:soft-page-break/>
      <text:p text:style-name="Normal">Quelques lignes signalent la parution de<text:s/><text:span text:style-name="T622">La Ville sans chef</text:span><text:s/>de Ricciotto Canudo, qui situe son récit dans la ville de Messine secouée par le tremblement de terre.</text:p>
      <text:p text:style-name="Normal"/>
      <text:h text:style-name="Titre1" text:outline-level="1">1911 - 1</text:h>
      <text:p text:style-name="byline"><text:s/>de Noisay Maurice</text:p>
      <text:p text:style-name="rubric">L'esprit de Jean Moréas</text:p>
      <text:p text:style-name="P623">1-I-1911, T. LXXXIX, p. 47-62.</text:p>
      <text:p text:style-name="P624"/>
      <text:p text:style-name="Normal">Evoquant les mots d'esprit de J. Moréas, de N. rapporte les épigrammes et les distiques « qu'il lançait un soir au café et qui couraient bientôt de bouche en bouche » (p.61). Il estime que<text:s/>quatre seulement méritent d'être retenus, parmi lesquels celui consacré à Ricciotto Canudo « après sa dispute avec Casanova » (p.62) :</text:p>
      <text:p text:style-name="Normal">« Quittant le Vachette, il s'en va</text:p>
      <text:p text:style-name="Normal">Gonflé contre Casanova</text:p>
      <text:p text:style-name="Normal">D'un vénin très ésotérique.</text:p>
      <text:p text:style-name="Normal">Et bientôt monsieur Canudo</text:p>
      <text:p text:style-name="Normal">Gémira sur l'affreux Lido</text:p>
      <text:p text:style-name="Normal">Avec la pâle Adriatique ».</text:p>
      <text:p text:style-name="Normal"/>
      <text:h text:style-name="Titre1" text:outline-level="1"><text:span text:style-name="T625">1911<text:s/></text:span><text:span text:style-name="T626">- 2</text:span></text:h>
      <text:p text:style-name="byline">Leclère Tristan</text:p>
      <text:p text:style-name="P627">Art ancien</text:p>
      <text:p text:style-name="P628">1-I-1911, T. LXXXIX, p. 186-191.</text:p>
      <text:p text:style-name="P629"/>
      <text:p text:style-name="Normal">Bref compte rendu de<text:s/><text:span text:style-name="T630">Tiepolo</text:span><text:s/>de Pompeo Molmenti. L'ouvrage offre des « reproductions par centaines » qui donnent une idée exacte de l'œuvre<text:s/>de l'artiste — « si mal représenté en France » (p. 190) — et en particulier de l'influence qu'il a exercée sur le peintre français Fragonard.</text:p>
      <text:p text:style-name="Normal"/>
      <text:h text:style-name="Titre1" text:outline-level="1"><text:span text:style-name="T631">1911<text:s/></text:span><text:span text:style-name="T632">- 3</text:span></text:h>
      <text:p text:style-name="byline">Canudo Ricciotto</text:p>
      <text:p text:style-name="rubric">Lettres italiennes</text:p>
      <text:p text:style-name="P633">1-I-1911, T. LXXXIX, p. 200-203.</text:p>
      <text:p text:style-name="P634"/>
      <text:soft-page-break/>
      <text:p text:style-name="Normal">La chronique s'ouvre par une note<text:s/>consacrée au roman de A. Fogazzaro,<text:s/><text:span text:style-name="T635">Leila</text:span>. Roman à thèse, « et à thèse religieuse » (p. 200), sa parution en Italie, écrit C., a été saluée par des polémiques moins âpres que celles qu'avait soulevées<text:s/><text:span text:style-name="T636">Il</text:span><text:s/><text:span text:style-name="T637">Santo</text:span>. Certes, nous dit-il, « le grave problème religieux contemporain, qui semble se dégager de plus en plus de ses attributs politiques, […] rend le public et la critique méfiants devant la production périodique de certaine littérature consacrée aux pratiques religieuses de quelques individus, plus qu'aux<text:s/>sentiments généraux d'un pays » (p. 200). Ainsi, après l'étonnement causé par<text:s/><text:span text:style-name="T638">Le Santo</text:span>, « la nouvelle production du sénateur Fogazzaro ne semble rencontrer que de l'indifférence » (p. 200). D'ailleurs, écrit-il, « les personnages de l'écrivain sont toujours les mêmes », seul le type central du<text:s/><text:span text:style-name="T639">Santo</text:span><text:s/>a disparu et a été maladroitement remplacé « par le souvenir de Piero Maïroni » (p. 200). Les angoisses religieuses qu'ils vivent, quant à elles, « ne sont que formelles, extérieures et décoratives, à la manière des exaltations lyriques de l'aviation dans le dernier roman de M. d'Annunzio » (p. 200). Ainsi, confondant « les disputes de sacristie » avec « les préoccupations mystiques modernes », Fogazzaro se révèle « encore une fois étranger aux inquiétudes religieuses, et non seulement ecclésiastiques de notre temps » (p. 201). Le jugement final de C. est sans appel : les « éléments mélodramatiques, mal mélangés » du roman, n'arrivent pas « à créer une seule page littéraire qu'on puisse lire avec profit, sinon avec plaisir » (p. 201).<text:s/></text:p>
      <text:p text:style-name="Normal">Après quelques lignes consacrées à l'ouvrage de vulgarisation religieuse<text:s/><text:span text:style-name="T640">Les visions du Bouddha</text:span><text:s/>de Gian-Andrea Esengrini, C. évoque brièvement la vie et l'œuvre de « l'étrange vulgarisateur scientifique » que fut Paolo Mantegazza, dont venait de paraître, posthume, l'<text:span text:style-name="T641">Anima delle cose</text:span>. Enfin, C. donne le nom du gagnant du « concours de romans organisé par la “ Società degli Autori ” ». Il s'agit de Giovanni Chiggiato avec son roman<text:s/><text:span text:style-name="T642">Per il figlio vostro</text:span>. N'ayant pas lu le livre C. se limite à exprimer des réserves sur le jury du concours, dont les membres ont été choisis « dans cette génération d'écrivains qui atteint aujourd'hui la quarantième année, et qui est, à quelque exception près, dépourvue de tout intérêt... » (p. 203).</text:p>
      <text:p text:style-name="Normal"/>
      <text:h text:style-name="Titre1" text:outline-level="1"><text:span text:style-name="T643">1911<text:s/></text:span><text:span text:style-name="T644">- 4</text:span></text:h>
      <text:p text:style-name="byline">Montfort Eugène</text:p>
      <text:p text:style-name="rubric">Curiosités des rues de Naples</text:p>
      <text:p text:style-name="P645">1-II-1911, T. LXXXIX, p. 532-542.</text:p>
      <text:p text:style-name="P646"/>
      <text:p text:style-name="Normal">L'article est consacré au caractère des Napolitains et aux spectacles surprenants qu'offre la rue à Naples. Ces spectacles, estime M., sont plus intéressants pour nous que<text:s/>ceux des rues d'Orient car, « nous comprenons […] ce qui s'y passe. […] On vit là sur des traditions qui sont les nôtres ; ce que nous rencontrons remue en nous d'obscurs souvenirs : nous sommes de cette race, nous appartenons à cette civilisation nous avons dépassé le point où ils en sont restés, mais autrefois nous y avons été. » (p. 532). « L'esprit des napolitains est ingénieux » constate-t-il, mais ce qui fait tout son intérêt c'est son caractère « simple » et « suranné […] tout à fait inattendu pour les hommes modernes que nous sommes » (p. 532). Evoquant « sans ordre, suivant le caprice du souvenir » ses anecdotes napolitaines, M. consacre une large place à la superstition et aux phénomènes religieux en tant que, écrit-il, « infiniment curieux » (p. 534). Observant que la piété napolitaine « comporte beaucoup de superstition mais elle est aussi très chrétienne » et que donc le Napolitain est « bon et charitable » (p. 537), M. y voit la raison du fait que « le socialisme a encore peu réussi à Naples » où « lutte de classe » est « un mot bien dépourvu de sens » (p. 538).</text:p>
      <text:p text:style-name="Normal"/>
      <text:h text:style-name="Titre1" text:outline-level="1"><text:span text:style-name="T647">1911<text:s/></text:span><text:span text:style-name="T648">- 5</text:span></text:h>
      <text:p text:style-name="byline">Merki Charles</text:p>
      <text:p text:style-name="rubric">Archéologie, voyages</text:p>
      <text:p text:style-name="P649">1-II-1911, T. LXXXIX, p. 608-613.</text:p>
      <text:p text:style-name="P650"/>
      <text:p text:style-name="Normal">Note signalant la parution de<text:s/><text:span text:style-name="T651">Rome et ses environs</text:span>, traduction d'un ouvrage du savant allemand Gregorovius.<text:s/>« C'est un livre d'excursions et un guide » qui propose une série de promenades « érudites et charmantes » faites entre 1854 et 1875 à Rome et dans sa région.</text:p>
      <text:p text:style-name="Normal"/>
      <text:h text:style-name="Titre1" text:outline-level="1"><text:span text:style-name="T652">1911<text:s/></text:span><text:span text:style-name="T653">- 6</text:span></text:h>
      <text:p text:style-name="byline">Canudo Ricciotto</text:p>
      <text:p text:style-name="rubric">Lettres italiennes</text:p>
      <text:p text:style-name="P654">1-II-1911, T. LXXXIX, p. 650-654.</text:p>
      <text:p text:style-name="P655"/>
      <text:p text:style-name="Normal">La chronique est consacrée à la jeune poésie italienne. Tout en affirmant que parmi les jeunes poètes « on ne peut pas encore remarquer celui qui<text:s/><text:soft-page-break/>s'élèvera à la hauteur […] d'un Pascoli ou d'un d'Annunzio », C. précise que la nouvelle production poétique est « loin d'être sans intérêt » (p. 650). Celle-ci peut être partagée en quatre tendances réunies sous un commun dénominateur : l'absence d'un « caractère national […] d'une conscience esthétique péninsulaire » (p. 650). C. cite Romualdo Pantini parmi les « quelques poètes nationalistes » qui traduisent dans une « poésie faible » (p. 650) et sans envergure leur aspirations. Viennent ensuite ceux qui continuent le lyrisme patriotique de Carducci, plus « émouvants » et « puissants » que ceux qui s'inspirent, en revanche, au<text:s/>romantisme anté-carduccien qui a l'effet de paralyser leur talent. Enfin, « des poètes divers forment des assemblages bruyants plus que des groupes disciplinés, et chantent librement, à Milan, à Rome, à Naples, leur volonté moderne de renouveau, leur liberté néo-païenne ou néo-romantique […] en vers libres symbolistes ou décadents » (p. 650) des rythmes, nous dit-il, fortement influencés par les plus récentes recherches françaises. C. présente ensuite l'œuvre de quelques-uns de ces jeunes poètes. Le plus doué, le plus savant et vigoureux, selon ses propres mots, est Ceccardo Roccatagliata-Ceccardi, qui appartient au courant des carducciens. Poète « latin », maniant l'endécasyllabe avec cette éloquence tant dédaignée par les critiques contemporains qui, nous<text:s/>dit-il, confondent grandiloquence et lyrisme, ses<text:s/><text:span text:style-name="T656">Sonetti e Poemi</text:span><text:s/>ont malheureusement comme source d'inspiration quasi exclusive le souvenir national patriotique et historique, ce qui alourdit son art et le rend « froid » et « infécond » (p. 651). C'est en cela précisément, que l'on retrouve la mauvaise influence de Carducci, cet « admirable et hargneux pédagogue-poète » (p. 651) qui, conclut-il, « a fait beaucoup de mal ».</text:p>
      <text:p text:style-name="Normal">Massimo Bontempelli et Angiolo Silvio Novaro sont eux aussi des poètes « “ qui se souviennent ” » (p. 653). Dans, respectivement, les<text:s/><text:span text:style-name="T657">Odi<text:s/></text:span>et le<text:s/><text:span text:style-name="T658">Cestello</text:span>, « l'inspiration carduccienne » est une fois de plus « trop évidente ». Elle l'est moins, en revanche, chez Giuseppe Lipparini qui n'a repris « qu'un aspect du poète mort, l'aspect hellénique » (p. 652). Mais dans ses<text:s/><text:span text:style-name="T659">Canti di Melitta</text:span><text:s/>« c'est encore le souvenir qui remplace […] l'inspiration<text:s/><text:span text:style-name="T660">neuve</text:span>, la découverte et l'expression d'un psychisme rythmique particulier à une époque et à un homme » (p. 652).</text:p>
      <text:p text:style-name="Normal">Différente est en revanche la poésie<text:s/>du recueil<text:s/><text:span text:style-name="T661">Scritte col lapis</text:span>, de Marino Moretti. Celui-ci « paraît plutôt appartenir à l'<text:span text:style-name="T662">autre</text:span><text:s/>catégorie des jeunes poètes italiens, les lyriques néo-romantiques, à la prosodie vers-libriste qui mènent à présent en Italie les combats de la génération aînée des<text:s/><text:soft-page-break/>poètes français contemporains ». C. cite ensuite « quelques noms de ces chantres choisis parmis les meilleurs » (p. 653) : l'« isolé » Armando Granelli, « l'étonnant » Guido Gozzano, les futuristes Enrico Cavacchioli, G.-P. Lucini, Paolo Buzzi, Aldo<text:s/>Palazzeschi.<text:s/></text:p>
      <text:p text:style-name="Normal">Quelques lignes sont enfin consacrées à<text:s/><text:span text:style-name="T663">La terra fremente</text:span>, traduction italienne du roman de Jean Carrère<text:s/><text:span text:style-name="T664">La terre tremblante</text:span><text:s/>« document et poème de la catastrophe horrible et belle » (p. 654) de Messine.</text:p>
      <text:p text:style-name="Normal"/>
      <text:h text:style-name="Titre1" text:outline-level="1"><text:span text:style-name="T665">1911<text:s/></text:span><text:span text:style-name="T666">- 7</text:span></text:h>
      <text:p text:style-name="byline">Dubois Lucile</text:p>
      <text:p text:style-name="rubric">La France jugée à l'étranger</text:p>
      <text:p text:style-name="P667">1-II-1911, T. LXXXIX, p. 664-667.</text:p>
      <text:p text:style-name="P668"/>
      <text:p text:style-name="Normal">Il s'agit de la reproduction, en français, d'un article de Ardengo soffici paru dans<text:s/><text:span text:style-name="T669">La Voce</text:span><text:s/>le 29 décembre 1910. Le titre est<text:s/><text:span text:style-name="T670">Faguet contre Baudelaire<text:s/></text:span>et est précédé de quelques lignes de D. qui se limite<text:s/>à offrir les propos de Soffici « aux méditations de ceux dont la principale occupation est le dénigrement des grands écrivains et des grands poètes français. […] On connaît l'histoire que M. Soffici appelle un scandale » (p. 664) et, ajoute-t-elle, le jugement qu'il formule dans cet article est profondément vrai.</text:p>
      <text:p text:style-name="Normal"/>
      <text:h text:style-name="Titre1" text:outline-level="1"><text:span text:style-name="T671">1911<text:s/></text:span><text:span text:style-name="T672">- 8</text:span></text:h>
      <text:p text:style-name="byline">Rédaction</text:p>
      <text:p text:style-name="rubric">Echos</text:p>
      <text:p text:style-name="P673">16-II-1911, T. LXXXIX, p. 891-896.</text:p>
      <text:p text:style-name="P674"/>
      <text:p text:style-name="Normal">Sous le titre<text:s/><text:span text:style-name="T675">Mort d'un musicien oublié</text:span>, on annonce la récente disparition, à Marseille, de Leopoldo Mililotti. Autrefois compositeur célèbre, ami de Liszt et d'Alexandre Dumas père, il a été emporté, précise-t-on, par le corbillard des pauvres.</text:p>
      <text:p text:style-name="Normal"/>
      <text:h text:style-name="Titre1" text:outline-level="1"><text:span text:style-name="T676">1911<text:s/></text:span><text:span text:style-name="T677">- 9</text:span></text:h>
      <text:p text:style-name="byline">Erlande Albert</text:p>
      <text:p text:style-name="rubric">Il Giorgione</text:p>
      <text:p text:style-name="P678">1-III-1911, T. XC, p. 103-134.</text:p>
      <text:p text:style-name="P679"/>
      <text:soft-page-break/>
      <text:p text:style-name="Normal">Premier de trois épisodes d'un feuilleton consacré au grand peintre. La découverte fortuite dans la riche bibliothèque d'un aristocrate vénitien d'un manuscrit relatant la vraie vie du Giorgione sert de prétexte à l'auteur pour mettre en scène, à Venise, dans un cadre on ne peut plus décadent, les aventures galantes du jeune artiste et ses exploits artistiques.</text:p>
      <text:p text:style-name="Normal"/>
      <text:h text:style-name="Titre1" text:outline-level="1">1911 - 10</text:h>
      <text:p text:style-name="P680"><text:s/>Norel Jean</text:p>
      <text:p text:style-name="rubric">Questions Militaires et Maritimes</text:p>
      <text:p text:style-name="P681">1-III-1911, T. XC, p. 162-166.</text:p>
      <text:p text:style-name="Normal">Compte rendu de<text:s/><text:span text:style-name="T682">La Troisième campagne d'Italie</text:span><text:s/>de Ed. Gachot. L'ouvrage, très documenté, présente la reconstruction des « opérations dans la Haute-Italie contre l'archiduc Charles » et de « la conquête du royaume de Naples […] » (p. 164) tout en célébrant le génie militaire de Masséna.</text:p>
      <text:p text:style-name="Normal"/>
      <text:h text:style-name="Titre1" text:outline-level="1"><text:span text:style-name="T683">1911<text:s/></text:span><text:span text:style-name="T684">- 11</text:span></text:h>
      <text:p text:style-name="byline">Brieu Jacques</text:p>
      <text:p text:style-name="rubric">Esotérisme et sciences psychiques</text:p>
      <text:p text:style-name="P685">1-III-1911, T. XC, p. 171-177.</text:p>
      <text:p text:style-name="P686"/>
      <text:p text:style-name="Normal">Brève présentation de<text:s/><text:span text:style-name="T687">Hypnotisme et spiritisme</text:span><text:s/>de Cesare Lombroso. L'ouvrage a été traduit pour la collection<text:s/><text:span text:style-name="T688">La bibliothèque de philosophie scientifique<text:s/></text:span>dirigée par le Dr Gustave le Bon qui, « anti-spirite », affirme l'avoir publié pour montrer : « qu'aussitôt sorti du champ de la connaissance pour entrer dans celui de la croyance, le savant ne dépasse pas l'ignorant » (p. 175). Faisant preuve dans son livre d'une « crédulité infinie », Lombroso aurait également montré « combien il est difficile aux esprits les plus instruits de se passer de religion, c'est-à-dire d'une foi directrice capable d'orienter leurs pensées » (p. 175).</text:p>
      <text:p text:style-name="Normal"/>
      <text:p text:style-name="Normal"/>
      <text:p text:style-name="Normal"/>
      <text:p text:style-name="Normal"/>
      <text:p text:style-name="Normal"/>
      <text:soft-page-break/>
      <text:h text:style-name="Titre1" text:outline-level="1"><text:span text:style-name="T689">1911<text:s/></text:span><text:span text:style-name="T690">- 12</text:span></text:h>
      <text:p text:style-name="byline">Quillard Pierre</text:p>
      <text:p text:style-name="rubric">Les poèmes</text:p>
      <text:p text:style-name="P691">16-III-1911, T. XC, p. 368-372.</text:p>
      <text:p text:style-name="Normal"/>
      <text:p text:style-name="Normal">Bref compte rendu de<text:s/><text:span text:style-name="T692">Petite suite italienne</text:span>, recueil de poèmes de Emile Henriot. « Etre ému, s'exalter, céder à la mélancolie, compagne assidue du désir et de l'amour, n'est-ce possible qu'à Naples, Rome, Florence ou Venise […] ? » (p. 370) Voilà la question que semble s'être posé le poète, nous dit Q., à laquelle d'ailleurs il a répondu selon lui « en empruntant à Gœthe une une phrase du voyage en Italie […] “ j'ai gravé dans ma mémoire une image singulière et riche que j'emporte avec moi ” » (p. 370).</text:p>
      <text:p text:style-name="Normal"/>
      <text:p text:style-name="Normal"/>
      <text:p text:style-name="Normal"/>
      <text:h text:style-name="Titre1" text:outline-level="1"><text:span text:style-name="T693">1911<text:s/></text:span><text:span text:style-name="T694">- 13</text:span></text:h>
      <text:p text:style-name="byline">de Gourmont Jean</text:p>
      <text:p text:style-name="rubric">Littérature</text:p>
      <text:p text:style-name="P695">16-III-1911, T. XC, p. 377-381.</text:p>
      <text:p text:style-name="P696"/>
      <text:p text:style-name="Normal">De G. annonce la sortie d'un nouveau volume de Stendhal,<text:s/><text:span text:style-name="T697">Journal d'Italie.</text:span><text:s/>Soulignant que pour Beyle « les musées et les églises ne servent qu'à remplir les intervalles de ses rendez-vous », de G. célèbre cette « manière d'aimer l'Italie » qui indignera peut-être les « snob de l'art qui, leur Bædeker à la main, et le cœur vide de toute passion, contemplent des tableaux qu'ils ne comprennent pas, parce qu'ils ont oublié de vivre, avant d'entrer dans les Musées » (p. 379).</text:p>
      <text:p text:style-name="Normal"/>
      <text:h text:style-name="Titre1" text:outline-level="1">1911 - 14</text:h>
      <text:p text:style-name="byline"><text:s/>Barthèlemy Edmond</text:p>
      <text:p text:style-name="rubric">Histoire</text:p>
      <text:p text:style-name="P698">16-03-1911, T. XC, p. 381-388.</text:p>
      <text:p text:style-name="P699"/>
      <text:p text:style-name="Normal">Bref compte rendu de<text:s/><text:span text:style-name="T700">Une favorite de Victor-Emmanuel II</text:span><text:s/>de Jarro. Recueil de souvenirs de Laura Bon, tragédienne, qui fut un temps la maîtresse du « Re galantuomo ».</text:p>
      <text:p text:style-name="Normal"/>
      <text:p text:style-name="Normal"/>
      <text:p text:style-name="Normal"/>
      <text:p text:style-name="Normal"/>
      <text:p text:style-name="Normal"/>
      <text:p text:style-name="Normal"/>
      <text:p text:style-name="Normal"/>
      <text:h text:style-name="Titre1" text:outline-level="1"><text:span text:style-name="T701">1911<text:s/></text:span><text:span text:style-name="T702">- 15</text:span></text:h>
      <text:p text:style-name="byline">Mazel Henri</text:p>
      <text:p text:style-name="rubric">Science sociale</text:p>
      <text:p text:style-name="P703">16-III-1911, T. XC, p. 398-402.</text:p>
      <text:p text:style-name="rubric"/>
      <text:p text:style-name="Normal">Brève note sur le<text:s/><text:span text:style-name="T704">Mythe vertuiste et la littérature immorale</text:span><text:s/>de Vilfredo Pareto, où M. approuve l'indignation du sociologue face au moralisme censeur du ministre italien Luzzatti.</text:p>
      <text:p text:style-name="Normal"/>
      <text:h text:style-name="Titre1" text:outline-level="1"><text:span text:style-name="T705">1911<text:s/></text:span><text:span text:style-name="T706">- 16</text:span></text:h>
      <text:p text:style-name="byline">Marguiller Auguste</text:p>
      <text:p text:style-name="rubric">Musées et collections</text:p>
      <text:p text:style-name="P707">16-III-1911, T. XC, p. 428-434.</text:p>
      <text:p text:style-name="P708"/>
      <text:p text:style-name="Normal">Note concernant l'acquisition par le Musée du Louvre d'un<text:s/><text:span text:style-name="T709">Saint Sébastien</text:span><text:s/>de Mantegna provenant de l'église d'Aigueperse, dans le Puy-de-Dôme.</text:p>
      <text:p text:style-name="Normal"/>
      <text:h text:style-name="Titre1" text:outline-level="1"><text:span text:style-name="T710">1911<text:s/></text:span><text:span text:style-name="T711">- 17</text:span></text:h>
      <text:p text:style-name="byline">De Bury R.</text:p>
      <text:p text:style-name="rubric">Les journaux</text:p>
      <text:p text:style-name="P712">1-IV-1911, T. XC, p. 626-632.</text:p>
      <text:p text:style-name="P713"/>
      <text:p text:style-name="Normal">Dans une brève note de B. signale que Jean Carrère, correspondant du<text:s/><text:span text:style-name="T714">Temps</text:span><text:s/>à Rome, « reconnaît sous une forme voilée, que l'œuvre de Fogazzaro est tarée par l'absence du style, de la beauté ». « On parle volontier en France — renchérit de B. — de<text:s/><text:span text:style-name="T715">grands écrivains</text:span><text:s/>étrangers, sans se douter que la plupart de ces<text:s/><text:span text:style-name="T716">écrivains</text:span><text:s/>écrivent comme des maçons ou comme des sabotiers » (p. 628).</text:p>
      <text:p text:style-name="Normal"/>
      <text:soft-page-break/>
      <text:h text:style-name="Titre1" text:outline-level="1"><text:span text:style-name="T717">1911<text:s/></text:span><text:span text:style-name="T718">- 18</text:span></text:h>
      <text:p text:style-name="byline">Leclère Tristan</text:p>
      <text:p text:style-name="rubric">Art Ancien</text:p>
      <text:p text:style-name="P719">1-IV-1911, T. XC, p. 643-647.</text:p>
      <text:p text:style-name="P720"/>
      <text:p text:style-name="Normal">Note signalant la parution du quatrième tome de l'<text:span text:style-name="T721">Histoire de l'Art</text:span><text:s/>publiée sous la direction de André Michel, consacré à la<text:s/><text:span text:style-name="T722">Renaissance en Italie</text:span>, et du volume<text:s/><text:span text:style-name="T723">L'Italie du Nord</text:span><text:s/>de Corrado Ricci.<text:s/></text:p>
      <text:p text:style-name="Normal"/>
      <text:h text:style-name="Titre1" text:outline-level="1"><text:span text:style-name="T724">1911<text:s/></text:span><text:span text:style-name="T725">- 19</text:span></text:h>
      <text:p text:style-name="byline">Canudo Ricciotto</text:p>
      <text:p text:style-name="rubric">Lettres Italiennes</text:p>
      <text:p text:style-name="P726">1-IV-1911, T. XC, p. 652-658.</text:p>
      <text:p text:style-name="P727"/>
      <text:p text:style-name="Normal">Cette chronique, largement consacrée au poètes futuristes italiens, commence par l'annonce de la mort d'Antonio Fogazzaro. Minimisant à l'extrême l'importance de cette disparition pour la littérature italienne, C. ne reconnaît de valeur qu'à un seul de ses romans,<text:s/><text:span text:style-name="T728">Daniel Cortis</text:span>. Le reste de sa production est<text:s/>empreint, nous dit-il, d'un sentimentalisme ecclésiastique qui ne rend aucunement compte de la « fière douleur religieuse qui remue notre inquiète époque de transition spirituelle » (p. 653). Aussi peu représentatif de la production intellectuelle italienne que Mathilde Sérao, sa mort est le signe, conclut-il, que la « vague grise des aînés […] se retire » au moment même où « la vague rouge des jeunes poètes s'étend sur la péninsule » (p. 654).<text:s/></text:p>
      <text:p text:style-name="Normal">Le rouge est celui des couvertures des « éditions futuristes », emprunté aux brochures révolutionnaires, et qui est comme un « appel violent » auquel correspondent l'esprit et la forme de leurs poèmes (p. 654). Au moment même où Corrado Govoni publie ses<text:s/><text:span text:style-name="T729">Poesie elettriche</text:span><text:s/>et F.-T. Marinetti<text:s/><text:span text:style-name="T730">Distruzione</text:span>, « la liste des poètes futuristes s'allonge ». Celle des conteurs qui savent innover, en revanche, demeure mince. A l'exception de Luciano Zuccoli et Enrico Corradini — « auteur d'un remarquable roman,<text:s/><text:span text:style-name="T731">La Grande Patrie</text:span> » —, à l'exception aussi de quelques jeunes, tels<text:s/>que « Massimo Bontempelli ou E. A. Marescotti et d'autres », la prose italienne ne sait pas se renouveler. Bref, écrit-il, aujourd'hui « la parole d'avant-garde des lettres italiennes est proférée par des poètes » parmi lesquels « le groupe de Milan est sans doute le plus véhément et le plus hardi » (p. 654). Marinetti, écrit-il, est l'inspirateur de cette poésie placée sous le signe d'un « violent affranchissement », du rythme, de<text:s/><text:soft-page-break/>l'expression, des images qui tournent autour de « deux thèmes d'énergie, l'un charnel et l'autre pratique : la vulve et le moteur » (p. 655). Soulignant l'inspiration néo-romantique du futurisme qui « se souvient de Baudelaire » et des « “ poèmes obscènes ” de Verlaine », « qui remplace les valeurs émotives sentimentales par des valeurs émotives sensuelles » (p. 655), C. qualifie Paolo Buzzi, Enrico Cavacchioli, G. P. Lucini, d'« écrivains de premier ordre » tout en regrettant que parfois « une volonté factice de destruction » banalise les résultats de leurs efforts poétiques. C'est le cas de Corrado Govoni, « un des meilleurs poètes du groupe », lorsque dans son poème<text:s/><text:span text:style-name="T732">les Orchidées</text:span>, il se limite à chanter « en chapelet, des louanges “ opposées ” à celles qu'un romantique eût aimées » (p. 655). Après avoir fait l'éloge du travail d'auto-traduction réalisé par Marinetti dans son volume<text:s/><text:span text:style-name="T733">Distruzione</text:span>, C. en vient à évoquer deux autres tendances de la poésie italienne « absolument diverses de celle des poètes de l'énergie moderne » (p. 657). L'une dérive de Pascoli ou de Francis Jammes et<text:s/>« chante la poésie infinie et calme des choses très simples ». Son représentant « le plus puissant » est Guido Gozzano dont la poésie, tout comme celle de Armando Granelli est « mélancoliquement sceptique » (p. 657). L'autre est celle qui « se rattache directement à la prosodie et à la sensibilité lyrique classique » (p. 658) et trouve en Francesco Chiesa, auteur du recueil<text:s/><text:span text:style-name="T734">Viali d'Oro</text:span>, l'un de ses meilleurs interprètes. Ainsi, donc, la jeune poésie poursuit sa marche en avant, conclut C., alors même qu'Amedeo Tosti « croit devoir publier » son<text:s/><text:span text:style-name="T735">Nemesi Carducciana</text:span><text:s/>et que d'autres en Italie — « Ettore Romagnoli, Vincenzo Morello, Goffredo Bellonci, etc.  » — soulèvent « des polémiques assez ardentes […] pour et contre Carducci » (p. 658).</text:p>
      <text:p text:style-name="Normal"/>
      <text:h text:style-name="Titre1" text:outline-level="1"><text:span text:style-name="T736">1911<text:s/></text:span><text:span text:style-name="T737">- 20</text:span></text:h>
      <text:p text:style-name="byline">Merki Charles</text:p>
      <text:p text:style-name="rubric">Archéologie, voyages</text:p>
      <text:p text:style-name="P738">16-V-1911, T. XCI, p. 382-387.</text:p>
      <text:p text:style-name="P739"/>
      <text:p text:style-name="Normal">Bref comte rendu de<text:s/><text:span text:style-name="T740">Croquis Cosmopolites<text:s/></text:span>de S. de Callias. Ce sont des « notes hâtives » sur différents pays d'Europe, dont l'Italie, où l'auteur semble s'être arrêté plus particulièrement sur Milan<text:s/>et la Lombardie.</text:p>
      <text:p text:style-name="Normal"/>
      <text:soft-page-break/>
      <text:h text:style-name="Titre1" text:outline-level="1"><text:span text:style-name="T741">1911<text:s/></text:span><text:span text:style-name="T742">- 21</text:span></text:h>
      <text:p text:style-name="byline">Cohen Gustave</text:p>
      <text:p text:style-name="rubric">Gabriele d'Annunzio et le martyre de Saint Sébastien</text:p>
      <text:p text:style-name="P743">16-VI-1911, T. XCI, p. 688-709.</text:p>
      <text:p text:style-name="P744"/>
      <text:p text:style-name="Normal">L'article est un commentaire élogieux, voire exalté, de la tragédie de d'Annunzio. Après une présentation historique bien documentée du Martyre de Saint Sébastien, que C. prend la peine de reconstruire à partir des mystères que le Moyen-âge français a laissés sur ce thème, il tient à souligner le caractère original du travail d'annunzien qui est moins le produit de l'étude des textes médiévaux que « la vision de celui qui, autant par l'artifice de sa science que par celui de son imagination, a longtemps vécu dans le passé, avant d'essayer de le ressusciter à nos yeux » (p. 690). Ce passé est selon lui, toutefois, au moins autant celui de l'âge du milieu que celui de « la Rome semi-chrétienne » et de la « Grèce des tragiques, des néo-platoniciens et des alexandrins mystiques […] » (p. 690). Il en ressort un portrait de d'Annunzio en érudit « comme le fut Dante, qui connut toutes les<text:s/>“ sommes ” de son temps » (p. 690), et le constat d'une profondeur telle de cette œuvre, que sa compréhension ne peut se faire que « lentement, progressivement et surtout par plusieurs lectures attentives ». Ainsi, évoquant le caractère puissament symbolique du personnage de la<text:s/><text:span text:style-name="T745">fille malade des fièvres</text:span>, C. n'hésite pas à affirmer que « ce n'est pas quelques lignes de commentaire qui épuiseront ce symbole. Depuis celui du Graal […] et depuis la Divine Comédie, on ne nous avait rien donné de pareil » (p. 697). Si l'intensité tragique de l'œuvre, « son souffle dantesque » (p. 702), surclassent « la faconde théologique » (p. 703) propre aux auteurs du Moyen-âge et nous font songer à Euripide, d'Annunzio, remarque C., a en revanche respecté la métrique des mystères. Mais là encore, il a su transformer l'octosyllabe monotone, il a su lui trouver « des sonorités qui nous étaient inconnues » (p. 705). C'est indiscutablement le fruit du « prodigieux don verbal » (p. 708) de l'auteur, conclut C. qui célèbre l'extraordinaire maîtrise de la langue française dont a fait preuve d'Annunzio. Affirmant que « désormais notre littérature compte en même temps qu'une grande œuvre, un grand poète de plus » (p. 708), C. se refuse à considérer le poète italien comme un étranger. « D'ailleurs — se demande-t-il — est-ce qu'un Italien est vraiment un étranger en France ? N'a-t-il pas, comme chacun de nous, sucé le lait de la louve romaine […] ? » (p. 708) A travers l'histoire, conclut-il, les littératures italienne et française « se mêlent si intimement que chacune<text:s/><text:soft-page-break/>reconnaît à peine son bien » (p. 708), l'œuvre de d'Annunzio, qui mêle « intimement et profondément, le génie chrétien et le génie païen, le génie italien et le génie français » (p. 709) ne fait, en ce sens, que confirmer l'histoire culturelle des deux pays.</text:p>
      <text:p text:style-name="Normal"/>
      <text:h text:style-name="Titre1" text:outline-level="1"><text:span text:style-name="T746">1911<text:s/></text:span><text:span text:style-name="T747">- 22</text:span></text:h>
      <text:p text:style-name="byline">De Bury R.</text:p>
      <text:p text:style-name="rubric">Les journaux</text:p>
      <text:p text:style-name="P748">16-VI-1911, T. XCI, p. 858-862.</text:p>
      <text:p text:style-name="P749"/>
      <text:p text:style-name="Normal">La chronique cite longuement un article de Georges Maurevert paru dans « l'Eclaireur de Nice » du 26 mai, et consacré aux « imitations ou petits emprunts de<text:s/>M. d'Annunzio » (p. 860). La citation offre sept exemples de vers d'annunziens qui reprennent presque mot à mot des textes de Flaubert, Baudelaire ou encore M. Mæterlinck que le poète s'est simplement limité à traduire « avec une fidélité décourageante »<text:s/>(p. 862) sans faire aucunement référence à leurs réels auteurs. « Les emprunts de M. d'Annunzio sont un fait », conclut de B., qui remarque, toutefois, « qu'en d'autres temps on lui en aurait fait un mérite » (p. 862) comme on l'a fait à Ronsard d'imiter Pétrarque, Bembo etc.<text:s/></text:p>
      <text:p text:style-name="Normal"/>
      <text:h text:style-name="Titre1" text:outline-level="1"><text:span text:style-name="T750">1911<text:s/></text:span><text:span text:style-name="T751">- 23</text:span></text:h>
      <text:p text:style-name="byline">Voivenel Paul (Docteur)</text:p>
      <text:p text:style-name="rubric">Du rôle de la maladie dans l'inspiration littéraire</text:p>
      <text:p text:style-name="P752">16-VII-1911, T. XCII, p. 309-323.</text:p>
      <text:p text:style-name="P753"/>
      <text:p text:style-name="Normal"/>
      <text:p text:style-name="Normal">L'article est consacré aux « névrosés littéraires » parmi lesquels l'auteur range d'Annunzio. L'intention de V.<text:s/>est, comme il le dit lui-même, simplement celle de montrer qu'il existe un rapport entre la maladie et la capacité de produire de la poésie. Comparant le poète à un athlète, V. établit un parallèle entre les muscles et « les centres cérébraux du langage »<text:s/>dont le rendement « sera proportionnel : 1° au dévéloppement de ces centres, 2° à leur excitation » (p. 309). Il en vient donc à distinguer trois catégories. La première est celle de « l'athlète exceptionnel, celui qui de naissance possède des muscles remarquables. C'est le poète né dont les centres du langage sont puissants » (p. 310). A cette catégorie<text:s/><text:soft-page-break/>appartiennent entre autres, Victor Hugo et Giosué Carducci. La deuxième est celle « de l'homme musclé, le beau gars qui, sans être un athlète, est capable<text:s/>avec un entraînement logique et des excitations physiques ou psychiques de faire des prouesses athlétiques. C'est le Poète qui n'atteint au génie que par instants, sous l'influence de sentiments extrêmes ou d'excitants. » (p. 310) La troisième catégorie réunit les épileptiques devenus athlètes ou poètes « par accident ou passagèrement sous l'influence d'une crise » (p. 310). D'Annunzio, bien entendu, est à ranger dans la deuxième catégorie. Il est un « déséquilibré de la sensation et à ce déséquilibre il doit son style fulgurant » (p. 315). V., qui ne consacre que quelques lignes à chaque poète, voit dans le caractère exacérbé de la sensualité de d'Annunzio sa névrose. Malheureusement, la conclusion ne paraît pas à la hauteur de son classement, vu qu'il se<text:s/>limite à affirmer que la névrose, offre au poète de talent des « souffles divers » capables de « raviver sa flamme » poétique (p. 323).</text:p>
      <text:h text:style-name="Titre1" text:outline-level="1"><text:span text:style-name="T754">1911<text:s/></text:span><text:span text:style-name="T755">- 24</text:span></text:h>
      <text:p text:style-name="byline">Canudo Ricciotto</text:p>
      <text:p text:style-name="rubric">Lettres italiennes</text:p>
      <text:p text:style-name="P756">1-VIII-1911, T. XCII, p. 635-640.</text:p>
      <text:p text:style-name="P757"/>
      <text:p text:style-name="Normal">La récente représentation de la tragédie de Francesco Pastonchi et Giannino Antona-Traversi<text:s/><text:span text:style-name="T758">Fiamma</text:span>, offre à C. le prétexte pour un état des lieux du théâtre italien contemporain. Celui-ci demeure, nous dit-il, au point de vue esthétique, « assez médiocre » (p. 636). Alors que les « clans parisiens » sont “ hantés ” par un besoin de renouveau, la nouvelle production italienne, celle de Renato Simoni ou de Guelfo Civinini est toujours inspirée au «  vague théâtre de très superficielle psychologie, ou de mœurs » des « “ aînés ” du type de M. Bracco, de M. Praga ou de M. Giannino Antona-Traversi » (p. 636). Si bien, ajoute C., qu'on regrette presque « la mauvaise production d'un Giacosa ou d'un Rovetta, qui, elle, avait au moins un ton assez évocateur de la bourgeoisie italienne épanouie après la “ guerre de l'indépendance ” […] » (p. 636). Les intellectuels italiens ne semblent pas se soucier « de la création d'un théâtre de tragédie […] digne de la tradition classique et de l'esprit inquiét, mais très puissant, du monde contemporain » ni de la « réconciliation parfaite du théâtre et de la littérature » (p. 636). « Le travail copieux et facile » de Sam Benelli, tant apprécié par un « thuriféraire suranné » comme Domenico Oliva n'est que drame néo-romantique et ne répond en rien aux nouvelles tendances<text:s/><text:soft-page-break/>d'en-deçà des Alpes. Le succès « tout populaire » fait à Benelli d'ailleurs, ajoute C., n'est dû qu'à « l'hostilité enfin triomphante des Italiens manifestée toujours à l'égard de d'Annunzio » (p. 636) auquel il ne peuvent pardonner ni le génie, ni la « vigueur hautaine et solitaire ». C. va même jusqu'à trouver troublante la coïncidence entre la vente de la villa du poète à Settignano « cette vente dont la honte retombe sur toute la nation », et « l'avènement de d'Annunzio au Panthéon des grands poètes<text:s/>français » (p. 636).<text:s/></text:p>
      <text:p text:style-name="Normal">Jusqu'ici seuls E.A. Butti et Enrico Corradini, avaient cherché « à atteindre […] les sommets de la création tragique » (p. 637). Pourtant, remarque C., avec<text:s/><text:span text:style-name="T759">Fiamma</text:span>, Pastonchi et Antona-Traversi ont récemment réussi à « représenter une tragédie où le souci d'une idée générale n'est pas sans être un peu soutenu par un certain lyrisme de la forme et de la conception. Cette idée est celle de la renaissance triomphale d'une race, de la race méditerranéenne. » (p. 637). On peut s'en étonner, observe-t-il, quand on connait les qualités de ces deux auteurs comparables aux « ineffables MM. de Flers et Cavaillet en France ». Après un long résumé de la tragédie, C. en vient d'une part à déplorer la persistance d'une littérature régionale en Italie que confirme la récente publication de<text:s/><text:span text:style-name="T760">Popolo Antico</text:span><text:s/>de Giovanni Saragat. Mais d'autre part, C. souligne avec emphase le net essor en Italie d'un mouvement intellectuel nationaliste, que depuis des années Enrico Corradini appelait de ses voœux. Désormais<text:s/>« l'idée fixe nationaliste », que Giovanni Papini avait estimé nécessaire à la grandeur de l'Italie, « remplace […] l'idée fixe religieuse, voire même l'idée fixe patriotique » (p. 639). Alberto Lumbroso, avec<text:s/><text:span text:style-name="T761">Miscellanea Carducciana</text:span>, un volume consacré à<text:s/>des souvenirs de l'œuvre et de la vie de Carducci, préfacé par B. Croce, « apporte une large contribution sentimentale à l'orientation nationaliste » (p. 639). Lumbroso « animé par de grandes aspirations nationales et de race » s'est à juste titre penché<text:s/>sur Carducci qui, « représentera dans l'avenir — toute réserve esthétique à part — la suynthèse de cet esprit italien, turbulent, violent et farouche, epris de grandeur antique et anxieux de la renouveler, du quart de siècle qui a suivi la dernière bataille du “ risorgimento ” » (p. 640). Toujours au chapitre de la grandeur nationale, C. range enfin la nouvelle édition de Marco de Rubris de la<text:s/><text:span text:style-name="T762">Vita Nova</text:span><text:s/>de Dante illustrée par D.G. Rossetti avant de signaler en conclusion la parution, en traduction française, de<text:s/><text:span text:style-name="T763">Le chrysanthème rose</text:span><text:s/>de « l'exquise Yolanda, et le malheureux roman<text:s/><text:span text:style-name="T764">Leila</text:span><text:s/>de Fogazzaro » (p. 640).</text:p>
      <text:soft-page-break/>
      <text:h text:style-name="Titre1" text:outline-level="1"><text:span text:style-name="T765">1911<text:s/></text:span><text:span text:style-name="T766">- 25</text:span></text:h>
      <text:p text:style-name="byline">Leclère Tristan</text:p>
      <text:p text:style-name="rubric">Art ancien<text:span text:style-name="T767">.</text:span></text:p>
      <text:p text:style-name="P768">16-VIII-1911, T. XCII, p. 864-867.</text:p>
      <text:p text:style-name="P769"/>
      <text:p text:style-name="Normal">Brefs comptes rendus de deux ouvrages<text:s/><text:span text:style-name="T770">Fra Angelico de Fiesole</text:span><text:s/>et<text:s/><text:span text:style-name="T771">Titien</text:span><text:s/>parus dans la collection des « Classiques de l'Art » chez Hachette. L. mentionne aussi la sortie de l'ouvrage de R. Schneider<text:s/><text:span text:style-name="T772">Botticelli<text:s/></text:span>et celui de Jean de Foville<text:s/><text:span text:style-name="T773">Les della Robbia</text:span>. A propos de Botticelli, L. se félicite que l'on revienne de l'engouement<text:s/>dont cet artiste « de second plan » (p. 865) avait récemment bénéficié. Une note, enfin, signale la parution de<text:s/><text:span text:style-name="T774">Donatello</text:span><text:s/>et de<text:s/><text:span text:style-name="T775">Le Bernin</text:span><text:s/>deux études respectivement de E. Bertaux et de Marcel Raymond.</text:p>
      <text:h text:style-name="Titre1" text:outline-level="1"><text:span text:style-name="T776">1911<text:s/></text:span><text:span text:style-name="T777">- 26</text:span></text:h>
      <text:p text:style-name="byline">Canudo Ricciotto</text:p>
      <text:p text:style-name="rubric">Lettres italiennes</text:p>
      <text:p text:style-name="P778">1-X-1911, T. XCIII, p. 645-652.</text:p>
      <text:p text:style-name="P779"/>
      <text:p text:style-name="Normal">C. rend compte de manière diffuse du cours de « Littérature méditerranéenne » qu'il a lui-même organisé à l'Université Nouvelle de Bruxelles. Le cours, plus particulièrement consacré aux rapports des littératures française et italienne à travers les siècles, s'est ouvert par deux communication de C. consacrées à<text:s/><text:span text:style-name="T780">Dante et la poésie médiévale<text:s/></text:span>suivies de « <text:span text:style-name="T781">La femme dans la littérature italienne</text:span>, par Mme Valentine de Saint-Point ; de l'<text:span text:style-name="T782">Humanisme au<text:s/></text:span><text:span text:style-name="T783">XV</text:span><text:span text:style-name="T784">e</text:span><text:span text:style-name="T785"><text:s/></text:span><text:span text:style-name="T786">siècle italien</text:span>, par Paul Vuillaud ; de l'<text:span text:style-name="T787">Arétin</text:span>, par M. Guillaume Apollinaire ; de<text:s/><text:span text:style-name="T788">Molière et la Comédie italienne</text:span>, par M. Charles Méré ; des<text:s/><text:span text:style-name="T789">Conteurs italiens</text:span>, par M. Ad. van Bever ; de<text:s/><text:span text:style-name="T790">Léonard et le Pessimisme</text:span>, par M. Alexandre Mercereau » (p. 646). Les conférences sur la femme et sur l'humanisme venant de paraître en librairie, C. commente en des termes élogieux ces deux essais. Après une longue analyse historique du rôle de la femme comme inspiratrice dans la littérature italienne, Valentine de Saint-Point s'interroge sur la psychologie<text:s/>de la femme créatrice, être d'une nouvelle espèce, sorte de « troisième sexe […] chair de femme et cerveau d'homme, être au double destin » (p. 648) que représentent tout particulièrement aujourd'hui en Italie Amelia Guglielminetti et Térésah.<text:s/></text:p>
      <text:p text:style-name="Normal">Paul Vulliaud, quant à lui, « bat en brèche les idées universitaires » proposant une lecture de l'Humanisme qui situe ses origines « non au milieu des suaves et graves<text:s/><text:span text:style-name="T791">ragionamenti</text:span><text:s/>des “ Orti Oricellari ”, mais au<text:s/><text:soft-page-break/>milieu de la société même, épique et lyrique, violente et ordonnée, sanguinaire et amoureuse, où s'épanouirent Dante, Pétrarque et Boccace » (p. 649).</text:p>
      <text:p text:style-name="Normal">La chronique se termine par une brève présentation des<text:s/><text:span text:style-name="T792">Poemi italici</text:span><text:s/>et de l'<text:span text:style-name="T793">Hymnus in Romam</text:span><text:s/>de Pascoli. En quelques mots C. note que le style des<text:s/><text:span text:style-name="T794">Poemi</text:span><text:s/>est<text:s/>« toujours celui du poète qui se fait humble pour atteindre au pathétique, profond sinon magnifique […] » (p. 650) et que la langue, « d'une très forte beauté simple […] représente encore […] l'effort nettement opposé à celui de M. d'Annunzio, toujours élevé à un diapason suraigu, dans les sons des clairons épiques » (p. 651). C., estime néanmoins — justifiant ainsi la concision de son commentaire — que « lorsque M. Pascoli […] tord son inspiration pour chanter dans le même volume de Paolo Uccello, Rossini<text:s/>et Tolstoï, il se montre si faible, qu'il est juste de ne pas en parler […] » (p. 651). L'<text:span text:style-name="T795">Hymne</text:span>, consacré aux fêtes du Cinquantenaire politique italien, lui offre enfin le prétexte pour un éloge de la langue latine du poète et pour rappeler que plusieurs fois premier prix aux concours latins internationaux d'Amsterdam, Pascoli n'a obtenu de Rome qu'un maigre deuxième prix pour son hymne qu'il avait envoyé sous le voile de l'anonymat.</text:p>
      <text:p text:style-name="Normal"/>
      <text:p text:style-name="P796">Memento :</text:p>
      <text:p text:style-name="P797">Romans et nouvelles :</text:p>
      <text:p text:style-name="P798"><text:span text:style-name="T799">Edoardo Calandra,<text:s/></text:span><text:span text:style-name="T800">La Bufera</text:span><text:span text:style-name="T801"><text:s/>(nouvelle édi</text:span><text:span text:style-name="T802">tion) ;</text:span><text:span text:style-name="T803"><text:s/></text:span></text:p>
      <text:p text:style-name="P804"><text:span text:style-name="T805">Luigi Capuana,<text:s/></text:span><text:span text:style-name="T806">Perdutamente</text:span><text:span text:style-name="T807"> ;</text:span></text:p>
      <text:p text:style-name="P808"><text:span text:style-name="T809">Vincenzo Gerace,<text:s/></text:span><text:span text:style-name="T810">La Grazia</text:span><text:span text:style-name="T811"> ;</text:span></text:p>
      <text:p text:style-name="P812"><text:span text:style-name="T813">Grazia Deledda,<text:s/></text:span><text:span text:style-name="T814">Nel deserto</text:span><text:span text:style-name="T815"> ;</text:span></text:p>
      <text:p text:style-name="P816"><text:span text:style-name="T817">Alfredo Panzini,<text:s/></text:span><text:span text:style-name="T818">Le fiese della virtù</text:span><text:span text:style-name="T819"> ;</text:span></text:p>
      <text:p text:style-name="P820"><text:span text:style-name="T821">G. Lipparini,<text:s/></text:span><text:span text:style-name="T822">L'osteria delle tre gore</text:span><text:span text:style-name="T823"> ;</text:span></text:p>
      <text:p text:style-name="P824">Poètes :</text:p>
      <text:p text:style-name="P825"><text:span text:style-name="T826">Emilio Scaglione,<text:s/></text:span><text:span text:style-name="T827">Alle acque ardenti</text:span><text:span text:style-name="T828"> ;</text:span></text:p>
      <text:p text:style-name="P829"><text:span text:style-name="T830">Biagio Chiara,<text:s/></text:span><text:span text:style-name="T831">Le spose di Ge</text:span><text:span text:style-name="T832">sù</text:span><text:span text:style-name="T833"> ;</text:span></text:p>
      <text:p text:style-name="P834"><text:span text:style-name="T835">Guido Gozzano,<text:s/></text:span><text:span text:style-name="T836">I colloqui</text:span><text:span text:style-name="T837"> ;</text:span></text:p>
      <text:p text:style-name="P838"><text:span text:style-name="T839">Guelfo Civinini,<text:s/></text:span><text:span text:style-name="T840">I sentieri e le nuvole</text:span><text:span text:style-name="T841"> ;</text:span></text:p>
      <text:p text:style-name="P842"><text:span text:style-name="T843">Adelaïde Bernardini,<text:s/></text:span><text:span text:style-name="T844">Amaritudini</text:span><text:span text:style-name="T845"> ;</text:span></text:p>
      <text:p text:style-name="P846">Esthétique et culture :</text:p>
      <text:p text:style-name="P847"><text:span text:style-name="T848">Angelo Conti,<text:s/></text:span><text:span text:style-name="T849">Dopo il canto delle sirene</text:span><text:span text:style-name="T850"> ;</text:span></text:p>
      <text:p text:style-name="P851"><text:span text:style-name="T852">Enrico Thovez,<text:s/></text:span><text:span text:style-name="T853">Il pastore il gregge e la zampogna</text:span><text:span text:style-name="T854"> ;</text:span></text:p>
      <text:p text:style-name="P855"><text:span text:style-name="T856">Giovanni Amendola,<text:s/></text:span><text:span text:style-name="T857">Maine de</text:span><text:span text:style-name="T858"><text:s/>Biran</text:span><text:span text:style-name="T859"> ;</text:span></text:p>
      <text:p text:style-name="P860"><text:span text:style-name="T861">Adolfo Albertazzi,<text:s/></text:span><text:span text:style-name="T862">Torquato Tasso</text:span><text:span text:style-name="T863"> ;</text:span></text:p>
      <text:p text:style-name="P864"><text:span text:style-name="T865">Pio Rajna,<text:s/></text:span><text:span text:style-name="T866">Le fonti dell'Orlando Furioso</text:span><text:span text:style-name="T867">.</text:span></text:p>
      <text:p text:style-name="P868"/>
      <text:p text:style-name="P869"/>
      <text:p text:style-name="P870"/>
      <text:p text:style-name="P871"/>
      <text:p text:style-name="P872"/>
      <text:h text:style-name="Titre1" text:outline-level="1"><text:span text:style-name="T873">1911<text:s/></text:span><text:span text:style-name="T874">- 27</text:span></text:h>
      <text:p text:style-name="byline">Rachilde</text:p>
      <text:p text:style-name="rubric">Les romans</text:p>
      <text:p text:style-name="P875">16-X-1911, T. XCIII, p. 823-827.</text:p>
      <text:p text:style-name="P876"/>
      <text:p text:style-name="Normal">Compte rendu de<text:s/><text:span text:style-name="T877">Monsieur Charmeret en Italie</text:span><text:s/>de R. Gaston-Charles. Guide de l'Italie<text:s/><text:span text:style-name="T878">sui generis</text:span>, des études « d'art et de psychologie ou marivaudage savant entre gens qui ont le respect des lettres et d'eux mêmes » (p. 824). M. Charmeret est un amateur d'art, très mondain et très disert, critique et mécène à ses heures, qui réussit au cours de ce voyage<text:s/>en Italie à mettre en scène le tout-Paris. « Terriblement documenté » écrit R., ce guide présente l'avantage de fuire la pédanterie. « C'est amusant — conclut-elle — parce qu'on est entre gens du même monde, amateurs ou auteurs, et c'est assez sérieux pour vous renseigner sur tous les chefs-d'œuvre des principaux musées italiens, y compris leurs légendes » (p. 825).</text:p>
      <text:p text:style-name="rubric"/>
      <text:h text:style-name="Titre1" text:outline-level="1"><text:span text:style-name="T879">1911<text:s/></text:span><text:span text:style-name="T880">- 28</text:span></text:h>
      <text:p text:style-name="byline">Merki Charles</text:p>
      <text:p text:style-name="rubric">Archéologie, voyages</text:p>
      <text:p text:style-name="P881">16-X-1911, T. XCIII, p. 845-850.</text:p>
      <text:p text:style-name="P882"/>
      <text:p text:style-name="Normal">Brève note signalant la parution de<text:s/><text:span text:style-name="T883">Toscane et Ombrie</text:span><text:s/>de Gaston Grandgeorge, livre de promenades et guide d'art.</text:p>
      <text:p text:style-name="Normal"/>
      <text:h text:style-name="Titre1" text:outline-level="1"><text:span text:style-name="T884">1911<text:s/></text:span><text:span text:style-name="T885">- 29</text:span></text:h>
      <text:p text:style-name="byline">Canudo Ricciotto</text:p>
      <text:p text:style-name="rubric">Lettres italiennes</text:p>
      <text:p text:style-name="P886">1-XI-1911, T. XCIV, p. 189-197.</text:p>
      <text:p text:style-name="P887"/>
      <text:p text:style-name="Normal">C. ouvre sa chronique par une présentation de Angelo Conti. Bien que relativement inconnu, cet auteur est, pour C., « le<text:s/><text:span text:style-name="T888">seul</text:span><text:s/>esthéticien de l'Italie contemporaine ». Se refusant à croire à l'influence, pourtant revendiquée par Conti lui-même, de Ruskin, le « prophète détestable » de<text:s/><text:soft-page-break/>l'« infécond<text:s/><text:span text:style-name="T889">esthétisme anglais</text:span> », C. met en avant le mysticisme de ce théoricien jadis célébré<text:s/>par d'Annunzio dans le<text:s/><text:span text:style-name="T890">Feu</text:span>. Sa conception de la beauté, écrit-il, n'a rien de l'érudition ruskinienne et est en revanche « étroitement liée à la chaîne des sensations et des sentiments séculaires et continus d'un peuple » (p. 190) en un mot, à la tradition. Prophète des ennemis « de l'orgie bureaucratique et démagogique présente », (p. 191) dans son dernier livre,<text:s/><text:span text:style-name="T891">ADopo il canto delle sirene</text:span>,<text:span text:style-name="T892"><text:s/></text:span>il s'élève « contre la souveraineté moderne de la machine, qui a répandu chez des poètes une exaltation incitée et escomptée par les industriels intéressés, sa colère si éloquente a la valeur d'une révolte de l'esprit contemplatif contre le non-esprit actif des vieux pays, odieusement “ américanisés ” avec une quotidienne et bestiale brutalité » (p. 191).<text:s/></text:p>
      <text:p text:style-name="Normal">Après le long<text:s/>développement consacré à Conti, C. rend compte de<text:s/><text:span text:style-name="T893">La Grazia</text:span><text:s/>de Vincenzo Gerace. Exemple de littérature spiritualiste — entendue comme réponse à l'inquiétude de l'âme contemporaine et non point comme diffusion d'idées mystiques récentes ou traditionnelles — le roman de Gerace sait apporter à la littérature, écrit C., « ce que Fogazzaro ne sut y apporter, un souci réel de la vie intérieure très chrétienne » (p. 192). Son livre est un « chant d'appel à tous les inquiets mystiques de l'heure présente » (p. 193) auxquels il offre une émotion qui fait penser et nous repose, ajoute-t-il, « de la littérature vaine, insignifiante, mal comprise et plus mal exprimée, avec laquelle M.me Grazia Deledda sévit encore une fois sur ses lecteurs […] » (p. 193). C. évoque ainsi, seulement en passant, le nouveau roman de Deledda<text:s/><text:span text:style-name="T894">Nel deserto</text:span>, pour s'arrêter brièvement ensuite sur le recueil de nouvelles de Luigi Capuana<text:s/><text:span text:style-name="T895">Perdutamente</text:span>, qu'il juge « extrémement agréable à lire » et « parfaitement à sa place dans la littérature provinciale, pleine de chrétienne humilité, qui jouit à cette heure d'un regain de succès dans certains milieux italiens ou parisiens […] » (p. 194).</text:p>
      <text:p text:style-name="Normal">Présentant le recueil de poèmes<text:s/><text:span text:style-name="T896">Alle acque ardenti</text:span><text:s/>de Emilio Scaglione, C. espère révéler un grand poète, même<text:s/>s'il avoue tout ignorer de cet auteur. Citant de larges extraits de son ode éponime, il souligne une limpidité de la forme « que la poésie italienne n'avait plus connue après l'épanouissement lyrique de Gabriel d'Annunzio » (p. 194). Ses préoccupations et<text:s/>ses sentiments se retrouvent chez un autre jeune poète, Biagio Chiara. Dans le recueil<text:s/><text:span text:style-name="T897">Le spose di Gesù</text:span>, il offre un « mélange de sensualité et de mysticisme » qui témoigne de son très moderne amour pour « la vie charnelle et animique ». Scaglione et Biagio Chiara,<text:s/><text:soft-page-break/>« écrivent une langue très pure » (p. 196). Cette pureté linguistique est un héritage carduccien. C'est parce que Carducci a su « tuer » les « premières tentatives modernes des différentes poésie régionales et romantiques en langue italienne » et imposer « l'idéal d'un classique froid et farouche, prudemment soutenu par la culture » (p. 196) que maintenant, écrit C., comme l'a justement observé Pascoli, « en Italie on écrit partout mieux, bien mieux, que par le passé » (p. 196). Dans<text:s/><text:span text:style-name="T898">Il pastore,<text:s/></text:span><text:span text:style-name="T899">il gregge e la zampogna</text:span>, Enrico Thovez étudie, quant à lui, les dérives du classicisme carduccien. Non sans raison, d'ailleurs, conclut C., qui remarque que le classicisme à outrance a « cristallisé » l'inspiration et la forme de la poésie italienne contribuant sans doute « à paralyser toute la génération littéraire […] qui a vécu pourtant pendant que se dégageait triomphalement en France la volonté de libération affirmée par les symbolistes et les vers-libristes » (p. 197).</text:p>
      <text:p text:style-name="Normal"/>
      <text:p text:style-name="Normal"/>
      <text:h text:style-name="Titre1" text:outline-level="1"><text:span text:style-name="T900">1911<text:s/></text:span><text:span text:style-name="T901">- 30</text:span></text:h>
      <text:p text:style-name="byline">Mazel Henri</text:p>
      <text:p text:style-name="rubric">Science<text:s/>sociale</text:p>
      <text:p text:style-name="P902">16-XI-1911, T. XCIV, p. 384-389.</text:p>
      <text:p text:style-name="P903"/>
      <text:p text:style-name="Normal">Bref compte rendu de<text:s/><text:span text:style-name="T904">L'Italie contemporaine<text:s/></text:span>de Henri Joly. C'esst un livre « d'enquêtes sociales », qui montre que la péninsule est « après l'Allemagne, et peut-être même avant, le pays d'Europe qui a fait le plus<text:s/>de progrès matériels depuis une génération » si bien que sur certains points « de prévoyance sociale, elle en remontrerait même à la France et à l'Angleterre » (p. 386). Cependant de graves faiblesses demeurent, comme « la lutte contre la criminalité dans<text:s/>l'Italie du Nord, contre la pauvreté et l'immoralité dans l'Italie du Sud […] » (p. 386). M. souligne enfin la gravité de ce que dit Joly du clergé dans l'ancien royaume des Deux-Siciles, qui affirme que les jeunes gens qui entrent au séminaire « ne respirent […] que superstition et paganisme » (p. 387).</text:p>
      <text:p text:style-name="Normal"/>
      <text:h text:style-name="Titre1" text:outline-level="1"><text:span text:style-name="T905">1911<text:s/></text:span><text:span text:style-name="T906">- 31</text:span></text:h>
      <text:p text:style-name="byline">Marguillier Auguste</text:p>
      <text:p text:style-name="rubric">Musées et collections</text:p>
      <text:p text:style-name="P907">16-XI-1911, T. XCIV, p. 416-423.</text:p>
      <text:p text:style-name="P908"/>
      <text:p text:style-name="Normal">La chronique s'ouvre par un compte rendu des sanctions prises au musée du Louvre à la suite du vol de la Joconde. M. signale ensuite qu'« on vient, pour nous consoler, d'installer dans la salle des portraits d'artistes […] le magnifique<text:s/><text:span text:style-name="T909">Saint Sébastien</text:span><text:s/>de Mantegna […] » (p. 418).</text:p>
      <text:p text:style-name="Normal"/>
      <text:h text:style-name="Titre1" text:outline-level="1"><text:span text:style-name="T910">1911<text:s/></text:span><text:span text:style-name="T911">- 32</text:span></text:h>
      <text:p text:style-name="byline">Apollinaire Guillaume</text:p>
      <text:p text:style-name="rubric">La vie anecdotique</text:p>
      <text:p text:style-name="P912">16-XI-1911, T. XCIV, p. 436-440.</text:p>
      <text:p text:style-name="P913"/>
      <text:p text:style-name="Normal">A. livre<text:s/>ici le récit de sa rencontre avec deux peintres futuristes. Il s'agit de Boccioni et de Severini. Après avoir touché un mot des chaussettes de Severini — toujours rigoureusement de couleurs différentes sous des souliers découverts, une « coquetterie florentine » qui « l'expose à passer pour un homme très distrait » — A. essaye de présenter brièvement les principes de l'esthétique futuriste tout en avouant ne jamais avoir vu de tableaux qui s'y inspirent. « Ils se préoccupent — écrit-il — avant tout d'exprimer des sentiments, presque des états d'âme (c'est une expression employée par M. Boccioni lui-même) et de les exprimer de la façon la plus forte possible » (p. 436). Après avoir rapporté quelques propos de Boccioni il prévient que si « cette peinture, […]<text:s/>ainsi expliquée, paraît avant tout sentimentale et un peu puérile, les Futuristes la défendent, le cas échéant, à coups de bâton » (p. 437). Suit le récit d'un affrontement, à Florence, entre les futuristes guidés par Marinetti et Ardengo Soffici accompagné de ses amis de<text:s/><text:span text:style-name="T914">La Voce</text:span>, coupable d'avoir, par sa critique, excité la colère des futuristes. Après avoir présenté en des termes élogieux Soffici, A. constate que celle des futuristes, « est une singulière façon de forcer l'admiration » (p. 437) et prévient que s'ils n'ont pas d'autres arguments, ils auront fort à faire lors de leur exposition, à Paris, en mars 1912.</text:p>
      <text:p text:style-name="Normal">Ouvrant un tout autre chapitre “ anecdotique ”, A. signale à la fin de sa chronique, au bon usage de tous les journalistes, que contrairement<text:s/>à l'orthographe désormais acquise, et très répandue depuis le vol de la Joconde, c'est bien<text:s/><text:span text:style-name="T915">Monna Lisa<text:s/></text:span>qu'il faut écrire et non pas<text:s/><text:span text:style-name="T916">Mona Lisa</text:span> ; « car Mona — précise-t-il — signifie proprement guenon ».</text:p>
      <text:p text:style-name="Normal"/>
      <text:soft-page-break/>
      <text:h text:style-name="Titre1" text:outline-level="1"><text:span text:style-name="T917">1911<text:s/></text:span><text:span text:style-name="T918">- 33</text:span></text:h>
      <text:p text:style-name="byline">Rachilde</text:p>
      <text:p text:style-name="rubric">Les Romans</text:p>
      <text:p text:style-name="P919">1-XII-1911, T. XCIV, p. 573-578</text:p>
      <text:p text:style-name="P920"/>
      <text:p text:style-name="Normal">Compte rendu de<text:s/><text:span text:style-name="T921">Les libérés</text:span><text:s/>de Ricciotto Canudo. Non sans ironie, R. fait reposer l'importance du livre de Canudo sur le fait que, dit-elle, « à une époque d'alcoolisme et de névroses générales, les études sur le cerveau humain dégénéré ou régénéré et les théories les plus avancées doivent être sérieusement examinées, émaneraient-elles d'un cerveau de littérateur » (p. 573). Suit un bref résumé du roman qui, donne-t-elle à comprendre, met en scène un médecin aliéniste orchestrant la sublimation,<text:s/>par la musique, du dérèglement sexuel de ses patients. La conclusion de R. est à la hauteur des commentaires persifleurs qui jalonnent son texte : « Qu'en faut-il conclure ? […] En ma qualité d'ignorante, je me borne à louer sans réserve ce fabuleux cas de<text:s/>clinique d'où l'on peut extraire maintes pages de grâcieuse poésie à l'usage des lectrices qui préfèrent les sonates de Mozart à la douche […] » (p. 574).</text:p>
      <text:p text:style-name="Normal"/>
      <text:h text:style-name="Titre1" text:outline-level="1"><text:span text:style-name="T922">1911<text:s/></text:span><text:span text:style-name="T923">- 34</text:span></text:h>
      <text:p text:style-name="byline">Barthèlemy Edmond</text:p>
      <text:p text:style-name="rubric">Histoire</text:p>
      <text:p text:style-name="P924">1-XII-1911, T. XCIV, p. 583-587</text:p>
      <text:p text:style-name="P925"/>
      <text:p text:style-name="Normal">Compte rendu de<text:s/><text:span text:style-name="T926">L'histoire de</text:span><text:span text:style-name="T927"><text:s/>l'Italie moderne</text:span><text:s/>de Pietro Orsi. Après un bref résumé de l'ouvrage et une remarque critique au sujet du point de départ choisi par l'auteur pour son histoire (1750), B. observe que Orsi, tout en évoquant « avec sympathie » le rôle joué par la France dans<text:s/>le processus d'unification nationale de l'Italie, exprime néanmoins des réserves au sujet de l'attitude de Napoléon III. Cette opinion, conclut-il, est largement répandue en Italie, et explique que « l'on ait proscrit, des fêtes du cinquantenaire de 1859,<text:s/>le souvenir du libérateur. Proscription habile : ainsi l'on liquidait lestement le passé, et l'on restait bien avec le gouvernement républicain » (p. 584).</text:p>
      <text:p text:style-name="Normal"/>
      <text:h text:style-name="Titre1" text:outline-level="1"><text:span text:style-name="T928">1911<text:s/></text:span><text:span text:style-name="T929">- 35</text:span></text:h>
      <text:p text:style-name="byline">Palante Georges (vérifier le nom)</text:p>
      <text:p text:style-name="rubric">Philosophie</text:p>
      <text:soft-page-break/>
      <text:p text:style-name="P930">1-XII-1911, T. XCIV, p. 588-595</text:p>
      <text:p text:style-name="P931"/>
      <text:p text:style-name="Normal">Bref compte rendu de la<text:s/><text:span text:style-name="T932">Philosophie de la pratique</text:span><text:s/>de Benedetto Croce. En quelques lignes très critiques, P. s'attaque à celle qu'il appelle « la suppression du sentiment comme catégorie psychologique distincte » (p. 591) dans la théorie de Croce.</text:p>
      <text:p text:style-name="Normal"/>
      <text:h text:style-name="Titre1" text:outline-level="1"><text:span text:style-name="T933">1911<text:s/></text:span><text:span text:style-name="T934">- 36</text:span></text:h>
      <text:p text:style-name="byline">Rédaction</text:p>
      <text:p text:style-name="rubric">Echos</text:p>
      <text:p text:style-name="P935">1-XII-1911, T. XCIV, p. 666-672</text:p>
      <text:p text:style-name="P936"/>
      <text:p text:style-name="Normal">Lettre de Ardengo Soffici en réponse à l'article de Guillaume Apollinaire sur les futuristes du 15 novembre. S., tout en remerciant Apollinaire pour « l'extrême finesse » de sa note, tient à préciser que, contrairement à ce qui avait été écrit, et bien qu'il n'ait pas « d'aversion ni d'antipathie personnelle pour M. Boccioni », « aucune réconciliation proprement dite » (p. 668) n'a jamais eu lieu entre eux. S. tient également à souligner, d'ailleurs, que son opinion<text:s/>sur la peinture de Boccioni et de ses amis « a toujours été et reste exactement celle » qu'il exprimait dans l'article qui lui valut « l'attaque-réclame des futuristes » (p. 668).</text:p>
      <text:p text:style-name="Normal"/>
      <text:h text:style-name="Titre1" text:outline-level="1"><text:span text:style-name="T937">1911<text:s/></text:span><text:span text:style-name="T938">- 37</text:span></text:h>
      <text:p text:style-name="byline">Rachilde</text:p>
      <text:p text:style-name="rubric">Les romans</text:p>
      <text:p text:style-name="P939">16-XII-1911, T. XCIV, p. 800-804.</text:p>
      <text:p text:style-name="P940"/>
      <text:p text:style-name="Normal">Brève note au sujet de<text:s/><text:span text:style-name="T941">Il Giorgione</text:span><text:s/>de Albert Erlande. Le ton est élogieux, R. remarque que bien que tout ne soit pas exact « dans ce chapitre de l'histoire de Venise », tout y est néanmoins « digne du peintre qui l'inspira, et cela suffit amplement à nous satisfaire » (p. 802).</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Times" svg:font-family="Times" style:font-family-generic="roman" style:font-pitch="variable" svg:panose-1="2 2 6 3 5 4 5 2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New York" style:font-name-asian="Times New Roman" style:font-name-complex="Symbo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text-align="end" fo:margin-top="0.3333in"/>
      <style:text-properties style:font-name="Cambria" style:font-name-asian="Times New Roman" style:font-name-complex="Times New Roman" fo:font-weight="bold" style:font-weight-asian="bold" style:font-weight-complex="bold" fo:color="#4F81BD" fo:font-size="14pt" style:font-size-asian="14pt" style:font-size-complex="14pt" fo:hyphenate="false"/>
    </style:style>
    <style:style style:name="Normal" style:display-name="Normal" style:family="paragraph">
      <style:paragraph-properties fo:text-align="justify" style:line-height-at-least="0.25in" fo:margin-left="0.1972in" fo:margin-right="0.5909in">
        <style:tab-stops/>
      </style:paragraph-properties>
      <style:text-properties style:font-name="Times" fo:font-size="12pt" style:font-size-asian="12pt" fo:hyphenate="false"/>
    </style:style>
    <style:style style:name="Policepardéfaut" style:display-name="Police par défaut" style:family="text"/>
    <style:style style:name="En-tête" style:display-name="En-tête" style:family="paragraph" style:parent-style-name="Normal">
      <style:paragraph-properties>
        <style:tab-stops>
          <style:tab-stop style:type="center" style:position="3.1493in"/>
          <style:tab-stop style:type="right" style:position="6.102in"/>
        </style:tab-stops>
      </style:paragraph-properties>
      <style:text-properties fo:hyphenate="false"/>
    </style:style>
    <style:style style:name="Appelnotedebasdep." style:display-name="Appel note de bas de p." style:family="text" style:parent-style-name="Policepardéfaut">
      <style:text-properties style:text-position="37.5% 100%" fo:font-size="8pt" style:font-size-asian="8pt"/>
    </style:style>
    <style:style style:name="Notedebasdepage" style:display-name="Note de bas de page" style:family="paragraph" style:parent-style-name="Normal">
      <style:text-properties style:font-size-complex="12pt" fo:hyphenate="false"/>
    </style:style>
    <style:style style:name="Autore" style:display-name="Autore" style:family="paragraph" style:parent-style-name="Normal">
      <style:text-properties fo:font-variant="small-caps" fo:hyphenate="false"/>
    </style:style>
    <style:style style:name="titolo" style:display-name="titolo" style:family="paragraph" style:parent-style-name="Normal">
      <style:text-properties fo:font-style="italic" style:font-style-asian="italic" fo:hyphenate="false"/>
    </style:style>
    <style:style style:name="pagine" style:display-name="pagine" style:family="paragraph" style:parent-style-name="Normal">
      <style:text-properties fo:hyphenate="false"/>
    </style:style>
    <style:style style:name="AutoriMemento" style:display-name="Autori Memento" style:family="paragraph" style:parent-style-name="Normal">
      <style:paragraph-properties fo:margin-left="0.9847in">
        <style:tab-stops/>
      </style:paragraph-properties>
      <style:text-properties fo:font-variant="small-caps" fo:hyphenate="false"/>
    </style:style>
    <style:style style:name="Testo" style:display-name="Testo" style:family="paragraph" style:parent-style-name="Normal">
      <style:paragraph-properties fo:margin-left="0.5909in" fo:text-indent="0.1972in">
        <style:tab-stops/>
      </style:paragraph-properties>
      <style:text-properties fo:hyphenate="false"/>
    </style:style>
    <style:style style:name="autorimemento0" style:display-name="autori memento" style:family="paragraph" style:parent-style-name="Normal">
      <style:paragraph-properties fo:margin-left="0.9847in">
        <style:tab-stops/>
      </style:paragraph-properties>
      <style:text-properties fo:font-variant="small-caps" fo:hyphenate="false"/>
    </style:style>
    <style:style style:name="testo0" style:display-name="testo" style:family="paragraph" style:parent-style-name="Normal">
      <style:paragraph-properties fo:margin-left="0.5909in" fo:text-indent="0.1972in">
        <style:tab-stops/>
      </style:paragraph-properties>
      <style:text-properties fo:hyphenate="false"/>
    </style:style>
    <style:style style:name="Titre1Car" style:display-name="Titre 1 Car" style:family="text" style:parent-style-name="Policepardéfaut">
      <style:text-properties style:font-name="Cambria" style:font-name-asian="Times New Roman" style:font-name-complex="Times New Roman" fo:font-weight="bold" style:font-weight-asian="bold" style:font-weight-complex="bold" fo:color="#4F81BD" fo:font-size="14pt" style:font-size-asian="14pt" style:font-size-complex="14pt"/>
    </style:style>
    <style:style style:name="byline" style:display-name="&lt;byline&gt;" style:family="paragraph" style:parent-style-name="Normal">
      <style:paragraph-properties fo:line-height="100%" fo:margin-left="0in" fo:margin-right="0in">
        <style:tab-stops/>
      </style:paragraph-properties>
      <style:text-properties style:font-name="Times New Roman" style:font-name-complex="Times New Roman" fo:color="#FF0000" fo:letter-spacing="0.0069in" style:font-size-complex="12pt" fo:hyphenate="false"/>
    </style:style>
    <style:style style:name="rubric" style:display-name="&lt;rubric&gt;" style:family="paragraph" style:parent-style-name="Normal" style:next-style-name="Normal">
      <style:paragraph-properties fo:line-height="100%" fo:margin-left="0in" fo:margin-right="0in">
        <style:tab-stops/>
      </style:paragraph-properties>
      <style:text-properties style:font-name="New York" style:font-name-complex="New York" fo:color="#00B050" fo:letter-spacing="0.0069in"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En-tête" style:family="paragraph">
      <style:paragraph-properties fo:text-align="end"/>
    </style:style>
  </office:automatic-styles>
  <office:master-styles>
    <style:master-page style:name="MP0" style:page-layout-name="PL0">
      <style:header>
        <text:p text:style-name="P2"><text:page-number text:fixed="false">53</text:page-numb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mercure de france année 1910</dc:title>
    <meta:initial-creator>DAVIDE</meta:initial-creator>
    <dc:creator>Frédéric Glorieux</dc:creator>
    <meta:creation-date>2015-01-23T15:04:00Z</meta:creation-date>
    <dc:date>2015-01-23T15:23:00Z</dc:date>
    <meta:template xlink:href="Normal.dotm" xlink:type="simple"/>
    <meta:editing-cycles>3</meta:editing-cycles>
    <meta:editing-duration>PT1140S</meta:editing-duration>
    <meta:document-statistic meta:page-count="53" meta:paragraph-count="207" meta:word-count="15994" meta:character-count="103755" meta:row-count="733" meta:non-whitespace-character-count="87968"/>
  </office:meta>
</office:document-meta>
</file>